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69.5mm"/>
    </style:style>
    <style:style style:name="co5" style:family="table-column">
      <style:table-column-properties fo:break-before="auto" style:column-width="57.63mm"/>
    </style:style>
    <style:style style:name="co6" style:family="table-column">
      <style:table-column-properties fo:break-before="auto" style:column-width="52.88mm"/>
    </style:style>
    <style:style style:name="co7" style:family="table-column">
      <style:table-column-properties fo:break-before="auto" style:column-width="57.98mm"/>
    </style:style>
    <style:style style:name="co8" style:family="table-column">
      <style:table-column-properties fo:break-before="auto" style:column-width="44.7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8.82mm"/>
    </style:style>
    <style:style style:name="co11" style:family="table-column">
      <style:table-column-properties fo:break-before="auto" style:column-width="25.75mm"/>
    </style:style>
    <style:style style:name="co12" style:family="table-column">
      <style:table-column-properties fo:break-before="auto" style:column-width="28.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7826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order-bottom="0.06pt solid #000000" fo:background-color="#ccff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6600"/>
    </style:style>
    <style:style style:name="ce14" style:family="table-cell" style:parent-style-name="Default">
      <style:table-cell-properties fo:background-color="#0000cc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00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aleurs Mesures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7"/>
        <table:table-column table:style-name="co5" table:default-cell-style-name="ce8"/>
        <table:table-column table:style-name="co6" table:default-cell-style-name="ce9"/>
        <table:table-column table:style-name="co7" table:default-cell-style-name="ce10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2"/>
        <table:table-column table:style-name="co9" table:default-cell-style-name="ce4"/>
        <table:table-column table:style-name="co10" table:default-cell-style-name="ce11"/>
        <table:table-column table:style-name="co9" table:default-cell-style-name="Default"/>
        <table:table-column table:style-name="co11" table:default-cell-style-name="Default"/>
        <table:table-column table:style-name="co9" table:number-columns-repeated="2" table:default-cell-style-name="ce13"/>
        <table:table-column table:style-name="co9" table:default-cell-style-name="Default"/>
        <table:table-column table:style-name="co12" table:default-cell-style-name="Default"/>
        <table:table-column table:style-name="co9" table:number-columns-repeated="2" table:default-cell-style-name="ce15"/>
        <table:table-row table:style-name="ro1">
          <table:table-cell table:style-name="ce1" office:value-type="string" calcext:value-type="string">
            <text:p>30sec</text:p>
          </table:table-cell>
          <table:table-cell table:style-name="ce1" office:value-type="string" calcext:value-type="string">
            <text:p>Battery</text:p>
          </table:table-cell>
          <table:table-cell office:value-type="string" calcext:value-type="string">
            <text:p>ADC</text:p>
          </table:table-cell>
          <table:table-cell table:style-name="ce1" office:value-type="string" calcext:value-type="string">
            <text:p>MotorPower 1400</text:p>
          </table:table-cell>
          <table:table-cell table:style-name="ce3" office:value-type="string" calcext:value-type="string">
            <text:p>Theorique</text:p>
          </table:table-cell>
          <table:table-cell table:style-name="ce3" office:value-type="string" calcext:value-type="string">
            <text:p>Pourcentage Battery</text:p>
          </table:table-cell>
          <table:table-cell table:style-name="ce3" office:value-type="string" calcext:value-type="string">
            <text:p>Correction</text:p>
          </table:table-cell>
          <table:table-cell table:style-name="ce3" office:value-type="string" calcext:value-type="string">
            <text:p>Correction Theorique</text:p>
          </table:table-cell>
          <table:table-cell table:number-columns-repeated="3"/>
          <table:table-cell table:style-name="ce1" office:value-type="string" calcext:value-type="string">
            <text:p>15sec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MotorPower 1900</text:p>
          </table:table-cell>
          <table:table-cell/>
          <table:table-cell table:style-name="ce3" office:value-type="string" calcext:value-type="string">
            <text:p>Function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3" office:value-type="string" calcext:value-type="string">
            <text:p>Function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3" calcext:value-type="float">
            <text:p>12,03</text:p>
          </table:table-cell>
          <table:table-cell table:formula="of:=[.B2]*100" office:value-type="float" office:value="1203" calcext:value-type="float">
            <text:p>1203</text:p>
          </table:table-cell>
          <table:table-cell office:value-type="float" office:value="243" calcext:value-type="float">
            <text:p>243</text:p>
          </table:table-cell>
          <table:table-cell table:formula="of:=SUM([.B2]*[.Q2])+[.R2]" office:value-type="float" office:value="245.9" calcext:value-type="float">
            <text:p>245,9</text:p>
          </table:table-cell>
          <table:table-cell table:formula="of:=SUM([.B2]*[.U2])+[.V2]" office:value-type="float" office:value="100.3855" calcext:value-type="float">
            <text:p>100,3855</text:p>
          </table:table-cell>
          <table:table-cell table:formula="of:=SUM([.D2]+((100-[.F2])*[.D2]/100))" office:value-type="float" office:value="242.063235" calcext:value-type="float">
            <text:p>242,063235</text:p>
          </table:table-cell>
          <table:table-cell table:formula="of:=SUM([.E2]+((100-[.F2])*[.E2]/100))" office:value-type="float" office:value="244.9520555" calcext:value-type="float">
            <text:p>244,95205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.81" calcext:value-type="float">
            <text:p>11,81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3" office:value-type="string" calcext:value-type="string">
            <text:p>POWER</text:p>
          </table:table-cell>
          <table:table-cell office:value-type="float" office:value="30" calcext:value-type="float">
            <text:p>30</text:p>
          </table:table-cell>
          <table:table-cell office:value-type="float" office:value="-115" calcext:value-type="float">
            <text:p>-115</text:p>
          </table:table-cell>
          <table:table-cell/>
          <table:table-cell table:style-name="ce3" office:value-type="string" calcext:value-type="string">
            <text:p>BATTERY</text:p>
          </table:table-cell>
          <table:table-cell office:value-type="float" office:value="12.85" calcext:value-type="float">
            <text:p>12,85</text:p>
          </table:table-cell>
          <table:table-cell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B3]*100" office:value-type="float" office:value="1200" calcext:value-type="float">
            <text:p>1200</text:p>
          </table:table-cell>
          <table:table-cell office:value-type="float" office:value="242" calcext:value-type="float">
            <text:p>242</text:p>
          </table:table-cell>
          <table:table-cell table:formula="of:=SUM([.B3]*[.Q2])+[.R2]" office:value-type="float" office:value="245" calcext:value-type="float">
            <text:p>245</text:p>
          </table:table-cell>
          <table:table-cell table:formula="of:=SUM([.B3]*[.U3])+[.V3]" office:value-type="float" office:value="100" calcext:value-type="float">
            <text:p>100</text:p>
          </table:table-cell>
          <table:table-cell table:formula="of:=SUM([.D3]+((100-[.F3])*[.D3]/100))" office:value-type="float" office:value="242" calcext:value-type="float">
            <text:p>242</text:p>
          </table:table-cell>
          <table:table-cell table:formula="of:=SUM([.E3]+((100-[.F3])*[.E3]/100))" office:value-type="float" office:value="245" calcext:value-type="float">
            <text:p>2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.75" calcext:value-type="float">
            <text:p>11,75</text:p>
          </table:table-cell>
          <table:table-cell office:value-type="float" office:value="734" calcext:value-type="float">
            <text:p>734</text:p>
          </table:table-cell>
          <table:table-cell/>
          <table:table-cell table:style-name="ce3"/>
          <table:table-cell table:formula="of:=[.Q2]" office:value-type="float" office:value="30" calcext:value-type="float">
            <text:p>30</text:p>
          </table:table-cell>
          <table:table-cell table:formula="of:=[.R2]" office:value-type="float" office:value="-115" calcext:value-type="float">
            <text:p>-115</text:p>
          </table:table-cell>
          <table:table-cell/>
          <table:table-cell table:style-name="ce3"/>
          <table:table-cell table:formula="of:=[.U2]" office:value-type="float" office:value="12.85" calcext:value-type="float">
            <text:p>12,85</text:p>
          </table:table-cell>
          <table:table-cell table:formula="of:=[.V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8" calcext:value-type="float">
            <text:p>11,98</text:p>
          </table:table-cell>
          <table:table-cell table:formula="of:=[.B4]*100" office:value-type="float" office:value="1198" calcext:value-type="float">
            <text:p>1198</text:p>
          </table:table-cell>
          <table:table-cell office:value-type="float" office:value="240" calcext:value-type="float">
            <text:p>240</text:p>
          </table:table-cell>
          <table:table-cell table:formula="of:=SUM([.B4]*[.Q2])+[.R2]" office:value-type="float" office:value="244.4" calcext:value-type="float">
            <text:p>244,4</text:p>
          </table:table-cell>
          <table:table-cell table:formula="of:=SUM([.B4]*[.U4])+[.V4]" office:value-type="float" office:value="99.743" calcext:value-type="float">
            <text:p>99,743</text:p>
          </table:table-cell>
          <table:table-cell table:formula="of:=SUM([.D4]+((100-[.F4])*[.D4]/100))" office:value-type="float" office:value="240.6168" calcext:value-type="float">
            <text:p>240,6168</text:p>
          </table:table-cell>
          <table:table-cell table:formula="of:=SUM([.E4]+((100-[.F4])*[.E4]/100))" office:value-type="float" office:value="245.028108" calcext:value-type="float">
            <text:p>245,0281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.71" calcext:value-type="float">
            <text:p>11,71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table:formula="of:=[.Q2]" office:value-type="float" office:value="30" calcext:value-type="float">
            <text:p>30</text:p>
          </table:table-cell>
          <table:table-cell table:formula="of:=[.R2]" office:value-type="float" office:value="-115" calcext:value-type="float">
            <text:p>-115</text:p>
          </table:table-cell>
          <table:table-cell/>
          <table:table-cell table:style-name="ce3"/>
          <table:table-cell table:formula="of:=[.U3]" office:value-type="float" office:value="12.85" calcext:value-type="float">
            <text:p>12,85</text:p>
          </table:table-cell>
          <table:table-cell table:formula="of:=[.V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95" calcext:value-type="float">
            <text:p>11,95</text:p>
          </table:table-cell>
          <table:table-cell table:formula="of:=[.B5]*100" office:value-type="float" office:value="1195" calcext:value-type="float">
            <text:p>1195</text:p>
          </table:table-cell>
          <table:table-cell office:value-type="float" office:value="240" calcext:value-type="float">
            <text:p>240</text:p>
          </table:table-cell>
          <table:table-cell table:formula="of:=SUM([.B5]*[.Q2])+[.R2]" office:value-type="float" office:value="243.5" calcext:value-type="float">
            <text:p>243,5</text:p>
          </table:table-cell>
          <table:table-cell table:formula="of:=SUM([.B5]*[.U5])+[.V5]" office:value-type="float" office:value="99.3575" calcext:value-type="float">
            <text:p>99,3575</text:p>
          </table:table-cell>
          <table:table-cell table:formula="of:=SUM([.D5]+((100-[.F5])*[.D5]/100))" office:value-type="float" office:value="241.542" calcext:value-type="float">
            <text:p>241,542</text:p>
          </table:table-cell>
          <table:table-cell table:formula="of:=SUM([.E5]+((100-[.F5])*[.E5]/100))" office:value-type="float" office:value="245.0644875" calcext:value-type="float">
            <text:p>245,064487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.67" calcext:value-type="float">
            <text:p>11,67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table:formula="of:=[.Q4]" office:value-type="float" office:value="30" calcext:value-type="float">
            <text:p>30</text:p>
          </table:table-cell>
          <table:table-cell table:formula="of:=[.R4]" office:value-type="float" office:value="-115" calcext:value-type="float">
            <text:p>-115</text:p>
          </table:table-cell>
          <table:table-cell table:number-columns-repeated="2"/>
          <table:table-cell table:formula="of:=[.U4]" office:value-type="float" office:value="12.85" calcext:value-type="float">
            <text:p>12,85</text:p>
          </table:table-cell>
          <table:table-cell table:formula="of:=[.V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2" calcext:value-type="float">
            <text:p>11,92</text:p>
          </table:table-cell>
          <table:table-cell table:formula="of:=[.B6]*100" office:value-type="float" office:value="1192" calcext:value-type="float">
            <text:p>1192</text:p>
          </table:table-cell>
          <table:table-cell office:value-type="float" office:value="240" calcext:value-type="float">
            <text:p>240</text:p>
          </table:table-cell>
          <table:table-cell table:formula="of:=SUM([.B6]*[.Q2])+[.R2]" office:value-type="float" office:value="242.6" calcext:value-type="float">
            <text:p>242,6</text:p>
          </table:table-cell>
          <table:table-cell table:formula="of:=SUM([.B6]*[.U6])+[.V6]" office:value-type="float" office:value="98.972" calcext:value-type="float">
            <text:p>98,972</text:p>
          </table:table-cell>
          <table:table-cell table:formula="of:=SUM([.D6]+((100-[.F6])*[.D6]/100))" office:value-type="float" office:value="242.4672" calcext:value-type="float">
            <text:p>242,4672</text:p>
          </table:table-cell>
          <table:table-cell table:formula="of:=SUM([.E6]+((100-[.F6])*[.E6]/100))" office:value-type="float" office:value="245.093928" calcext:value-type="float">
            <text:p>245,0939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.62" calcext:value-type="float">
            <text:p>11,62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[.Q4]" office:value-type="float" office:value="30" calcext:value-type="float">
            <text:p>30</text:p>
          </table:table-cell>
          <table:table-cell table:formula="of:=[.R4]" office:value-type="float" office:value="-115" calcext:value-type="float">
            <text:p>-115</text:p>
          </table:table-cell>
          <table:table-cell table:number-columns-repeated="2"/>
          <table:table-cell table:formula="of:=[.U5]" office:value-type="float" office:value="12.85" calcext:value-type="float">
            <text:p>12,85</text:p>
          </table:table-cell>
          <table:table-cell table:formula="of:=[.V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88" calcext:value-type="float">
            <text:p>11,88</text:p>
          </table:table-cell>
          <table:table-cell table:formula="of:=[.B7]*100" office:value-type="float" office:value="1188" calcext:value-type="float">
            <text:p>1188</text:p>
          </table:table-cell>
          <table:table-cell office:value-type="float" office:value="236" calcext:value-type="float">
            <text:p>236</text:p>
          </table:table-cell>
          <table:table-cell table:formula="of:=SUM([.B7]*[.Q2])+[.R2]" office:value-type="float" office:value="241.4" calcext:value-type="float">
            <text:p>241,4</text:p>
          </table:table-cell>
          <table:table-cell table:formula="of:=SUM([.B7]*[.U7])+[.V7]" office:value-type="float" office:value="98.458" calcext:value-type="float">
            <text:p>98,458</text:p>
          </table:table-cell>
          <table:table-cell table:formula="of:=SUM([.D7]+((100-[.F7])*[.D7]/100))" office:value-type="float" office:value="239.63912" calcext:value-type="float">
            <text:p>239,63912</text:p>
          </table:table-cell>
          <table:table-cell table:formula="of:=SUM([.E7]+((100-[.F7])*[.E7]/100))" office:value-type="float" office:value="245.122388" calcext:value-type="float">
            <text:p>245,12238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.59" calcext:value-type="float">
            <text:p>11,59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table:formula="of:=[.Q6]" office:value-type="float" office:value="30" calcext:value-type="float">
            <text:p>30</text:p>
          </table:table-cell>
          <table:table-cell table:formula="of:=[.R6]" office:value-type="float" office:value="-115" calcext:value-type="float">
            <text:p>-115</text:p>
          </table:table-cell>
          <table:table-cell table:number-columns-repeated="2"/>
          <table:table-cell table:formula="of:=[.U6]" office:value-type="float" office:value="12.85" calcext:value-type="float">
            <text:p>12,85</text:p>
          </table:table-cell>
          <table:table-cell table:formula="of:=[.V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85" calcext:value-type="float">
            <text:p>11,85</text:p>
          </table:table-cell>
          <table:table-cell table:formula="of:=[.B8]*100" office:value-type="float" office:value="1185" calcext:value-type="float">
            <text:p>1185</text:p>
          </table:table-cell>
          <table:table-cell office:value-type="float" office:value="237" calcext:value-type="float">
            <text:p>237</text:p>
          </table:table-cell>
          <table:table-cell table:formula="of:=SUM([.B8]*[.Q2])+[.R2]" office:value-type="float" office:value="240.5" calcext:value-type="float">
            <text:p>240,5</text:p>
          </table:table-cell>
          <table:table-cell table:formula="of:=SUM([.B8]*[.U8])+[.V8]" office:value-type="float" office:value="98.0725" calcext:value-type="float">
            <text:p>98,0725</text:p>
          </table:table-cell>
          <table:table-cell table:formula="of:=SUM([.D8]+((100-[.F8])*[.D8]/100))" office:value-type="float" office:value="241.568175" calcext:value-type="float">
            <text:p>241,568175</text:p>
          </table:table-cell>
          <table:table-cell table:formula="of:=SUM([.E8]+((100-[.F8])*[.E8]/100))" office:value-type="float" office:value="245.1356375" calcext:value-type="float">
            <text:p>245,13563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.56" calcext:value-type="float">
            <text:p>11,56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table:formula="of:=[.Q6]" office:value-type="float" office:value="30" calcext:value-type="float">
            <text:p>30</text:p>
          </table:table-cell>
          <table:table-cell table:formula="of:=[.R6]" office:value-type="float" office:value="-115" calcext:value-type="float">
            <text:p>-115</text:p>
          </table:table-cell>
          <table:table-cell table:number-columns-repeated="2"/>
          <table:table-cell table:formula="of:=[.U7]" office:value-type="float" office:value="12.85" calcext:value-type="float">
            <text:p>12,85</text:p>
          </table:table-cell>
          <table:table-cell table:formula="of:=[.V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82" calcext:value-type="float">
            <text:p>11,82</text:p>
          </table:table-cell>
          <table:table-cell table:formula="of:=[.B9]*100" office:value-type="float" office:value="1182" calcext:value-type="float">
            <text:p>1182</text:p>
          </table:table-cell>
          <table:table-cell office:value-type="float" office:value="234" calcext:value-type="float">
            <text:p>234</text:p>
          </table:table-cell>
          <table:table-cell table:formula="of:=SUM([.B9]*[.Q9])+[.R9]" office:value-type="float" office:value="239.6" calcext:value-type="float">
            <text:p>239,6</text:p>
          </table:table-cell>
          <table:table-cell table:formula="of:=SUM([.B9]*[.U9])+[.V9]" office:value-type="float" office:value="97.687" calcext:value-type="float">
            <text:p>97,687</text:p>
          </table:table-cell>
          <table:table-cell table:formula="of:=SUM([.D9]+((100-[.F9])*[.D9]/100))" office:value-type="float" office:value="239.41242" calcext:value-type="float">
            <text:p>239,41242</text:p>
          </table:table-cell>
          <table:table-cell table:formula="of:=SUM([.E9]+((100-[.F9])*[.E9]/100))" office:value-type="float" office:value="245.141948" calcext:value-type="float">
            <text:p>245,14194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.53" calcext:value-type="float">
            <text:p>11,53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table:formula="of:=[.Q8]" office:value-type="float" office:value="30" calcext:value-type="float">
            <text:p>30</text:p>
          </table:table-cell>
          <table:table-cell table:formula="of:=[.R8]" office:value-type="float" office:value="-115" calcext:value-type="float">
            <text:p>-115</text:p>
          </table:table-cell>
          <table:table-cell table:number-columns-repeated="2"/>
          <table:table-cell table:formula="of:=[.U8]" office:value-type="float" office:value="12.85" calcext:value-type="float">
            <text:p>12,85</text:p>
          </table:table-cell>
          <table:table-cell table:formula="of:=[.V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77" calcext:value-type="float">
            <text:p>11,77</text:p>
          </table:table-cell>
          <table:table-cell table:formula="of:=[.B10]*100" office:value-type="float" office:value="1177" calcext:value-type="float">
            <text:p>1177</text:p>
          </table:table-cell>
          <table:table-cell office:value-type="float" office:value="235" calcext:value-type="float">
            <text:p>235</text:p>
          </table:table-cell>
          <table:table-cell table:formula="of:=SUM([.B10]*[.Q9])+[.R9]" office:value-type="float" office:value="238.1" calcext:value-type="float">
            <text:p>238,1</text:p>
          </table:table-cell>
          <table:table-cell table:formula="of:=SUM([.B10]*[.U10])+[.V10]" office:value-type="float" office:value="97.0445" calcext:value-type="float">
            <text:p>97,0445</text:p>
          </table:table-cell>
          <table:table-cell table:formula="of:=SUM([.D10]+((100-[.F10])*[.D10]/100))" office:value-type="float" office:value="241.945425" calcext:value-type="float">
            <text:p>241,945425</text:p>
          </table:table-cell>
          <table:table-cell table:formula="of:=SUM([.E10]+((100-[.F10])*[.E10]/100))" office:value-type="float" office:value="245.1370455" calcext:value-type="float">
            <text:p>245,137045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,5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table:formula="of:=[.Q8]" office:value-type="float" office:value="30" calcext:value-type="float">
            <text:p>30</text:p>
          </table:table-cell>
          <table:table-cell table:formula="of:=[.R8]" office:value-type="float" office:value="-115" calcext:value-type="float">
            <text:p>-115</text:p>
          </table:table-cell>
          <table:table-cell table:number-columns-repeated="2"/>
          <table:table-cell table:formula="of:=[.U9]" office:value-type="float" office:value="12.85" calcext:value-type="float">
            <text:p>12,85</text:p>
          </table:table-cell>
          <table:table-cell table:formula="of:=[.V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75" calcext:value-type="float">
            <text:p>11,75</text:p>
          </table:table-cell>
          <table:table-cell table:formula="of:=[.B11]*100" office:value-type="float" office:value="1175" calcext:value-type="float">
            <text:p>1175</text:p>
          </table:table-cell>
          <table:table-cell office:value-type="float" office:value="234" calcext:value-type="float">
            <text:p>234</text:p>
          </table:table-cell>
          <table:table-cell table:formula="of:=SUM([.B11]*[.Q9])+[.R9]" office:value-type="float" office:value="237.5" calcext:value-type="float">
            <text:p>237,5</text:p>
          </table:table-cell>
          <table:table-cell table:formula="of:=SUM([.B11]*[.U11])+[.V11]" office:value-type="float" office:value="96.7875" calcext:value-type="float">
            <text:p>96,7875</text:p>
          </table:table-cell>
          <table:table-cell table:formula="of:=SUM([.D11]+((100-[.F11])*[.D11]/100))" office:value-type="float" office:value="241.51725" calcext:value-type="float">
            <text:p>241,51725</text:p>
          </table:table-cell>
          <table:table-cell table:formula="of:=SUM([.E11]+((100-[.F11])*[.E11]/100))" office:value-type="float" office:value="245.1296875" calcext:value-type="float">
            <text:p>245,129687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.46" calcext:value-type="float">
            <text:p>11,46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table:formula="of:=[.Q10]" office:value-type="float" office:value="30" calcext:value-type="float">
            <text:p>30</text:p>
          </table:table-cell>
          <table:table-cell table:formula="of:=[.R10]" office:value-type="float" office:value="-115" calcext:value-type="float">
            <text:p>-115</text:p>
          </table:table-cell>
          <table:table-cell table:number-columns-repeated="2"/>
          <table:table-cell table:formula="of:=[.U10]" office:value-type="float" office:value="12.85" calcext:value-type="float">
            <text:p>12,85</text:p>
          </table:table-cell>
          <table:table-cell table:formula="of:=[.V1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73" calcext:value-type="float">
            <text:p>11,73</text:p>
          </table:table-cell>
          <table:table-cell table:formula="of:=[.B12]*100" office:value-type="float" office:value="1173" calcext:value-type="float">
            <text:p>1173</text:p>
          </table:table-cell>
          <table:table-cell office:value-type="float" office:value="232" calcext:value-type="float">
            <text:p>232</text:p>
          </table:table-cell>
          <table:table-cell table:formula="of:=SUM([.B12]*[.Q9])+[.R9]" office:value-type="float" office:value="236.9" calcext:value-type="float">
            <text:p>236,9</text:p>
          </table:table-cell>
          <table:table-cell table:formula="of:=SUM([.B12]*[.U12])+[.V12]" office:value-type="float" office:value="96.5305" calcext:value-type="float">
            <text:p>96,5305</text:p>
          </table:table-cell>
          <table:table-cell table:formula="of:=SUM([.D12]+((100-[.F12])*[.D12]/100))" office:value-type="float" office:value="240.04924" calcext:value-type="float">
            <text:p>240,04924</text:p>
          </table:table-cell>
          <table:table-cell table:formula="of:=SUM([.E12]+((100-[.F12])*[.E12]/100))" office:value-type="float" office:value="245.1192455" calcext:value-type="float">
            <text:p>245,119245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,4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table:formula="of:=[.Q11]" office:value-type="float" office:value="30" calcext:value-type="float">
            <text:p>30</text:p>
          </table:table-cell>
          <table:table-cell table:formula="of:=[.R11]" office:value-type="float" office:value="-115" calcext:value-type="float">
            <text:p>-115</text:p>
          </table:table-cell>
          <table:table-cell table:number-columns-repeated="2"/>
          <table:table-cell table:formula="of:=[.U11]" office:value-type="float" office:value="12.85" calcext:value-type="float">
            <text:p>12,85</text:p>
          </table:table-cell>
          <table:table-cell table:formula="of:=[.V1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,7</text:p>
          </table:table-cell>
          <table:table-cell table:formula="of:=[.B13]*100" office:value-type="float" office:value="1170" calcext:value-type="float">
            <text:p>1170</text:p>
          </table:table-cell>
          <table:table-cell office:value-type="float" office:value="232" calcext:value-type="float">
            <text:p>232</text:p>
          </table:table-cell>
          <table:table-cell table:formula="of:=SUM([.B13]*[.Q9])+[.R9]" office:value-type="float" office:value="236" calcext:value-type="float">
            <text:p>236</text:p>
          </table:table-cell>
          <table:table-cell table:formula="of:=SUM([.B13]*[.U13])+[.V13]" office:value-type="float" office:value="96.145" calcext:value-type="float">
            <text:p>96,145</text:p>
          </table:table-cell>
          <table:table-cell table:formula="of:=SUM([.D13]+SUM((100-[.F13])*[.D13]/100))" office:value-type="float" office:value="240.9436" calcext:value-type="float">
            <text:p>240,9436</text:p>
          </table:table-cell>
          <table:table-cell table:formula="of:=SUM([.E13]+((100-[.F13])*[.E13]/100))" office:value-type="float" office:value="245.0978" calcext:value-type="float">
            <text:p>245,097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.35" calcext:value-type="float">
            <text:p>11,35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table:formula="of:=[.Q11]" office:value-type="float" office:value="30" calcext:value-type="float">
            <text:p>30</text:p>
          </table:table-cell>
          <table:table-cell table:formula="of:=[.R11]" office:value-type="float" office:value="-115" calcext:value-type="float">
            <text:p>-115</text:p>
          </table:table-cell>
          <table:table-cell table:number-columns-repeated="2"/>
          <table:table-cell table:formula="of:=[.U12]" office:value-type="float" office:value="12.85" calcext:value-type="float">
            <text:p>12,85</text:p>
          </table:table-cell>
          <table:table-cell table:formula="of:=[.V1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67" calcext:value-type="float">
            <text:p>11,67</text:p>
          </table:table-cell>
          <table:table-cell table:formula="of:=[.B14]*100" office:value-type="float" office:value="1167" calcext:value-type="float">
            <text:p>1167</text:p>
          </table:table-cell>
          <table:table-cell office:value-type="float" office:value="232" calcext:value-type="float">
            <text:p>232</text:p>
          </table:table-cell>
          <table:table-cell table:formula="of:=SUM([.B14]*[.Q9])+[.R9]" office:value-type="float" office:value="235.1" calcext:value-type="float">
            <text:p>235,1</text:p>
          </table:table-cell>
          <table:table-cell table:formula="of:=SUM([.B14]*[.U14])+[.V14]" office:value-type="float" office:value="95.7595" calcext:value-type="float">
            <text:p>95,7595</text:p>
          </table:table-cell>
          <table:table-cell table:formula="of:=SUM([.D14]+SUM((100-[.F14])*[.D14]/100))" office:value-type="float" office:value="241.83796" calcext:value-type="float">
            <text:p>241,83796</text:p>
          </table:table-cell>
          <table:table-cell table:formula="of:=SUM([.E14]+((100-[.F14])*[.E14]/100))" office:value-type="float" office:value="245.0694155" calcext:value-type="float">
            <text:p>245,069415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.32" calcext:value-type="float">
            <text:p>11,32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table:formula="of:=[.Q13]" office:value-type="float" office:value="30" calcext:value-type="float">
            <text:p>30</text:p>
          </table:table-cell>
          <table:table-cell table:formula="of:=[.R13]" office:value-type="float" office:value="-115" calcext:value-type="float">
            <text:p>-115</text:p>
          </table:table-cell>
          <table:table-cell table:number-columns-repeated="2"/>
          <table:table-cell table:formula="of:=[.U13]" office:value-type="float" office:value="12.85" calcext:value-type="float">
            <text:p>12,85</text:p>
          </table:table-cell>
          <table:table-cell table:formula="of:=[.V1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65" calcext:value-type="float">
            <text:p>11,65</text:p>
          </table:table-cell>
          <table:table-cell table:formula="of:=[.B15]*100" office:value-type="float" office:value="1165" calcext:value-type="float">
            <text:p>1165</text:p>
          </table:table-cell>
          <table:table-cell office:value-type="float" office:value="231" calcext:value-type="float">
            <text:p>231</text:p>
          </table:table-cell>
          <table:table-cell table:formula="of:=SUM([.B15]*[.Q9])+[.R9]" office:value-type="float" office:value="234.5" calcext:value-type="float">
            <text:p>234,5</text:p>
          </table:table-cell>
          <table:table-cell table:formula="of:=SUM([.B15]*[.U15])+[.V15]" office:value-type="float" office:value="95.5025" calcext:value-type="float">
            <text:p>95,5025</text:p>
          </table:table-cell>
          <table:table-cell table:formula="of:=SUM([.D15]+SUM((100-[.F15])*[.D15]/100))" office:value-type="float" office:value="241.389225" calcext:value-type="float">
            <text:p>241,389225</text:p>
          </table:table-cell>
          <table:table-cell table:formula="of:=SUM([.E15]+((100-[.F15])*[.E15]/100))" office:value-type="float" office:value="245.0466375" calcext:value-type="float">
            <text:p>245,046637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.28" calcext:value-type="float">
            <text:p>11,28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table:formula="of:=[.Q13]" office:value-type="float" office:value="30" calcext:value-type="float">
            <text:p>30</text:p>
          </table:table-cell>
          <table:table-cell table:formula="of:=[.R13]" office:value-type="float" office:value="-115" calcext:value-type="float">
            <text:p>-115</text:p>
          </table:table-cell>
          <table:table-cell table:number-columns-repeated="2"/>
          <table:table-cell table:formula="of:=[.U14]" office:value-type="float" office:value="12.85" calcext:value-type="float">
            <text:p>12,85</text:p>
          </table:table-cell>
          <table:table-cell table:formula="of:=[.V1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63" calcext:value-type="float">
            <text:p>11,63</text:p>
          </table:table-cell>
          <table:table-cell table:formula="of:=[.B16]*100" office:value-type="float" office:value="1163" calcext:value-type="float">
            <text:p>1163</text:p>
          </table:table-cell>
          <table:table-cell office:value-type="float" office:value="229" calcext:value-type="float">
            <text:p>229</text:p>
          </table:table-cell>
          <table:table-cell table:formula="of:=SUM([.B16]*[.Q16])+[.R16]" office:value-type="float" office:value="233.9" calcext:value-type="float">
            <text:p>233,9</text:p>
          </table:table-cell>
          <table:table-cell table:formula="of:=SUM([.B16]*[.U16])+[.V16]" office:value-type="float" office:value="95.2455" calcext:value-type="float">
            <text:p>95,2455</text:p>
          </table:table-cell>
          <table:table-cell table:formula="of:=SUM([.D16]+SUM((100-[.F16])*[.D16]/100))" office:value-type="float" office:value="239.887805" calcext:value-type="float">
            <text:p>239,887805</text:p>
          </table:table-cell>
          <table:table-cell table:formula="of:=SUM([.E16]+((100-[.F16])*[.E16]/100))" office:value-type="float" office:value="245.0207755" calcext:value-type="float">
            <text:p>245,020775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.25" calcext:value-type="float">
            <text:p>11,25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formula="of:=[.Q15]" office:value-type="float" office:value="30" calcext:value-type="float">
            <text:p>30</text:p>
          </table:table-cell>
          <table:table-cell table:formula="of:=[.R15]" office:value-type="float" office:value="-115" calcext:value-type="float">
            <text:p>-115</text:p>
          </table:table-cell>
          <table:table-cell table:number-columns-repeated="2"/>
          <table:table-cell table:formula="of:=[.U15]" office:value-type="float" office:value="12.85" calcext:value-type="float">
            <text:p>12,85</text:p>
          </table:table-cell>
          <table:table-cell table:formula="of:=[.V1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62" calcext:value-type="float">
            <text:p>11,62</text:p>
          </table:table-cell>
          <table:table-cell table:formula="of:=[.B17]*100" office:value-type="float" office:value="1162" calcext:value-type="float">
            <text:p>1162</text:p>
          </table:table-cell>
          <table:table-cell office:value-type="float" office:value="230" calcext:value-type="float">
            <text:p>230</text:p>
          </table:table-cell>
          <table:table-cell table:formula="of:=SUM([.B17]*[.Q16])+[.R16]" office:value-type="float" office:value="233.6" calcext:value-type="float">
            <text:p>233,6</text:p>
          </table:table-cell>
          <table:table-cell table:formula="of:=SUM([.B17]*[.U17])+[.V17]" office:value-type="float" office:value="95.117" calcext:value-type="float">
            <text:p>95,117</text:p>
          </table:table-cell>
          <table:table-cell table:formula="of:=SUM([.D17]+SUM((100-[.F17])*[.D17]/100))" office:value-type="float" office:value="241.2309" calcext:value-type="float">
            <text:p>241,2309</text:p>
          </table:table-cell>
          <table:table-cell table:formula="of:=SUM([.E17]+((100-[.F17])*[.E17]/100))" office:value-type="float" office:value="245.006688" calcext:value-type="float">
            <text:p>245,00668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.21" calcext:value-type="float">
            <text:p>11,2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formula="of:=[.Q15]" office:value-type="float" office:value="30" calcext:value-type="float">
            <text:p>30</text:p>
          </table:table-cell>
          <table:table-cell table:formula="of:=[.R15]" office:value-type="float" office:value="-115" calcext:value-type="float">
            <text:p>-115</text:p>
          </table:table-cell>
          <table:table-cell table:number-columns-repeated="2"/>
          <table:table-cell table:formula="of:=[.U16]" office:value-type="float" office:value="12.85" calcext:value-type="float">
            <text:p>12,85</text:p>
          </table:table-cell>
          <table:table-cell table:formula="of:=[.V1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59" calcext:value-type="float">
            <text:p>11,59</text:p>
          </table:table-cell>
          <table:table-cell table:formula="of:=[.B18]*100" office:value-type="float" office:value="1159" calcext:value-type="float">
            <text:p>1159</text:p>
          </table:table-cell>
          <table:table-cell office:value-type="float" office:value="229" calcext:value-type="float">
            <text:p>229</text:p>
          </table:table-cell>
          <table:table-cell table:formula="of:=SUM([.B18]*[.Q16])+[.R16]" office:value-type="float" office:value="232.7" calcext:value-type="float">
            <text:p>232,7</text:p>
          </table:table-cell>
          <table:table-cell table:formula="of:=SUM([.B18]*[.U18])+[.V18]" office:value-type="float" office:value="94.7315" calcext:value-type="float">
            <text:p>94,7315</text:p>
          </table:table-cell>
          <table:table-cell table:formula="of:=SUM([.D18]+SUM((100-[.F18])*[.D18]/100))" office:value-type="float" office:value="241.064865" calcext:value-type="float">
            <text:p>241,064865</text:p>
          </table:table-cell>
          <table:table-cell table:formula="of:=SUM([.E18]+((100-[.F18])*[.E18]/100))" office:value-type="float" office:value="244.9597995" calcext:value-type="float">
            <text:p>244,959799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formula="of:=[.Q17]" office:value-type="float" office:value="30" calcext:value-type="float">
            <text:p>30</text:p>
          </table:table-cell>
          <table:table-cell table:formula="of:=[.R17]" office:value-type="float" office:value="-115" calcext:value-type="float">
            <text:p>-115</text:p>
          </table:table-cell>
          <table:table-cell table:number-columns-repeated="2"/>
          <table:table-cell table:formula="of:=[.U17]" office:value-type="float" office:value="12.85" calcext:value-type="float">
            <text:p>12,85</text:p>
          </table:table-cell>
          <table:table-cell table:formula="of:=[.V1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58" calcext:value-type="float">
            <text:p>11,58</text:p>
          </table:table-cell>
          <table:table-cell table:formula="of:=[.B19]*100" office:value-type="float" office:value="1158" calcext:value-type="float">
            <text:p>1158</text:p>
          </table:table-cell>
          <table:table-cell office:value-type="float" office:value="229" calcext:value-type="float">
            <text:p>229</text:p>
          </table:table-cell>
          <table:table-cell table:formula="of:=SUM([.B19]*[.Q16])+[.R16]" office:value-type="float" office:value="232.4" calcext:value-type="float">
            <text:p>232,4</text:p>
          </table:table-cell>
          <table:table-cell table:formula="of:=SUM([.B19]*[.U19])+[.V19]" office:value-type="float" office:value="94.603" calcext:value-type="float">
            <text:p>94,603</text:p>
          </table:table-cell>
          <table:table-cell table:formula="of:=SUM([.D19]+SUM((100-[.F19])*[.D19]/100))" office:value-type="float" office:value="241.35913" calcext:value-type="float">
            <text:p>241,35913</text:p>
          </table:table-cell>
          <table:table-cell table:formula="of:=SUM([.E19]+((100-[.F19])*[.E19]/100))" office:value-type="float" office:value="244.942628" calcext:value-type="float">
            <text:p>244,94262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.17" calcext:value-type="float">
            <text:p>11,17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table:formula="of:=[.Q17]" office:value-type="float" office:value="30" calcext:value-type="float">
            <text:p>30</text:p>
          </table:table-cell>
          <table:table-cell table:formula="of:=[.R17]" office:value-type="float" office:value="-115" calcext:value-type="float">
            <text:p>-115</text:p>
          </table:table-cell>
          <table:table-cell table:number-columns-repeated="2"/>
          <table:table-cell table:formula="of:=[.U18]" office:value-type="float" office:value="12.85" calcext:value-type="float">
            <text:p>12,85</text:p>
          </table:table-cell>
          <table:table-cell table:formula="of:=[.V1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56" calcext:value-type="float">
            <text:p>11,56</text:p>
          </table:table-cell>
          <table:table-cell table:formula="of:=[.B20]*100" office:value-type="float" office:value="1156" calcext:value-type="float">
            <text:p>1156</text:p>
          </table:table-cell>
          <table:table-cell office:value-type="float" office:value="229" calcext:value-type="float">
            <text:p>229</text:p>
          </table:table-cell>
          <table:table-cell table:formula="of:=SUM([.B20]*[.Q16])+[.R16]" office:value-type="float" office:value="231.8" calcext:value-type="float">
            <text:p>231,8</text:p>
          </table:table-cell>
          <table:table-cell table:formula="of:=SUM([.B20]*[.U20])+[.V20]" office:value-type="float" office:value="94.346" calcext:value-type="float">
            <text:p>94,346</text:p>
          </table:table-cell>
          <table:table-cell table:formula="of:=SUM([.D20]+SUM((100-[.F20])*[.D20]/100))" office:value-type="float" office:value="241.94766" calcext:value-type="float">
            <text:p>241,94766</text:p>
          </table:table-cell>
          <table:table-cell table:formula="of:=SUM([.E20]+((100-[.F20])*[.E20]/100))" office:value-type="float" office:value="244.905972" calcext:value-type="float">
            <text:p>244,90597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1.14" calcext:value-type="float">
            <text:p>11,14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table:formula="of:=[.Q19]" office:value-type="float" office:value="30" calcext:value-type="float">
            <text:p>30</text:p>
          </table:table-cell>
          <table:table-cell table:formula="of:=[.R19]" office:value-type="float" office:value="-115" calcext:value-type="float">
            <text:p>-115</text:p>
          </table:table-cell>
          <table:table-cell table:number-columns-repeated="2"/>
          <table:table-cell table:formula="of:=[.U19]" office:value-type="float" office:value="12.85" calcext:value-type="float">
            <text:p>12,85</text:p>
          </table:table-cell>
          <table:table-cell table:formula="of:=[.V1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55" calcext:value-type="float">
            <text:p>11,55</text:p>
          </table:table-cell>
          <table:table-cell table:formula="of:=[.B21]*100" office:value-type="float" office:value="1155" calcext:value-type="float">
            <text:p>1155</text:p>
          </table:table-cell>
          <table:table-cell office:value-type="float" office:value="230" calcext:value-type="float">
            <text:p>230</text:p>
          </table:table-cell>
          <table:table-cell table:formula="of:=SUM([.B21]*[.Q16])+[.R16]" office:value-type="float" office:value="231.5" calcext:value-type="float">
            <text:p>231,5</text:p>
          </table:table-cell>
          <table:table-cell table:formula="of:=SUM([.B21]*[.U21])+[.V21]" office:value-type="float" office:value="94.2175" calcext:value-type="float">
            <text:p>94,2175</text:p>
          </table:table-cell>
          <table:table-cell table:formula="of:=SUM([.D21]+SUM((100-[.F21])*[.D21]/100))" office:value-type="float" office:value="243.29975" calcext:value-type="float">
            <text:p>243,29975</text:p>
          </table:table-cell>
          <table:table-cell table:formula="of:=SUM([.E21]+((100-[.F21])*[.E21]/100))" office:value-type="float" office:value="244.8864875" calcext:value-type="float">
            <text:p>244,886487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.12" calcext:value-type="float">
            <text:p>11,12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table:formula="of:=[.Q20]" office:value-type="float" office:value="30" calcext:value-type="float">
            <text:p>30</text:p>
          </table:table-cell>
          <table:table-cell table:formula="of:=[.R20]" office:value-type="float" office:value="-115" calcext:value-type="float">
            <text:p>-115</text:p>
          </table:table-cell>
          <table:table-cell table:number-columns-repeated="2"/>
          <table:table-cell table:formula="of:=[.U20]" office:value-type="float" office:value="12.85" calcext:value-type="float">
            <text:p>12,85</text:p>
          </table:table-cell>
          <table:table-cell table:formula="of:=[.V2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52" calcext:value-type="float">
            <text:p>11,52</text:p>
          </table:table-cell>
          <table:table-cell table:formula="of:=[.B22]*100" office:value-type="float" office:value="1152" calcext:value-type="float">
            <text:p>1152</text:p>
          </table:table-cell>
          <table:table-cell office:value-type="float" office:value="227" calcext:value-type="float">
            <text:p>227</text:p>
          </table:table-cell>
          <table:table-cell table:formula="of:=SUM([.B22]*[.Q16])+[.R16]" office:value-type="float" office:value="230.6" calcext:value-type="float">
            <text:p>230,6</text:p>
          </table:table-cell>
          <table:table-cell table:formula="of:=SUM([.B22]*[.U22])+[.V22]" office:value-type="float" office:value="93.832" calcext:value-type="float">
            <text:p>93,832</text:p>
          </table:table-cell>
          <table:table-cell table:formula="of:=SUM([.D22]+SUM((100-[.F22])*[.D22]/100))" office:value-type="float" office:value="241.00136" calcext:value-type="float">
            <text:p>241,00136</text:p>
          </table:table-cell>
          <table:table-cell table:formula="of:=SUM([.E22]+((100-[.F22])*[.E22]/100))" office:value-type="float" office:value="244.823408" calcext:value-type="float">
            <text:p>244,82340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1.09" calcext:value-type="float">
            <text:p>11,09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table:formula="of:=[.Q20]" office:value-type="float" office:value="30" calcext:value-type="float">
            <text:p>30</text:p>
          </table:table-cell>
          <table:table-cell table:formula="of:=[.R20]" office:value-type="float" office:value="-115" calcext:value-type="float">
            <text:p>-115</text:p>
          </table:table-cell>
          <table:table-cell table:number-columns-repeated="2"/>
          <table:table-cell table:formula="of:=[.U21]" office:value-type="float" office:value="12.85" calcext:value-type="float">
            <text:p>12,85</text:p>
          </table:table-cell>
          <table:table-cell table:formula="of:=[.V2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5" calcext:value-type="float">
            <text:p>11,5</text:p>
          </table:table-cell>
          <table:table-cell table:formula="of:=[.B23]*100" office:value-type="float" office:value="1150" calcext:value-type="float">
            <text:p>1150</text:p>
          </table:table-cell>
          <table:table-cell office:value-type="float" office:value="226" calcext:value-type="float">
            <text:p>226</text:p>
          </table:table-cell>
          <table:table-cell table:formula="of:=SUM([.B23]*[.Q23])+[.R23]" office:value-type="float" office:value="230" calcext:value-type="float">
            <text:p>230</text:p>
          </table:table-cell>
          <table:table-cell table:formula="of:=SUM([.B23]*[.U23])+[.V23]" office:value-type="float" office:value="93.575" calcext:value-type="float">
            <text:p>93,575</text:p>
          </table:table-cell>
          <table:table-cell table:formula="of:=SUM([.D23]+SUM((100-[.F23])*[.D23]/100))" office:value-type="float" office:value="240.5205" calcext:value-type="float">
            <text:p>240,5205</text:p>
          </table:table-cell>
          <table:table-cell table:formula="of:=SUM([.E23]+((100-[.F23])*[.E23]/100))" office:value-type="float" office:value="244.7775" calcext:value-type="float">
            <text:p>244,777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1.07" calcext:value-type="float">
            <text:p>11,07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table:formula="of:=[.Q22]" office:value-type="float" office:value="30" calcext:value-type="float">
            <text:p>30</text:p>
          </table:table-cell>
          <table:table-cell table:formula="of:=[.R22]" office:value-type="float" office:value="-115" calcext:value-type="float">
            <text:p>-115</text:p>
          </table:table-cell>
          <table:table-cell table:number-columns-repeated="2"/>
          <table:table-cell table:formula="of:=[.U22]" office:value-type="float" office:value="12.85" calcext:value-type="float">
            <text:p>12,85</text:p>
          </table:table-cell>
          <table:table-cell table:formula="of:=[.V2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47" calcext:value-type="float">
            <text:p>11,47</text:p>
          </table:table-cell>
          <table:table-cell table:formula="of:=[.B24]*100" office:value-type="float" office:value="1147" calcext:value-type="float">
            <text:p>1147</text:p>
          </table:table-cell>
          <table:table-cell office:value-type="float" office:value="225" calcext:value-type="float">
            <text:p>225</text:p>
          </table:table-cell>
          <table:table-cell table:formula="of:=SUM([.B24]*[.Q23])+[.R23]" office:value-type="float" office:value="229.1" calcext:value-type="float">
            <text:p>229,1</text:p>
          </table:table-cell>
          <table:table-cell table:formula="of:=SUM([.B24]*[.U24])+[.V24]" office:value-type="float" office:value="93.1895" calcext:value-type="float">
            <text:p>93,1895</text:p>
          </table:table-cell>
          <table:table-cell table:formula="of:=SUM([.D24]+SUM((100-[.F24])*[.D24]/100))" office:value-type="float" office:value="240.323625" calcext:value-type="float">
            <text:p>240,323625</text:p>
          </table:table-cell>
          <table:table-cell table:formula="of:=SUM([.E24]+((100-[.F24])*[.E24]/100))" office:value-type="float" office:value="244.7028555" calcext:value-type="float">
            <text:p>244,702855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1.05" calcext:value-type="float">
            <text:p>11,05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table:formula="of:=[.Q22]" office:value-type="float" office:value="30" calcext:value-type="float">
            <text:p>30</text:p>
          </table:table-cell>
          <table:table-cell table:formula="of:=[.R22]" office:value-type="float" office:value="-115" calcext:value-type="float">
            <text:p>-115</text:p>
          </table:table-cell>
          <table:table-cell table:number-columns-repeated="2"/>
          <table:table-cell table:formula="of:=[.U23]" office:value-type="float" office:value="12.85" calcext:value-type="float">
            <text:p>12,85</text:p>
          </table:table-cell>
          <table:table-cell table:formula="of:=[.V2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43" calcext:value-type="float">
            <text:p>11,43</text:p>
          </table:table-cell>
          <table:table-cell table:formula="of:=[.B25]*100" office:value-type="float" office:value="1143" calcext:value-type="float">
            <text:p>1143</text:p>
          </table:table-cell>
          <table:table-cell office:value-type="float" office:value="227" calcext:value-type="float">
            <text:p>227</text:p>
          </table:table-cell>
          <table:table-cell table:formula="of:=SUM([.B25]*[.Q23])+[.R23]" office:value-type="float" office:value="227.9" calcext:value-type="float">
            <text:p>227,9</text:p>
          </table:table-cell>
          <table:table-cell table:formula="of:=SUM([.B25]*[.U25])+[.V25]" office:value-type="float" office:value="92.6755" calcext:value-type="float">
            <text:p>92,6755</text:p>
          </table:table-cell>
          <table:table-cell table:formula="of:=SUM([.D25]+SUM((100-[.F25])*[.D25]/100))" office:value-type="float" office:value="243.626615" calcext:value-type="float">
            <text:p>243,626615</text:p>
          </table:table-cell>
          <table:table-cell table:formula="of:=SUM([.E25]+((100-[.F25])*[.E25]/100))" office:value-type="float" office:value="244.5925355" calcext:value-type="float">
            <text:p>244,592535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1.02" calcext:value-type="float">
            <text:p>11,02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table:formula="of:=[.Q24]" office:value-type="float" office:value="30" calcext:value-type="float">
            <text:p>30</text:p>
          </table:table-cell>
          <table:table-cell table:formula="of:=[.R24]" office:value-type="float" office:value="-115" calcext:value-type="float">
            <text:p>-115</text:p>
          </table:table-cell>
          <table:table-cell table:number-columns-repeated="2"/>
          <table:table-cell table:formula="of:=[.U24]" office:value-type="float" office:value="12.85" calcext:value-type="float">
            <text:p>12,85</text:p>
          </table:table-cell>
          <table:table-cell table:formula="of:=[.V2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42" calcext:value-type="float">
            <text:p>11,42</text:p>
          </table:table-cell>
          <table:table-cell table:formula="of:=[.B26]*100" office:value-type="float" office:value="1142" calcext:value-type="float">
            <text:p>1142</text:p>
          </table:table-cell>
          <table:table-cell office:value-type="float" office:value="225" calcext:value-type="float">
            <text:p>225</text:p>
          </table:table-cell>
          <table:table-cell table:formula="of:=SUM([.B26]*[.Q23])+[.R23]" office:value-type="float" office:value="227.6" calcext:value-type="float">
            <text:p>227,6</text:p>
          </table:table-cell>
          <table:table-cell table:formula="of:=SUM([.B26]*[.U26])+[.V26]" office:value-type="float" office:value="92.547" calcext:value-type="float">
            <text:p>92,547</text:p>
          </table:table-cell>
          <table:table-cell table:formula="of:=SUM([.D26]+SUM((100-[.F26])*[.D26]/100))" office:value-type="float" office:value="241.76925" calcext:value-type="float">
            <text:p>241,76925</text:p>
          </table:table-cell>
          <table:table-cell table:formula="of:=SUM([.E26]+((100-[.F26])*[.E26]/100))" office:value-type="float" office:value="244.563028" calcext:value-type="float">
            <text:p>244,56302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[.Q24]" office:value-type="float" office:value="30" calcext:value-type="float">
            <text:p>30</text:p>
          </table:table-cell>
          <table:table-cell table:formula="of:=[.R24]" office:value-type="float" office:value="-115" calcext:value-type="float">
            <text:p>-115</text:p>
          </table:table-cell>
          <table:table-cell table:number-columns-repeated="2"/>
          <table:table-cell table:formula="of:=[.U25]" office:value-type="float" office:value="12.85" calcext:value-type="float">
            <text:p>12,85</text:p>
          </table:table-cell>
          <table:table-cell table:formula="of:=[.V2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39" calcext:value-type="float">
            <text:p>11,39</text:p>
          </table:table-cell>
          <table:table-cell table:formula="of:=[.B27]*100" office:value-type="float" office:value="1139" calcext:value-type="float">
            <text:p>1139</text:p>
          </table:table-cell>
          <table:table-cell office:value-type="float" office:value="229" calcext:value-type="float">
            <text:p>229</text:p>
          </table:table-cell>
          <table:table-cell table:formula="of:=SUM([.B27]*[.Q23])+[.R23]" office:value-type="float" office:value="226.7" calcext:value-type="float">
            <text:p>226,7</text:p>
          </table:table-cell>
          <table:table-cell table:formula="of:=SUM([.B27]*[.U27])+[.V27]" office:value-type="float" office:value="92.1615" calcext:value-type="float">
            <text:p>92,1615</text:p>
          </table:table-cell>
          <table:table-cell table:formula="of:=SUM([.D27]+SUM((100-[.F27])*[.D27]/100))" office:value-type="float" office:value="246.950165" calcext:value-type="float">
            <text:p>246,950165</text:p>
          </table:table-cell>
          <table:table-cell table:formula="of:=SUM([.E27]+((100-[.F27])*[.E27]/100))" office:value-type="float" office:value="244.4698795" calcext:value-type="float">
            <text:p>244,469879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0.98" calcext:value-type="float">
            <text:p>10,98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table:formula="of:=[.Q26]" office:value-type="float" office:value="30" calcext:value-type="float">
            <text:p>30</text:p>
          </table:table-cell>
          <table:table-cell table:formula="of:=[.R26]" office:value-type="float" office:value="-115" calcext:value-type="float">
            <text:p>-115</text:p>
          </table:table-cell>
          <table:table-cell table:number-columns-repeated="2"/>
          <table:table-cell table:formula="of:=[.U26]" office:value-type="float" office:value="12.85" calcext:value-type="float">
            <text:p>12,85</text:p>
          </table:table-cell>
          <table:table-cell table:formula="of:=[.V2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37" calcext:value-type="float">
            <text:p>11,37</text:p>
          </table:table-cell>
          <table:table-cell table:formula="of:=[.B28]*100" office:value-type="float" office:value="1137" calcext:value-type="float">
            <text:p>1137</text:p>
          </table:table-cell>
          <table:table-cell office:value-type="float" office:value="227" calcext:value-type="float">
            <text:p>227</text:p>
          </table:table-cell>
          <table:table-cell table:formula="of:=SUM([.B28]*[.Q23])+[.R23]" office:value-type="float" office:value="226.1" calcext:value-type="float">
            <text:p>226,1</text:p>
          </table:table-cell>
          <table:table-cell table:formula="of:=SUM([.B28]*[.U28])+[.V28]" office:value-type="float" office:value="91.9045" calcext:value-type="float">
            <text:p>91,9045</text:p>
          </table:table-cell>
          <table:table-cell table:formula="of:=SUM([.D28]+SUM((100-[.F28])*[.D28]/100))" office:value-type="float" office:value="245.376785" calcext:value-type="float">
            <text:p>245,376785</text:p>
          </table:table-cell>
          <table:table-cell table:formula="of:=SUM([.E28]+((100-[.F28])*[.E28]/100))" office:value-type="float" office:value="244.4039255" calcext:value-type="float">
            <text:p>244,403925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0.95" calcext:value-type="float">
            <text:p>10,95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[.Q26]" office:value-type="float" office:value="30" calcext:value-type="float">
            <text:p>30</text:p>
          </table:table-cell>
          <table:table-cell table:formula="of:=[.R26]" office:value-type="float" office:value="-115" calcext:value-type="float">
            <text:p>-115</text:p>
          </table:table-cell>
          <table:table-cell table:number-columns-repeated="2"/>
          <table:table-cell table:formula="of:=[.U27]" office:value-type="float" office:value="12.85" calcext:value-type="float">
            <text:p>12,85</text:p>
          </table:table-cell>
          <table:table-cell table:formula="of:=[.V2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36" calcext:value-type="float">
            <text:p>11,36</text:p>
          </table:table-cell>
          <table:table-cell table:formula="of:=[.B29]*100" office:value-type="float" office:value="1136" calcext:value-type="float">
            <text:p>1136</text:p>
          </table:table-cell>
          <table:table-cell office:value-type="float" office:value="228" calcext:value-type="float">
            <text:p>228</text:p>
          </table:table-cell>
          <table:table-cell table:formula="of:=SUM([.B29]*[.Q23])+[.R23]" office:value-type="float" office:value="225.8" calcext:value-type="float">
            <text:p>225,8</text:p>
          </table:table-cell>
          <table:table-cell table:formula="of:=SUM([.B29]*[.U29])+[.V29]" office:value-type="float" office:value="91.776" calcext:value-type="float">
            <text:p>91,776</text:p>
          </table:table-cell>
          <table:table-cell table:formula="of:=SUM([.D29]+SUM((100-[.F29])*[.D29]/100))" office:value-type="float" office:value="246.75072" calcext:value-type="float">
            <text:p>246,75072</text:p>
          </table:table-cell>
          <table:table-cell table:formula="of:=SUM([.E29]+((100-[.F29])*[.E29]/100))" office:value-type="float" office:value="244.369792" calcext:value-type="float">
            <text:p>244,36979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0.93" calcext:value-type="float">
            <text:p>10,93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[.Q28]" office:value-type="float" office:value="30" calcext:value-type="float">
            <text:p>30</text:p>
          </table:table-cell>
          <table:table-cell table:formula="of:=[.R28]" office:value-type="float" office:value="-115" calcext:value-type="float">
            <text:p>-115</text:p>
          </table:table-cell>
          <table:table-cell table:number-columns-repeated="2"/>
          <table:table-cell table:formula="of:=[.U28]" office:value-type="float" office:value="12.85" calcext:value-type="float">
            <text:p>12,85</text:p>
          </table:table-cell>
          <table:table-cell table:formula="of:=[.V2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34" calcext:value-type="float">
            <text:p>11,34</text:p>
          </table:table-cell>
          <table:table-cell table:formula="of:=[.B30]*100" office:value-type="float" office:value="1134" calcext:value-type="float">
            <text:p>1134</text:p>
          </table:table-cell>
          <table:table-cell office:value-type="float" office:value="223" calcext:value-type="float">
            <text:p>223</text:p>
          </table:table-cell>
          <table:table-cell table:formula="of:=SUM([.B30]*[.Q30])+[.R30]" office:value-type="float" office:value="225.2" calcext:value-type="float">
            <text:p>225,2</text:p>
          </table:table-cell>
          <table:table-cell table:formula="of:=SUM([.B30]*[.U30])+[.V30]" office:value-type="float" office:value="91.519" calcext:value-type="float">
            <text:p>91,519</text:p>
          </table:table-cell>
          <table:table-cell table:formula="of:=SUM([.D30]+SUM((100-[.F30])*[.D30]/100))" office:value-type="float" office:value="241.91263" calcext:value-type="float">
            <text:p>241,91263</text:p>
          </table:table-cell>
          <table:table-cell table:formula="of:=SUM([.E30]+((100-[.F30])*[.E30]/100))" office:value-type="float" office:value="244.299212" calcext:value-type="float">
            <text:p>244,29921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0.92" calcext:value-type="float">
            <text:p>10,92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table:formula="of:=[.Q29]" office:value-type="float" office:value="30" calcext:value-type="float">
            <text:p>30</text:p>
          </table:table-cell>
          <table:table-cell table:formula="of:=[.R29]" office:value-type="float" office:value="-115" calcext:value-type="float">
            <text:p>-115</text:p>
          </table:table-cell>
          <table:table-cell table:number-columns-repeated="2"/>
          <table:table-cell table:formula="of:=[.U29]" office:value-type="float" office:value="12.85" calcext:value-type="float">
            <text:p>12,85</text:p>
          </table:table-cell>
          <table:table-cell table:formula="of:=[.V2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32" calcext:value-type="float">
            <text:p>11,32</text:p>
          </table:table-cell>
          <table:table-cell table:formula="of:=[.B31]*100" office:value-type="float" office:value="1132" calcext:value-type="float">
            <text:p>1132</text:p>
          </table:table-cell>
          <table:table-cell office:value-type="float" office:value="226" calcext:value-type="float">
            <text:p>226</text:p>
          </table:table-cell>
          <table:table-cell table:formula="of:=SUM([.B31]*[.Q30])+[.R30]" office:value-type="float" office:value="224.6" calcext:value-type="float">
            <text:p>224,6</text:p>
          </table:table-cell>
          <table:table-cell table:formula="of:=SUM([.B31]*[.U31])+[.V31]" office:value-type="float" office:value="91.262" calcext:value-type="float">
            <text:p>91,262</text:p>
          </table:table-cell>
          <table:table-cell table:formula="of:=SUM([.D31]+SUM((100-[.F31])*[.D31]/100))" office:value-type="float" office:value="245.74788" calcext:value-type="float">
            <text:p>245,74788</text:p>
          </table:table-cell>
          <table:table-cell table:formula="of:=SUM([.E31]+((100-[.F31])*[.E31]/100))" office:value-type="float" office:value="244.225548" calcext:value-type="float">
            <text:p>244,22554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0.89" calcext:value-type="float">
            <text:p>10,89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table:formula="of:=[.Q29]" office:value-type="float" office:value="30" calcext:value-type="float">
            <text:p>30</text:p>
          </table:table-cell>
          <table:table-cell table:formula="of:=[.R29]" office:value-type="float" office:value="-115" calcext:value-type="float">
            <text:p>-115</text:p>
          </table:table-cell>
          <table:table-cell table:number-columns-repeated="2"/>
          <table:table-cell table:formula="of:=[.U30]" office:value-type="float" office:value="12.85" calcext:value-type="float">
            <text:p>12,85</text:p>
          </table:table-cell>
          <table:table-cell table:formula="of:=[.V3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31" calcext:value-type="float">
            <text:p>11,31</text:p>
          </table:table-cell>
          <table:table-cell table:formula="of:=[.B32]*100" office:value-type="float" office:value="1131" calcext:value-type="float">
            <text:p>1131</text:p>
          </table:table-cell>
          <table:table-cell office:value-type="float" office:value="222" calcext:value-type="float">
            <text:p>222</text:p>
          </table:table-cell>
          <table:table-cell table:formula="of:=SUM([.B32]*[.Q30])+[.R30]" office:value-type="float" office:value="224.3" calcext:value-type="float">
            <text:p>224,3</text:p>
          </table:table-cell>
          <table:table-cell table:formula="of:=SUM([.B32]*[.U32])+[.V32]" office:value-type="float" office:value="91.1335" calcext:value-type="float">
            <text:p>91,1335</text:p>
          </table:table-cell>
          <table:table-cell table:formula="of:=SUM([.D32]+SUM((100-[.F32])*[.D32]/100))" office:value-type="float" office:value="241.68363" calcext:value-type="float">
            <text:p>241,68363</text:p>
          </table:table-cell>
          <table:table-cell table:formula="of:=SUM([.E32]+((100-[.F32])*[.E32]/100))" office:value-type="float" office:value="244.1875595" calcext:value-type="float">
            <text:p>244,1875595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0.88" calcext:value-type="float">
            <text:p>10,88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table:formula="of:=[.Q31]" office:value-type="float" office:value="30" calcext:value-type="float">
            <text:p>30</text:p>
          </table:table-cell>
          <table:table-cell table:formula="of:=[.R31]" office:value-type="float" office:value="-115" calcext:value-type="float">
            <text:p>-115</text:p>
          </table:table-cell>
          <table:table-cell table:number-columns-repeated="2"/>
          <table:table-cell table:formula="of:=[.U31]" office:value-type="float" office:value="12.85" calcext:value-type="float">
            <text:p>12,85</text:p>
          </table:table-cell>
          <table:table-cell table:formula="of:=[.V3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3" calcext:value-type="float">
            <text:p>11,3</text:p>
          </table:table-cell>
          <table:table-cell table:formula="of:=[.B33]*100" office:value-type="float" office:value="1130" calcext:value-type="float">
            <text:p>1130</text:p>
          </table:table-cell>
          <table:table-cell office:value-type="float" office:value="220" calcext:value-type="float">
            <text:p>220</text:p>
          </table:table-cell>
          <table:table-cell table:formula="of:=SUM([.B33]*[.Q30])+[.R30]" office:value-type="float" office:value="224" calcext:value-type="float">
            <text:p>224</text:p>
          </table:table-cell>
          <table:table-cell table:formula="of:=SUM([.B33]*[.U33])+[.V33]" office:value-type="float" office:value="91.005" calcext:value-type="float">
            <text:p>91,005</text:p>
          </table:table-cell>
          <table:table-cell table:formula="of:=SUM([.D33]+SUM((100-[.F33])*[.D33]/100))" office:value-type="float" office:value="239.789" calcext:value-type="float">
            <text:p>239,789</text:p>
          </table:table-cell>
          <table:table-cell table:formula="of:=SUM([.E33]+((100-[.F33])*[.E33]/100))" office:value-type="float" office:value="244.1488" calcext:value-type="float">
            <text:p>244,148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0.87" calcext:value-type="float">
            <text:p>10,87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table:formula="of:=[.Q31]" office:value-type="float" office:value="30" calcext:value-type="float">
            <text:p>30</text:p>
          </table:table-cell>
          <table:table-cell table:formula="of:=[.R31]" office:value-type="float" office:value="-115" calcext:value-type="float">
            <text:p>-115</text:p>
          </table:table-cell>
          <table:table-cell table:number-columns-repeated="2"/>
          <table:table-cell table:formula="of:=[.U32]" office:value-type="float" office:value="12.85" calcext:value-type="float">
            <text:p>12,85</text:p>
          </table:table-cell>
          <table:table-cell table:formula="of:=[.V3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28" calcext:value-type="float">
            <text:p>11,28</text:p>
          </table:table-cell>
          <table:table-cell table:formula="of:=[.B34]*100" office:value-type="float" office:value="1128" calcext:value-type="float">
            <text:p>1128</text:p>
          </table:table-cell>
          <table:table-cell office:value-type="float" office:value="222" calcext:value-type="float">
            <text:p>222</text:p>
          </table:table-cell>
          <table:table-cell table:formula="of:=SUM([.B34]*[.Q30])+[.R30]" office:value-type="float" office:value="223.4" calcext:value-type="float">
            <text:p>223,4</text:p>
          </table:table-cell>
          <table:table-cell table:formula="of:=SUM([.B34]*[.U34])+[.V34]" office:value-type="float" office:value="90.748" calcext:value-type="float">
            <text:p>90,748</text:p>
          </table:table-cell>
          <table:table-cell table:formula="of:=SUM([.D34]+SUM((100-[.F34])*[.D34]/100))" office:value-type="float" office:value="242.53944" calcext:value-type="float">
            <text:p>242,53944</text:p>
          </table:table-cell>
          <table:table-cell table:formula="of:=SUM([.E34]+((100-[.F34])*[.E34]/100))" office:value-type="float" office:value="244.068968" calcext:value-type="float">
            <text:p>244,06896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0.84" calcext:value-type="float">
            <text:p>10,84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table:formula="of:=[.Q33]" office:value-type="float" office:value="30" calcext:value-type="float">
            <text:p>30</text:p>
          </table:table-cell>
          <table:table-cell table:formula="of:=[.R33]" office:value-type="float" office:value="-115" calcext:value-type="float">
            <text:p>-115</text:p>
          </table:table-cell>
          <table:table-cell table:number-columns-repeated="2"/>
          <table:table-cell table:formula="of:=[.U33]" office:value-type="float" office:value="12.85" calcext:value-type="float">
            <text:p>12,85</text:p>
          </table:table-cell>
          <table:table-cell table:formula="of:=[.V3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26" calcext:value-type="float">
            <text:p>11,26</text:p>
          </table:table-cell>
          <table:table-cell table:formula="of:=[.B35]*100" office:value-type="float" office:value="1126" calcext:value-type="float">
            <text:p>1126</text:p>
          </table:table-cell>
          <table:table-cell office:value-type="float" office:value="221" calcext:value-type="float">
            <text:p>221</text:p>
          </table:table-cell>
          <table:table-cell table:formula="of:=SUM([.B35]*[.Q30])+[.R30]" office:value-type="float" office:value="222.8" calcext:value-type="float">
            <text:p>222,8</text:p>
          </table:table-cell>
          <table:table-cell table:formula="of:=SUM([.B35]*[.U35])+[.V35]" office:value-type="float" office:value="90.491" calcext:value-type="float">
            <text:p>90,491</text:p>
          </table:table-cell>
          <table:table-cell table:formula="of:=SUM([.D35]+SUM((100-[.F35])*[.D35]/100))" office:value-type="float" office:value="242.01489" calcext:value-type="float">
            <text:p>242,01489</text:p>
          </table:table-cell>
          <table:table-cell table:formula="of:=SUM([.E35]+((100-[.F35])*[.E35]/100))" office:value-type="float" office:value="243.986052" calcext:value-type="float">
            <text:p>243,98605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0.83" calcext:value-type="float">
            <text:p>10,83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table:formula="of:=[.Q33]" office:value-type="float" office:value="30" calcext:value-type="float">
            <text:p>30</text:p>
          </table:table-cell>
          <table:table-cell table:formula="of:=[.R33]" office:value-type="float" office:value="-115" calcext:value-type="float">
            <text:p>-115</text:p>
          </table:table-cell>
          <table:table-cell table:number-columns-repeated="2"/>
          <table:table-cell table:formula="of:=[.U34]" office:value-type="float" office:value="12.85" calcext:value-type="float">
            <text:p>12,85</text:p>
          </table:table-cell>
          <table:table-cell table:formula="of:=[.V3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26" calcext:value-type="float">
            <text:p>11,26</text:p>
          </table:table-cell>
          <table:table-cell table:formula="of:=[.B36]*100" office:value-type="float" office:value="1126" calcext:value-type="float">
            <text:p>1126</text:p>
          </table:table-cell>
          <table:table-cell office:value-type="float" office:value="221" calcext:value-type="float">
            <text:p>221</text:p>
          </table:table-cell>
          <table:table-cell table:formula="of:=SUM([.B36]*[.Q30])+[.R30]" office:value-type="float" office:value="222.8" calcext:value-type="float">
            <text:p>222,8</text:p>
          </table:table-cell>
          <table:table-cell table:formula="of:=SUM([.B36]*[.U36])+[.V36]" office:value-type="float" office:value="90.491" calcext:value-type="float">
            <text:p>90,491</text:p>
          </table:table-cell>
          <table:table-cell table:formula="of:=SUM([.D36]+SUM((100-[.F36])*[.D36]/100))" office:value-type="float" office:value="242.01489" calcext:value-type="float">
            <text:p>242,01489</text:p>
          </table:table-cell>
          <table:table-cell table:formula="of:=SUM([.E36]+((100-[.F36])*[.E36]/100))" office:value-type="float" office:value="243.986052" calcext:value-type="float">
            <text:p>243,98605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0.81" calcext:value-type="float">
            <text:p>10,81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formula="of:=[.Q35]" office:value-type="float" office:value="30" calcext:value-type="float">
            <text:p>30</text:p>
          </table:table-cell>
          <table:table-cell table:formula="of:=[.R35]" office:value-type="float" office:value="-115" calcext:value-type="float">
            <text:p>-115</text:p>
          </table:table-cell>
          <table:table-cell table:number-columns-repeated="2"/>
          <table:table-cell table:formula="of:=[.U35]" office:value-type="float" office:value="12.85" calcext:value-type="float">
            <text:p>12,85</text:p>
          </table:table-cell>
          <table:table-cell table:formula="of:=[.V3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24" calcext:value-type="float">
            <text:p>11,24</text:p>
          </table:table-cell>
          <table:table-cell table:formula="of:=[.B37]*100" office:value-type="float" office:value="1124" calcext:value-type="float">
            <text:p>1124</text:p>
          </table:table-cell>
          <table:table-cell office:value-type="float" office:value="218" calcext:value-type="float">
            <text:p>218</text:p>
          </table:table-cell>
          <table:table-cell table:formula="of:=SUM([.B37]*[.Q37])+[.R37]" office:value-type="float" office:value="222.2" calcext:value-type="float">
            <text:p>222,2</text:p>
          </table:table-cell>
          <table:table-cell table:formula="of:=SUM([.B37]*[.U37])+[.V37]" office:value-type="float" office:value="90.234" calcext:value-type="float">
            <text:p>90,234</text:p>
          </table:table-cell>
          <table:table-cell table:formula="of:=SUM([.D37]+SUM((100-[.F37])*[.D37]/100))" office:value-type="float" office:value="239.28988" calcext:value-type="float">
            <text:p>239,28988</text:p>
          </table:table-cell>
          <table:table-cell table:formula="of:=SUM([.E37]+((100-[.F37])*[.E37]/100))" office:value-type="float" office:value="243.900052" calcext:value-type="float">
            <text:p>243,90005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0.8" calcext:value-type="float">
            <text:p>10,8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table:formula="of:=[.Q35]" office:value-type="float" office:value="30" calcext:value-type="float">
            <text:p>30</text:p>
          </table:table-cell>
          <table:table-cell table:formula="of:=[.R35]" office:value-type="float" office:value="-115" calcext:value-type="float">
            <text:p>-115</text:p>
          </table:table-cell>
          <table:table-cell table:number-columns-repeated="2"/>
          <table:table-cell table:formula="of:=[.U36]" office:value-type="float" office:value="12.85" calcext:value-type="float">
            <text:p>12,85</text:p>
          </table:table-cell>
          <table:table-cell table:formula="of:=[.V3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22" calcext:value-type="float">
            <text:p>11,22</text:p>
          </table:table-cell>
          <table:table-cell table:formula="of:=[.B38]*100" office:value-type="float" office:value="1122" calcext:value-type="float">
            <text:p>1122</text:p>
          </table:table-cell>
          <table:table-cell office:value-type="float" office:value="220" calcext:value-type="float">
            <text:p>220</text:p>
          </table:table-cell>
          <table:table-cell table:formula="of:=SUM([.B38]*[.Q37])+[.R37]" office:value-type="float" office:value="221.6" calcext:value-type="float">
            <text:p>221,6</text:p>
          </table:table-cell>
          <table:table-cell table:formula="of:=SUM([.B38]*[.U38])+[.V38]" office:value-type="float" office:value="89.977" calcext:value-type="float">
            <text:p>89,977</text:p>
          </table:table-cell>
          <table:table-cell table:formula="of:=SUM([.D38]+SUM((100-[.F38])*[.D38]/100))" office:value-type="float" office:value="242.0506" calcext:value-type="float">
            <text:p>242,0506</text:p>
          </table:table-cell>
          <table:table-cell table:formula="of:=SUM([.E38]+((100-[.F38])*[.E38]/100))" office:value-type="float" office:value="243.810968" calcext:value-type="float">
            <text:p>243,81096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0.78" calcext:value-type="float">
            <text:p>10,78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table:formula="of:=[.Q37]" office:value-type="float" office:value="30" calcext:value-type="float">
            <text:p>30</text:p>
          </table:table-cell>
          <table:table-cell table:formula="of:=[.R37]" office:value-type="float" office:value="-115" calcext:value-type="float">
            <text:p>-115</text:p>
          </table:table-cell>
          <table:table-cell table:number-columns-repeated="2"/>
          <table:table-cell table:formula="of:=[.U37]" office:value-type="float" office:value="12.85" calcext:value-type="float">
            <text:p>12,85</text:p>
          </table:table-cell>
          <table:table-cell table:formula="of:=[.V3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21" calcext:value-type="float">
            <text:p>11,21</text:p>
          </table:table-cell>
          <table:table-cell table:formula="of:=[.B39]*100" office:value-type="float" office:value="1121" calcext:value-type="float">
            <text:p>1121</text:p>
          </table:table-cell>
          <table:table-cell office:value-type="float" office:value="220" calcext:value-type="float">
            <text:p>220</text:p>
          </table:table-cell>
          <table:table-cell table:formula="of:=SUM([.B39]*[.Q37])+[.R37]" office:value-type="float" office:value="221.3" calcext:value-type="float">
            <text:p>221,3</text:p>
          </table:table-cell>
          <table:table-cell table:formula="of:=SUM([.B39]*[.U39])+[.V39]" office:value-type="float" office:value="89.8485" calcext:value-type="float">
            <text:p>89,8485</text:p>
          </table:table-cell>
          <table:table-cell table:formula="of:=SUM([.D39]+SUM((100-[.F39])*[.D39]/100))" office:value-type="float" office:value="242.3333" calcext:value-type="float">
            <text:p>242,3333</text:p>
          </table:table-cell>
          <table:table-cell table:formula="of:=SUM([.E39]+((100-[.F39])*[.E39]/100))" office:value-type="float" office:value="243.7652695" calcext:value-type="float">
            <text:p>243,765269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0.77" calcext:value-type="float">
            <text:p>10,77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table:formula="of:=[.Q38]" office:value-type="float" office:value="30" calcext:value-type="float">
            <text:p>30</text:p>
          </table:table-cell>
          <table:table-cell table:formula="of:=[.R38]" office:value-type="float" office:value="-115" calcext:value-type="float">
            <text:p>-115</text:p>
          </table:table-cell>
          <table:table-cell table:number-columns-repeated="2"/>
          <table:table-cell table:formula="of:=[.U38]" office:value-type="float" office:value="12.85" calcext:value-type="float">
            <text:p>12,85</text:p>
          </table:table-cell>
          <table:table-cell table:formula="of:=[.V3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19" calcext:value-type="float">
            <text:p>11,19</text:p>
          </table:table-cell>
          <table:table-cell table:formula="of:=[.B40]*100" office:value-type="float" office:value="1119" calcext:value-type="float">
            <text:p>1119</text:p>
          </table:table-cell>
          <table:table-cell office:value-type="float" office:value="218" calcext:value-type="float">
            <text:p>218</text:p>
          </table:table-cell>
          <table:table-cell table:formula="of:=SUM([.B40]*[.Q37])+[.R37]" office:value-type="float" office:value="220.7" calcext:value-type="float">
            <text:p>220,7</text:p>
          </table:table-cell>
          <table:table-cell table:formula="of:=SUM([.B40]*[.U40])+[.V40]" office:value-type="float" office:value="89.5915" calcext:value-type="float">
            <text:p>89,5915</text:p>
          </table:table-cell>
          <table:table-cell table:formula="of:=SUM([.D40]+SUM((100-[.F40])*[.D40]/100))" office:value-type="float" office:value="240.69053" calcext:value-type="float">
            <text:p>240,69053</text:p>
          </table:table-cell>
          <table:table-cell table:formula="of:=SUM([.E40]+((100-[.F40])*[.E40]/100))" office:value-type="float" office:value="243.6715595" calcext:value-type="float">
            <text:p>243,671559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0.76" calcext:value-type="float">
            <text:p>10,76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table:formula="of:=[.Q38]" office:value-type="float" office:value="30" calcext:value-type="float">
            <text:p>30</text:p>
          </table:table-cell>
          <table:table-cell table:formula="of:=[.R38]" office:value-type="float" office:value="-115" calcext:value-type="float">
            <text:p>-115</text:p>
          </table:table-cell>
          <table:table-cell table:number-columns-repeated="2"/>
          <table:table-cell table:formula="of:=[.U39]" office:value-type="float" office:value="12.85" calcext:value-type="float">
            <text:p>12,85</text:p>
          </table:table-cell>
          <table:table-cell table:formula="of:=[.V3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19" calcext:value-type="float">
            <text:p>11,19</text:p>
          </table:table-cell>
          <table:table-cell table:formula="of:=[.B41]*100" office:value-type="float" office:value="1119" calcext:value-type="float">
            <text:p>1119</text:p>
          </table:table-cell>
          <table:table-cell office:value-type="float" office:value="219" calcext:value-type="float">
            <text:p>219</text:p>
          </table:table-cell>
          <table:table-cell table:formula="of:=SUM([.B41]*[.Q37])+[.R37]" office:value-type="float" office:value="220.7" calcext:value-type="float">
            <text:p>220,7</text:p>
          </table:table-cell>
          <table:table-cell table:formula="of:=SUM([.B41]*[.U41])+[.V41]" office:value-type="float" office:value="89.5915" calcext:value-type="float">
            <text:p>89,5915</text:p>
          </table:table-cell>
          <table:table-cell table:formula="of:=SUM([.D41]+SUM((100-[.F41])*[.D41]/100))" office:value-type="float" office:value="241.794615" calcext:value-type="float">
            <text:p>241,794615</text:p>
          </table:table-cell>
          <table:table-cell table:formula="of:=SUM([.E41]+((100-[.F41])*[.E41]/100))" office:value-type="float" office:value="243.6715595" calcext:value-type="float">
            <text:p>243,671559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0.74" calcext:value-type="float">
            <text:p>10,74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table:formula="of:=[.Q40]" office:value-type="float" office:value="30" calcext:value-type="float">
            <text:p>30</text:p>
          </table:table-cell>
          <table:table-cell table:formula="of:=[.R40]" office:value-type="float" office:value="-115" calcext:value-type="float">
            <text:p>-115</text:p>
          </table:table-cell>
          <table:table-cell table:number-columns-repeated="2"/>
          <table:table-cell table:formula="of:=[.U40]" office:value-type="float" office:value="12.85" calcext:value-type="float">
            <text:p>12,85</text:p>
          </table:table-cell>
          <table:table-cell table:formula="of:=[.V4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17" calcext:value-type="float">
            <text:p>11,17</text:p>
          </table:table-cell>
          <table:table-cell table:formula="of:=[.B42]*100" office:value-type="float" office:value="1117" calcext:value-type="float">
            <text:p>1117</text:p>
          </table:table-cell>
          <table:table-cell office:value-type="float" office:value="218" calcext:value-type="float">
            <text:p>218</text:p>
          </table:table-cell>
          <table:table-cell table:formula="of:=SUM([.B42]*[.Q37])+[.R37]" office:value-type="float" office:value="220.1" calcext:value-type="float">
            <text:p>220,1</text:p>
          </table:table-cell>
          <table:table-cell table:formula="of:=SUM([.B42]*[.U42])+[.V42]" office:value-type="float" office:value="89.3345" calcext:value-type="float">
            <text:p>89,3345</text:p>
          </table:table-cell>
          <table:table-cell table:formula="of:=SUM([.D42]+SUM((100-[.F42])*[.D42]/100))" office:value-type="float" office:value="241.25079" calcext:value-type="float">
            <text:p>241,25079</text:p>
          </table:table-cell>
          <table:table-cell table:formula="of:=SUM([.E42]+((100-[.F42])*[.E42]/100))" office:value-type="float" office:value="243.5747655" calcext:value-type="float">
            <text:p>243,574765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0.73" calcext:value-type="float">
            <text:p>10,73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table:formula="of:=[.Q40]" office:value-type="float" office:value="30" calcext:value-type="float">
            <text:p>30</text:p>
          </table:table-cell>
          <table:table-cell table:formula="of:=[.R40]" office:value-type="float" office:value="-115" calcext:value-type="float">
            <text:p>-115</text:p>
          </table:table-cell>
          <table:table-cell table:number-columns-repeated="2"/>
          <table:table-cell table:formula="of:=[.U41]" office:value-type="float" office:value="12.85" calcext:value-type="float">
            <text:p>12,85</text:p>
          </table:table-cell>
          <table:table-cell table:formula="of:=[.V4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16" calcext:value-type="float">
            <text:p>11,16</text:p>
          </table:table-cell>
          <table:table-cell table:formula="of:=[.B43]*100" office:value-type="float" office:value="1116" calcext:value-type="float">
            <text:p>1116</text:p>
          </table:table-cell>
          <table:table-cell office:value-type="float" office:value="218" calcext:value-type="float">
            <text:p>218</text:p>
          </table:table-cell>
          <table:table-cell table:formula="of:=SUM([.B43]*[.Q37])+[.R37]" office:value-type="float" office:value="219.8" calcext:value-type="float">
            <text:p>219,8</text:p>
          </table:table-cell>
          <table:table-cell table:formula="of:=SUM([.B43]*[.U43])+[.V43]" office:value-type="float" office:value="89.206" calcext:value-type="float">
            <text:p>89,206</text:p>
          </table:table-cell>
          <table:table-cell table:formula="of:=SUM([.D43]+SUM((100-[.F43])*[.D43]/100))" office:value-type="float" office:value="241.53092" calcext:value-type="float">
            <text:p>241,53092</text:p>
          </table:table-cell>
          <table:table-cell table:formula="of:=SUM([.E43]+((100-[.F43])*[.E43]/100))" office:value-type="float" office:value="243.525212" calcext:value-type="float">
            <text:p>243,52521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0.72" calcext:value-type="float">
            <text:p>10,72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Q42]" office:value-type="float" office:value="30" calcext:value-type="float">
            <text:p>30</text:p>
          </table:table-cell>
          <table:table-cell table:formula="of:=[.R42]" office:value-type="float" office:value="-115" calcext:value-type="float">
            <text:p>-115</text:p>
          </table:table-cell>
          <table:table-cell table:number-columns-repeated="2"/>
          <table:table-cell table:formula="of:=[.U42]" office:value-type="float" office:value="12.85" calcext:value-type="float">
            <text:p>12,85</text:p>
          </table:table-cell>
          <table:table-cell table:formula="of:=[.V4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15" calcext:value-type="float">
            <text:p>11,15</text:p>
          </table:table-cell>
          <table:table-cell table:formula="of:=[.B44]*100" office:value-type="float" office:value="1115" calcext:value-type="float">
            <text:p>1115</text:p>
          </table:table-cell>
          <table:table-cell office:value-type="float" office:value="216" calcext:value-type="float">
            <text:p>216</text:p>
          </table:table-cell>
          <table:table-cell table:formula="of:=SUM([.B44]*[.Q44])+[.R44]" office:value-type="float" office:value="219.5" calcext:value-type="float">
            <text:p>219,5</text:p>
          </table:table-cell>
          <table:table-cell table:formula="of:=SUM([.B44]*[.U44])+[.V44]" office:value-type="float" office:value="89.0775" calcext:value-type="float">
            <text:p>89,0775</text:p>
          </table:table-cell>
          <table:table-cell table:formula="of:=SUM([.D44]+SUM((100-[.F44])*[.D44]/100))" office:value-type="float" office:value="239.5926" calcext:value-type="float">
            <text:p>239,5926</text:p>
          </table:table-cell>
          <table:table-cell table:formula="of:=SUM([.E44]+((100-[.F44])*[.E44]/100))" office:value-type="float" office:value="243.4748875" calcext:value-type="float">
            <text:p>243,474887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0.7" calcext:value-type="float">
            <text:p>10,7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Q42]" office:value-type="float" office:value="30" calcext:value-type="float">
            <text:p>30</text:p>
          </table:table-cell>
          <table:table-cell table:formula="of:=[.R42]" office:value-type="float" office:value="-115" calcext:value-type="float">
            <text:p>-115</text:p>
          </table:table-cell>
          <table:table-cell table:number-columns-repeated="2"/>
          <table:table-cell table:formula="of:=[.U43]" office:value-type="float" office:value="12.85" calcext:value-type="float">
            <text:p>12,85</text:p>
          </table:table-cell>
          <table:table-cell table:formula="of:=[.V4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13" calcext:value-type="float">
            <text:p>11,13</text:p>
          </table:table-cell>
          <table:table-cell table:formula="of:=[.B45]*100" office:value-type="float" office:value="1113" calcext:value-type="float">
            <text:p>1113</text:p>
          </table:table-cell>
          <table:table-cell office:value-type="float" office:value="214" calcext:value-type="float">
            <text:p>214</text:p>
          </table:table-cell>
          <table:table-cell table:formula="of:=SUM([.B45]*[.Q44])+[.R44]" office:value-type="float" office:value="218.9" calcext:value-type="float">
            <text:p>218,9</text:p>
          </table:table-cell>
          <table:table-cell table:formula="of:=SUM([.B45]*[.U45])+[.V45]" office:value-type="float" office:value="88.8205" calcext:value-type="float">
            <text:p>88,8205</text:p>
          </table:table-cell>
          <table:table-cell table:formula="of:=SUM([.D45]+SUM((100-[.F45])*[.D45]/100))" office:value-type="float" office:value="237.92413" calcext:value-type="float">
            <text:p>237,92413</text:p>
          </table:table-cell>
          <table:table-cell table:formula="of:=SUM([.E45]+((100-[.F45])*[.E45]/100))" office:value-type="float" office:value="243.3719255" calcext:value-type="float">
            <text:p>243,3719255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0.69" calcext:value-type="float">
            <text:p>10,69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table:formula="of:=[.Q44]" office:value-type="float" office:value="30" calcext:value-type="float">
            <text:p>30</text:p>
          </table:table-cell>
          <table:table-cell table:formula="of:=[.R44]" office:value-type="float" office:value="-115" calcext:value-type="float">
            <text:p>-115</text:p>
          </table:table-cell>
          <table:table-cell table:number-columns-repeated="2"/>
          <table:table-cell table:formula="of:=[.U44]" office:value-type="float" office:value="12.85" calcext:value-type="float">
            <text:p>12,85</text:p>
          </table:table-cell>
          <table:table-cell table:formula="of:=[.V4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11" calcext:value-type="float">
            <text:p>11,11</text:p>
          </table:table-cell>
          <table:table-cell table:formula="of:=[.B46]*100" office:value-type="float" office:value="1111" calcext:value-type="float">
            <text:p>1111</text:p>
          </table:table-cell>
          <table:table-cell office:value-type="float" office:value="215" calcext:value-type="float">
            <text:p>215</text:p>
          </table:table-cell>
          <table:table-cell table:formula="of:=SUM([.B46]*[.Q44])+[.R44]" office:value-type="float" office:value="218.3" calcext:value-type="float">
            <text:p>218,3</text:p>
          </table:table-cell>
          <table:table-cell table:formula="of:=SUM([.B46]*[.U46])+[.V46]" office:value-type="float" office:value="88.5635" calcext:value-type="float">
            <text:p>88,5635</text:p>
          </table:table-cell>
          <table:table-cell table:formula="of:=SUM([.D46]+SUM((100-[.F46])*[.D46]/100))" office:value-type="float" office:value="239.588475" calcext:value-type="float">
            <text:p>239,588475</text:p>
          </table:table-cell>
          <table:table-cell table:formula="of:=SUM([.E46]+((100-[.F46])*[.E46]/100))" office:value-type="float" office:value="243.2658795" calcext:value-type="float">
            <text:p>243,265879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0.69" calcext:value-type="float">
            <text:p>10,69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table:formula="of:=[.Q44]" office:value-type="float" office:value="30" calcext:value-type="float">
            <text:p>30</text:p>
          </table:table-cell>
          <table:table-cell table:formula="of:=[.R44]" office:value-type="float" office:value="-115" calcext:value-type="float">
            <text:p>-115</text:p>
          </table:table-cell>
          <table:table-cell table:number-columns-repeated="2"/>
          <table:table-cell table:formula="of:=[.U45]" office:value-type="float" office:value="12.85" calcext:value-type="float">
            <text:p>12,85</text:p>
          </table:table-cell>
          <table:table-cell table:formula="of:=[.V4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1" calcext:value-type="float">
            <text:p>11,1</text:p>
          </table:table-cell>
          <table:table-cell table:formula="of:=[.B47]*100" office:value-type="float" office:value="1110" calcext:value-type="float">
            <text:p>1110</text:p>
          </table:table-cell>
          <table:table-cell office:value-type="float" office:value="215" calcext:value-type="float">
            <text:p>215</text:p>
          </table:table-cell>
          <table:table-cell table:formula="of:=SUM([.B47]*[.Q44])+[.R44]" office:value-type="float" office:value="218" calcext:value-type="float">
            <text:p>218</text:p>
          </table:table-cell>
          <table:table-cell table:formula="of:=SUM([.B47]*[.U47])+[.V47]" office:value-type="float" office:value="88.435" calcext:value-type="float">
            <text:p>88,435</text:p>
          </table:table-cell>
          <table:table-cell table:formula="of:=SUM([.D47]+SUM((100-[.F47])*[.D47]/100))" office:value-type="float" office:value="239.86475" calcext:value-type="float">
            <text:p>239,86475</text:p>
          </table:table-cell>
          <table:table-cell table:formula="of:=SUM([.E47]+((100-[.F47])*[.E47]/100))" office:value-type="float" office:value="243.2117" calcext:value-type="float">
            <text:p>243,2117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0.68" calcext:value-type="float">
            <text:p>10,68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table:formula="of:=[.Q46]" office:value-type="float" office:value="30" calcext:value-type="float">
            <text:p>30</text:p>
          </table:table-cell>
          <table:table-cell table:formula="of:=[.R46]" office:value-type="float" office:value="-115" calcext:value-type="float">
            <text:p>-115</text:p>
          </table:table-cell>
          <table:table-cell table:number-columns-repeated="2"/>
          <table:table-cell table:formula="of:=[.U46]" office:value-type="float" office:value="12.85" calcext:value-type="float">
            <text:p>12,85</text:p>
          </table:table-cell>
          <table:table-cell table:formula="of:=[.V4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1" calcext:value-type="float">
            <text:p>11,1</text:p>
          </table:table-cell>
          <table:table-cell table:formula="of:=[.B48]*100" office:value-type="float" office:value="1110" calcext:value-type="float">
            <text:p>1110</text:p>
          </table:table-cell>
          <table:table-cell office:value-type="float" office:value="215" calcext:value-type="float">
            <text:p>215</text:p>
          </table:table-cell>
          <table:table-cell table:formula="of:=SUM([.B48]*[.Q44])+[.R44]" office:value-type="float" office:value="218" calcext:value-type="float">
            <text:p>218</text:p>
          </table:table-cell>
          <table:table-cell table:formula="of:=SUM([.B48]*[.U48])+[.V48]" office:value-type="float" office:value="88.435" calcext:value-type="float">
            <text:p>88,435</text:p>
          </table:table-cell>
          <table:table-cell table:formula="of:=SUM([.D48]+SUM((100-[.F48])*[.D48]/100))" office:value-type="float" office:value="239.86475" calcext:value-type="float">
            <text:p>239,86475</text:p>
          </table:table-cell>
          <table:table-cell table:formula="of:=SUM([.E48]+((100-[.F48])*[.E48]/100))" office:value-type="float" office:value="243.2117" calcext:value-type="float">
            <text:p>243,211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10.66" calcext:value-type="float">
            <text:p>10,66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table:formula="of:=[.Q47]" office:value-type="float" office:value="30" calcext:value-type="float">
            <text:p>30</text:p>
          </table:table-cell>
          <table:table-cell table:formula="of:=[.R47]" office:value-type="float" office:value="-115" calcext:value-type="float">
            <text:p>-115</text:p>
          </table:table-cell>
          <table:table-cell table:number-columns-repeated="2"/>
          <table:table-cell table:formula="of:=[.U47]" office:value-type="float" office:value="12.85" calcext:value-type="float">
            <text:p>12,85</text:p>
          </table:table-cell>
          <table:table-cell table:formula="of:=[.V4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08" calcext:value-type="float">
            <text:p>11,08</text:p>
          </table:table-cell>
          <table:table-cell table:formula="of:=[.B49]*100" office:value-type="float" office:value="1108" calcext:value-type="float">
            <text:p>1108</text:p>
          </table:table-cell>
          <table:table-cell office:value-type="float" office:value="215" calcext:value-type="float">
            <text:p>215</text:p>
          </table:table-cell>
          <table:table-cell table:formula="of:=SUM([.B49]*[.Q44])+[.R44]" office:value-type="float" office:value="217.4" calcext:value-type="float">
            <text:p>217,4</text:p>
          </table:table-cell>
          <table:table-cell table:formula="of:=SUM([.B49]*[.U49])+[.V49]" office:value-type="float" office:value="88.178" calcext:value-type="float">
            <text:p>88,178</text:p>
          </table:table-cell>
          <table:table-cell table:formula="of:=SUM([.D49]+SUM((100-[.F49])*[.D49]/100))" office:value-type="float" office:value="240.4173" calcext:value-type="float">
            <text:p>240,4173</text:p>
          </table:table-cell>
          <table:table-cell table:formula="of:=SUM([.E49]+((100-[.F49])*[.E49]/100))" office:value-type="float" office:value="243.101028" calcext:value-type="float">
            <text:p>243,10102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0.65" calcext:value-type="float">
            <text:p>10,65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Q47]" office:value-type="float" office:value="30" calcext:value-type="float">
            <text:p>30</text:p>
          </table:table-cell>
          <table:table-cell table:formula="of:=[.R47]" office:value-type="float" office:value="-115" calcext:value-type="float">
            <text:p>-115</text:p>
          </table:table-cell>
          <table:table-cell table:number-columns-repeated="2"/>
          <table:table-cell table:formula="of:=[.U48]" office:value-type="float" office:value="12.85" calcext:value-type="float">
            <text:p>12,85</text:p>
          </table:table-cell>
          <table:table-cell table:formula="of:=[.V4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08" calcext:value-type="float">
            <text:p>11,08</text:p>
          </table:table-cell>
          <table:table-cell table:formula="of:=[.B50]*100" office:value-type="float" office:value="1108" calcext:value-type="float">
            <text:p>1108</text:p>
          </table:table-cell>
          <table:table-cell office:value-type="float" office:value="214" calcext:value-type="float">
            <text:p>214</text:p>
          </table:table-cell>
          <table:table-cell table:formula="of:=SUM([.B50]*[.Q44])+[.R44]" office:value-type="float" office:value="217.4" calcext:value-type="float">
            <text:p>217,4</text:p>
          </table:table-cell>
          <table:table-cell table:formula="of:=SUM([.B50]*[.U50])+[.V50]" office:value-type="float" office:value="88.178" calcext:value-type="float">
            <text:p>88,178</text:p>
          </table:table-cell>
          <table:table-cell table:formula="of:=SUM([.D50]+SUM((100-[.F50])*[.D50]/100))" office:value-type="float" office:value="239.29908" calcext:value-type="float">
            <text:p>239,29908</text:p>
          </table:table-cell>
          <table:table-cell table:formula="of:=SUM([.E50]+((100-[.F50])*[.E50]/100))" office:value-type="float" office:value="243.101028" calcext:value-type="float">
            <text:p>243,10102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10.64" calcext:value-type="float">
            <text:p>10,64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Q49]" office:value-type="float" office:value="30" calcext:value-type="float">
            <text:p>30</text:p>
          </table:table-cell>
          <table:table-cell table:formula="of:=[.R49]" office:value-type="float" office:value="-115" calcext:value-type="float">
            <text:p>-115</text:p>
          </table:table-cell>
          <table:table-cell table:number-columns-repeated="2"/>
          <table:table-cell table:formula="of:=[.U49]" office:value-type="float" office:value="12.85" calcext:value-type="float">
            <text:p>12,85</text:p>
          </table:table-cell>
          <table:table-cell table:formula="of:=[.V4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07" calcext:value-type="float">
            <text:p>11,07</text:p>
          </table:table-cell>
          <table:table-cell table:formula="of:=[.B51]*100" office:value-type="float" office:value="1107" calcext:value-type="float">
            <text:p>1107</text:p>
          </table:table-cell>
          <table:table-cell office:value-type="float" office:value="214" calcext:value-type="float">
            <text:p>214</text:p>
          </table:table-cell>
          <table:table-cell table:formula="of:=SUM([.B51]*[.Q51])+[.R51]" office:value-type="float" office:value="217.1" calcext:value-type="float">
            <text:p>217,1</text:p>
          </table:table-cell>
          <table:table-cell table:formula="of:=SUM([.B51]*[.U51])+[.V51]" office:value-type="float" office:value="88.0495" calcext:value-type="float">
            <text:p>88,0495</text:p>
          </table:table-cell>
          <table:table-cell table:formula="of:=SUM([.D51]+SUM((100-[.F51])*[.D51]/100))" office:value-type="float" office:value="239.57407" calcext:value-type="float">
            <text:p>239,57407</text:p>
          </table:table-cell>
          <table:table-cell table:formula="of:=SUM([.E51]+((100-[.F51])*[.E51]/100))" office:value-type="float" office:value="243.0445355" calcext:value-type="float">
            <text:p>243,044535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.63" calcext:value-type="float">
            <text:p>10,63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Q49]" office:value-type="float" office:value="30" calcext:value-type="float">
            <text:p>30</text:p>
          </table:table-cell>
          <table:table-cell table:formula="of:=[.R49]" office:value-type="float" office:value="-115" calcext:value-type="float">
            <text:p>-115</text:p>
          </table:table-cell>
          <table:table-cell table:number-columns-repeated="2"/>
          <table:table-cell table:formula="of:=[.U50]" office:value-type="float" office:value="12.85" calcext:value-type="float">
            <text:p>12,85</text:p>
          </table:table-cell>
          <table:table-cell table:formula="of:=[.V5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05" calcext:value-type="float">
            <text:p>11,05</text:p>
          </table:table-cell>
          <table:table-cell table:formula="of:=[.B52]*100" office:value-type="float" office:value="1105" calcext:value-type="float">
            <text:p>1105</text:p>
          </table:table-cell>
          <table:table-cell office:value-type="float" office:value="213" calcext:value-type="float">
            <text:p>213</text:p>
          </table:table-cell>
          <table:table-cell table:formula="of:=SUM([.B52]*[.Q51])+[.R51]" office:value-type="float" office:value="216.5" calcext:value-type="float">
            <text:p>216,5</text:p>
          </table:table-cell>
          <table:table-cell table:formula="of:=SUM([.B52]*[.U52])+[.V52]" office:value-type="float" office:value="87.7925" calcext:value-type="float">
            <text:p>87,7925</text:p>
          </table:table-cell>
          <table:table-cell table:formula="of:=SUM([.D52]+SUM((100-[.F52])*[.D52]/100))" office:value-type="float" office:value="239.001975" calcext:value-type="float">
            <text:p>239,001975</text:p>
          </table:table-cell>
          <table:table-cell table:formula="of:=SUM([.E52]+((100-[.F52])*[.E52]/100))" office:value-type="float" office:value="242.9292375" calcext:value-type="float">
            <text:p>242,929237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0.63" calcext:value-type="float">
            <text:p>10,63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Q51]" office:value-type="float" office:value="30" calcext:value-type="float">
            <text:p>30</text:p>
          </table:table-cell>
          <table:table-cell table:formula="of:=[.R51]" office:value-type="float" office:value="-115" calcext:value-type="float">
            <text:p>-115</text:p>
          </table:table-cell>
          <table:table-cell table:number-columns-repeated="2"/>
          <table:table-cell table:formula="of:=[.U51]" office:value-type="float" office:value="12.85" calcext:value-type="float">
            <text:p>12,85</text:p>
          </table:table-cell>
          <table:table-cell table:formula="of:=[.V5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04" calcext:value-type="float">
            <text:p>11,04</text:p>
          </table:table-cell>
          <table:table-cell table:formula="of:=[.B53]*100" office:value-type="float" office:value="1104" calcext:value-type="float">
            <text:p>1104</text:p>
          </table:table-cell>
          <table:table-cell office:value-type="float" office:value="215" calcext:value-type="float">
            <text:p>215</text:p>
          </table:table-cell>
          <table:table-cell table:formula="of:=SUM([.B53]*[.Q51])+[.R51]" office:value-type="float" office:value="216.2" calcext:value-type="float">
            <text:p>216,2</text:p>
          </table:table-cell>
          <table:table-cell table:formula="of:=SUM([.B53]*[.U53])+[.V53]" office:value-type="float" office:value="87.664" calcext:value-type="float">
            <text:p>87,664</text:p>
          </table:table-cell>
          <table:table-cell table:formula="of:=SUM([.D53]+SUM((100-[.F53])*[.D53]/100))" office:value-type="float" office:value="241.5224" calcext:value-type="float">
            <text:p>241,5224</text:p>
          </table:table-cell>
          <table:table-cell table:formula="of:=SUM([.E53]+((100-[.F53])*[.E53]/100))" office:value-type="float" office:value="242.870432" calcext:value-type="float">
            <text:p>242,87043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10.61" calcext:value-type="float">
            <text:p>10,6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Q51]" office:value-type="float" office:value="30" calcext:value-type="float">
            <text:p>30</text:p>
          </table:table-cell>
          <table:table-cell table:formula="of:=[.R51]" office:value-type="float" office:value="-115" calcext:value-type="float">
            <text:p>-115</text:p>
          </table:table-cell>
          <table:table-cell table:number-columns-repeated="2"/>
          <table:table-cell table:formula="of:=[.U52]" office:value-type="float" office:value="12.85" calcext:value-type="float">
            <text:p>12,85</text:p>
          </table:table-cell>
          <table:table-cell table:formula="of:=[.V5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03" calcext:value-type="float">
            <text:p>11,03</text:p>
          </table:table-cell>
          <table:table-cell table:formula="of:=[.B54]*100" office:value-type="float" office:value="1103" calcext:value-type="float">
            <text:p>1103</text:p>
          </table:table-cell>
          <table:table-cell office:value-type="float" office:value="214" calcext:value-type="float">
            <text:p>214</text:p>
          </table:table-cell>
          <table:table-cell table:formula="of:=SUM([.B54]*[.Q51])+[.R51]" office:value-type="float" office:value="215.9" calcext:value-type="float">
            <text:p>215,9</text:p>
          </table:table-cell>
          <table:table-cell table:formula="of:=SUM([.B54]*[.U54])+[.V54]" office:value-type="float" office:value="87.5355" calcext:value-type="float">
            <text:p>87,5355</text:p>
          </table:table-cell>
          <table:table-cell table:formula="of:=SUM([.D54]+SUM((100-[.F54])*[.D54]/100))" office:value-type="float" office:value="240.67403" calcext:value-type="float">
            <text:p>240,67403</text:p>
          </table:table-cell>
          <table:table-cell table:formula="of:=SUM([.E54]+((100-[.F54])*[.E54]/100))" office:value-type="float" office:value="242.8108555" calcext:value-type="float">
            <text:p>242,810855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10.6" calcext:value-type="float">
            <text:p>10,6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Q53]" office:value-type="float" office:value="30" calcext:value-type="float">
            <text:p>30</text:p>
          </table:table-cell>
          <table:table-cell table:formula="of:=[.R53]" office:value-type="float" office:value="-115" calcext:value-type="float">
            <text:p>-115</text:p>
          </table:table-cell>
          <table:table-cell table:number-columns-repeated="2"/>
          <table:table-cell table:formula="of:=[.U53]" office:value-type="float" office:value="12.85" calcext:value-type="float">
            <text:p>12,85</text:p>
          </table:table-cell>
          <table:table-cell table:formula="of:=[.V5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02" calcext:value-type="float">
            <text:p>11,02</text:p>
          </table:table-cell>
          <table:table-cell table:formula="of:=[.B55]*100" office:value-type="float" office:value="1102" calcext:value-type="float">
            <text:p>1102</text:p>
          </table:table-cell>
          <table:table-cell office:value-type="float" office:value="214" calcext:value-type="float">
            <text:p>214</text:p>
          </table:table-cell>
          <table:table-cell table:formula="of:=SUM([.B55]*[.Q51])+[.R51]" office:value-type="float" office:value="215.6" calcext:value-type="float">
            <text:p>215,6</text:p>
          </table:table-cell>
          <table:table-cell table:formula="of:=SUM([.B55]*[.U55])+[.V55]" office:value-type="float" office:value="87.407" calcext:value-type="float">
            <text:p>87,407</text:p>
          </table:table-cell>
          <table:table-cell table:formula="of:=SUM([.D55]+SUM((100-[.F55])*[.D55]/100))" office:value-type="float" office:value="240.94902" calcext:value-type="float">
            <text:p>240,94902</text:p>
          </table:table-cell>
          <table:table-cell table:formula="of:=SUM([.E55]+((100-[.F55])*[.E55]/100))" office:value-type="float" office:value="242.750508" calcext:value-type="float">
            <text:p>242,750508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10.58" calcext:value-type="float">
            <text:p>10,5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Q53]" office:value-type="float" office:value="30" calcext:value-type="float">
            <text:p>30</text:p>
          </table:table-cell>
          <table:table-cell table:formula="of:=[.R53]" office:value-type="float" office:value="-115" calcext:value-type="float">
            <text:p>-115</text:p>
          </table:table-cell>
          <table:table-cell table:number-columns-repeated="2"/>
          <table:table-cell table:formula="of:=[.U54]" office:value-type="float" office:value="12.85" calcext:value-type="float">
            <text:p>12,85</text:p>
          </table:table-cell>
          <table:table-cell table:formula="of:=[.V5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.01" calcext:value-type="float">
            <text:p>11,01</text:p>
          </table:table-cell>
          <table:table-cell table:formula="of:=[.B56]*100" office:value-type="float" office:value="1101" calcext:value-type="float">
            <text:p>1101</text:p>
          </table:table-cell>
          <table:table-cell office:value-type="float" office:value="212" calcext:value-type="float">
            <text:p>212</text:p>
          </table:table-cell>
          <table:table-cell table:formula="of:=SUM([.B56]*[.Q51])+[.R51]" office:value-type="float" office:value="215.3" calcext:value-type="float">
            <text:p>215,3</text:p>
          </table:table-cell>
          <table:table-cell table:formula="of:=SUM([.B56]*[.U56])+[.V56]" office:value-type="float" office:value="87.2785" calcext:value-type="float">
            <text:p>87,2785</text:p>
          </table:table-cell>
          <table:table-cell table:formula="of:=SUM([.D56]+SUM((100-[.F56])*[.D56]/100))" office:value-type="float" office:value="238.96958" calcext:value-type="float">
            <text:p>238,96958</text:p>
          </table:table-cell>
          <table:table-cell table:formula="of:=SUM([.E56]+((100-[.F56])*[.E56]/100))" office:value-type="float" office:value="242.6893895" calcext:value-type="float">
            <text:p>242,6893895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0.58" calcext:value-type="float">
            <text:p>10,58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Q55]" office:value-type="float" office:value="30" calcext:value-type="float">
            <text:p>30</text:p>
          </table:table-cell>
          <table:table-cell table:formula="of:=[.R55]" office:value-type="float" office:value="-115" calcext:value-type="float">
            <text:p>-115</text:p>
          </table:table-cell>
          <table:table-cell table:number-columns-repeated="2"/>
          <table:table-cell table:formula="of:=[.U55]" office:value-type="float" office:value="12.85" calcext:value-type="float">
            <text:p>12,85</text:p>
          </table:table-cell>
          <table:table-cell table:formula="of:=[.V5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B57]*100" office:value-type="float" office:value="1100" calcext:value-type="float">
            <text:p>1100</text:p>
          </table:table-cell>
          <table:table-cell office:value-type="float" office:value="212" calcext:value-type="float">
            <text:p>212</text:p>
          </table:table-cell>
          <table:table-cell table:formula="of:=SUM([.B57]*[.Q51])+[.R51]" office:value-type="float" office:value="215" calcext:value-type="float">
            <text:p>215</text:p>
          </table:table-cell>
          <table:table-cell table:formula="of:=SUM([.B57]*[.U57])+[.V57]" office:value-type="float" office:value="87.15" calcext:value-type="float">
            <text:p>87,15</text:p>
          </table:table-cell>
          <table:table-cell table:formula="of:=SUM([.D57]+SUM((100-[.F57])*[.D57]/100))" office:value-type="float" office:value="239.242" calcext:value-type="float">
            <text:p>239,242</text:p>
          </table:table-cell>
          <table:table-cell table:formula="of:=SUM([.E57]+((100-[.F57])*[.E57]/100))" office:value-type="float" office:value="242.6275" calcext:value-type="float">
            <text:p>242,627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10.57" calcext:value-type="float">
            <text:p>10,57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Q56]" office:value-type="float" office:value="30" calcext:value-type="float">
            <text:p>30</text:p>
          </table:table-cell>
          <table:table-cell table:formula="of:=[.R56]" office:value-type="float" office:value="-115" calcext:value-type="float">
            <text:p>-115</text:p>
          </table:table-cell>
          <table:table-cell table:number-columns-repeated="2"/>
          <table:table-cell table:formula="of:=[.U56]" office:value-type="float" office:value="12.85" calcext:value-type="float">
            <text:p>12,85</text:p>
          </table:table-cell>
          <table:table-cell table:formula="of:=[.V5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B58]*100" office:value-type="float" office:value="1100" calcext:value-type="float">
            <text:p>1100</text:p>
          </table:table-cell>
          <table:table-cell office:value-type="float" office:value="212" calcext:value-type="float">
            <text:p>212</text:p>
          </table:table-cell>
          <table:table-cell table:formula="of:=SUM([.B58]*[.Q58])+[.R58]" office:value-type="float" office:value="215" calcext:value-type="float">
            <text:p>215</text:p>
          </table:table-cell>
          <table:table-cell table:formula="of:=SUM([.B58]*[.U58])+[.V58]" office:value-type="float" office:value="87.15" calcext:value-type="float">
            <text:p>87,15</text:p>
          </table:table-cell>
          <table:table-cell table:formula="of:=SUM([.D58]+SUM((100-[.F58])*[.D58]/100))" office:value-type="float" office:value="239.242" calcext:value-type="float">
            <text:p>239,242</text:p>
          </table:table-cell>
          <table:table-cell table:formula="of:=SUM([.E58]+((100-[.F58])*[.E58]/100))" office:value-type="float" office:value="242.6275" calcext:value-type="float">
            <text:p>242,6275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10.54" calcext:value-type="float">
            <text:p>10,54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Q56]" office:value-type="float" office:value="30" calcext:value-type="float">
            <text:p>30</text:p>
          </table:table-cell>
          <table:table-cell table:formula="of:=[.R56]" office:value-type="float" office:value="-115" calcext:value-type="float">
            <text:p>-115</text:p>
          </table:table-cell>
          <table:table-cell table:number-columns-repeated="2"/>
          <table:table-cell table:formula="of:=[.U57]" office:value-type="float" office:value="12.85" calcext:value-type="float">
            <text:p>12,85</text:p>
          </table:table-cell>
          <table:table-cell table:formula="of:=[.V5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98" calcext:value-type="float">
            <text:p>10,98</text:p>
          </table:table-cell>
          <table:table-cell table:formula="of:=[.B59]*100" office:value-type="float" office:value="1098" calcext:value-type="float">
            <text:p>1098</text:p>
          </table:table-cell>
          <table:table-cell office:value-type="float" office:value="210" calcext:value-type="float">
            <text:p>210</text:p>
          </table:table-cell>
          <table:table-cell table:formula="of:=SUM([.B59]*[.Q58])+[.R58]" office:value-type="float" office:value="214.4" calcext:value-type="float">
            <text:p>214,4</text:p>
          </table:table-cell>
          <table:table-cell table:formula="of:=SUM([.B59]*[.U59])+[.V59]" office:value-type="float" office:value="86.893" calcext:value-type="float">
            <text:p>86,893</text:p>
          </table:table-cell>
          <table:table-cell table:formula="of:=SUM([.D59]+SUM((100-[.F59])*[.D59]/100))" office:value-type="float" office:value="237.5247" calcext:value-type="float">
            <text:p>237,5247</text:p>
          </table:table-cell>
          <table:table-cell table:formula="of:=SUM([.E59]+((100-[.F59])*[.E59]/100))" office:value-type="float" office:value="242.501408" calcext:value-type="float">
            <text:p>242,50140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0.53" calcext:value-type="float">
            <text:p>10,53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table:formula="of:=[.Q58]" office:value-type="float" office:value="30" calcext:value-type="float">
            <text:p>30</text:p>
          </table:table-cell>
          <table:table-cell table:formula="of:=[.R58]" office:value-type="float" office:value="-115" calcext:value-type="float">
            <text:p>-115</text:p>
          </table:table-cell>
          <table:table-cell table:number-columns-repeated="2"/>
          <table:table-cell table:formula="of:=[.U58]" office:value-type="float" office:value="12.85" calcext:value-type="float">
            <text:p>12,85</text:p>
          </table:table-cell>
          <table:table-cell table:formula="of:=[.V5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97" calcext:value-type="float">
            <text:p>10,97</text:p>
          </table:table-cell>
          <table:table-cell table:formula="of:=[.B60]*100" office:value-type="float" office:value="1097" calcext:value-type="float">
            <text:p>1097</text:p>
          </table:table-cell>
          <table:table-cell office:value-type="float" office:value="212" calcext:value-type="float">
            <text:p>212</text:p>
          </table:table-cell>
          <table:table-cell table:formula="of:=SUM([.B60]*[.Q58])+[.R58]" office:value-type="float" office:value="214.1" calcext:value-type="float">
            <text:p>214,1</text:p>
          </table:table-cell>
          <table:table-cell table:formula="of:=SUM([.B60]*[.U60])+[.V60]" office:value-type="float" office:value="86.7645" calcext:value-type="float">
            <text:p>86,7645</text:p>
          </table:table-cell>
          <table:table-cell table:formula="of:=SUM([.D60]+SUM((100-[.F60])*[.D60]/100))" office:value-type="float" office:value="240.05926" calcext:value-type="float">
            <text:p>240,05926</text:p>
          </table:table-cell>
          <table:table-cell table:formula="of:=SUM([.E60]+((100-[.F60])*[.E60]/100))" office:value-type="float" office:value="242.4372055" calcext:value-type="float">
            <text:p>242,4372055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10.49" calcext:value-type="float">
            <text:p>10,49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table:formula="of:=[.Q58]" office:value-type="float" office:value="30" calcext:value-type="float">
            <text:p>30</text:p>
          </table:table-cell>
          <table:table-cell table:formula="of:=[.R58]" office:value-type="float" office:value="-115" calcext:value-type="float">
            <text:p>-115</text:p>
          </table:table-cell>
          <table:table-cell table:number-columns-repeated="2"/>
          <table:table-cell table:formula="of:=[.U59]" office:value-type="float" office:value="12.85" calcext:value-type="float">
            <text:p>12,85</text:p>
          </table:table-cell>
          <table:table-cell table:formula="of:=[.V5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96" calcext:value-type="float">
            <text:p>10,96</text:p>
          </table:table-cell>
          <table:table-cell table:formula="of:=[.B61]*100" office:value-type="float" office:value="1096" calcext:value-type="float">
            <text:p>1096</text:p>
          </table:table-cell>
          <table:table-cell office:value-type="float" office:value="212" calcext:value-type="float">
            <text:p>212</text:p>
          </table:table-cell>
          <table:table-cell table:formula="of:=SUM([.B61]*[.Q58])+[.R58]" office:value-type="float" office:value="213.8" calcext:value-type="float">
            <text:p>213,8</text:p>
          </table:table-cell>
          <table:table-cell table:formula="of:=SUM([.B61]*[.U61])+[.V61]" office:value-type="float" office:value="86.636" calcext:value-type="float">
            <text:p>86,636</text:p>
          </table:table-cell>
          <table:table-cell table:formula="of:=SUM([.D61]+SUM((100-[.F61])*[.D61]/100))" office:value-type="float" office:value="240.33168" calcext:value-type="float">
            <text:p>240,33168</text:p>
          </table:table-cell>
          <table:table-cell table:formula="of:=SUM([.E61]+((100-[.F61])*[.E61]/100))" office:value-type="float" office:value="242.372232" calcext:value-type="float">
            <text:p>242,37223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0.46" calcext:value-type="float">
            <text:p>10,46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table:formula="of:=[.Q60]" office:value-type="float" office:value="30" calcext:value-type="float">
            <text:p>30</text:p>
          </table:table-cell>
          <table:table-cell table:formula="of:=[.R60]" office:value-type="float" office:value="-115" calcext:value-type="float">
            <text:p>-115</text:p>
          </table:table-cell>
          <table:table-cell table:number-columns-repeated="2"/>
          <table:table-cell table:formula="of:=[.U60]" office:value-type="float" office:value="12.85" calcext:value-type="float">
            <text:p>12,85</text:p>
          </table:table-cell>
          <table:table-cell table:formula="of:=[.V6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96" calcext:value-type="float">
            <text:p>10,96</text:p>
          </table:table-cell>
          <table:table-cell table:formula="of:=[.B62]*100" office:value-type="float" office:value="1096" calcext:value-type="float">
            <text:p>1096</text:p>
          </table:table-cell>
          <table:table-cell office:value-type="float" office:value="212" calcext:value-type="float">
            <text:p>212</text:p>
          </table:table-cell>
          <table:table-cell table:formula="of:=SUM([.B62]*[.Q58])+[.R58]" office:value-type="float" office:value="213.8" calcext:value-type="float">
            <text:p>213,8</text:p>
          </table:table-cell>
          <table:table-cell table:formula="of:=SUM([.B62]*[.U62])+[.V62]" office:value-type="float" office:value="86.636" calcext:value-type="float">
            <text:p>86,636</text:p>
          </table:table-cell>
          <table:table-cell table:formula="of:=SUM([.D62]+SUM((100-[.F62])*[.D62]/100))" office:value-type="float" office:value="240.33168" calcext:value-type="float">
            <text:p>240,33168</text:p>
          </table:table-cell>
          <table:table-cell table:formula="of:=SUM([.E62]+((100-[.F62])*[.E62]/100))" office:value-type="float" office:value="242.372232" calcext:value-type="float">
            <text:p>242,372232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10.41" calcext:value-type="float">
            <text:p>10,41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table:formula="of:=[.Q60]" office:value-type="float" office:value="30" calcext:value-type="float">
            <text:p>30</text:p>
          </table:table-cell>
          <table:table-cell table:formula="of:=[.R60]" office:value-type="float" office:value="-115" calcext:value-type="float">
            <text:p>-115</text:p>
          </table:table-cell>
          <table:table-cell table:number-columns-repeated="2"/>
          <table:table-cell table:formula="of:=[.U61]" office:value-type="float" office:value="12.85" calcext:value-type="float">
            <text:p>12,85</text:p>
          </table:table-cell>
          <table:table-cell table:formula="of:=[.V6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.95" calcext:value-type="float">
            <text:p>10,95</text:p>
          </table:table-cell>
          <table:table-cell table:formula="of:=[.B63]*100" office:value-type="float" office:value="1095" calcext:value-type="float">
            <text:p>1095</text:p>
          </table:table-cell>
          <table:table-cell office:value-type="float" office:value="211" calcext:value-type="float">
            <text:p>211</text:p>
          </table:table-cell>
          <table:table-cell table:formula="of:=SUM([.B63]*[.Q58])+[.R58]" office:value-type="float" office:value="213.5" calcext:value-type="float">
            <text:p>213,5</text:p>
          </table:table-cell>
          <table:table-cell table:formula="of:=SUM([.B63]*[.U63])+[.V63]" office:value-type="float" office:value="86.5075" calcext:value-type="float">
            <text:p>86,5075</text:p>
          </table:table-cell>
          <table:table-cell table:formula="of:=SUM([.D63]+SUM((100-[.F63])*[.D63]/100))" office:value-type="float" office:value="239.469175" calcext:value-type="float">
            <text:p>239,469175</text:p>
          </table:table-cell>
          <table:table-cell table:formula="of:=SUM([.E63]+((100-[.F63])*[.E63]/100))" office:value-type="float" office:value="242.3064875" calcext:value-type="float">
            <text:p>242,306487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0.36" calcext:value-type="float">
            <text:p>10,36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table:formula="of:=[.Q62]" office:value-type="float" office:value="30" calcext:value-type="float">
            <text:p>30</text:p>
          </table:table-cell>
          <table:table-cell table:formula="of:=[.R62]" office:value-type="float" office:value="-115" calcext:value-type="float">
            <text:p>-115</text:p>
          </table:table-cell>
          <table:table-cell table:number-columns-repeated="2"/>
          <table:table-cell table:formula="of:=[.U62]" office:value-type="float" office:value="12.85" calcext:value-type="float">
            <text:p>12,85</text:p>
          </table:table-cell>
          <table:table-cell table:formula="of:=[.V6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94" calcext:value-type="float">
            <text:p>10,94</text:p>
          </table:table-cell>
          <table:table-cell table:formula="of:=[.B64]*100" office:value-type="float" office:value="1094" calcext:value-type="float">
            <text:p>1094</text:p>
          </table:table-cell>
          <table:table-cell office:value-type="float" office:value="211" calcext:value-type="float">
            <text:p>211</text:p>
          </table:table-cell>
          <table:table-cell table:formula="of:=SUM([.B64]*[.Q58])+[.R58]" office:value-type="float" office:value="213.2" calcext:value-type="float">
            <text:p>213,2</text:p>
          </table:table-cell>
          <table:table-cell table:formula="of:=SUM([.B64]*[.U64])+[.V64]" office:value-type="float" office:value="86.379" calcext:value-type="float">
            <text:p>86,379</text:p>
          </table:table-cell>
          <table:table-cell table:formula="of:=SUM([.D64]+SUM((100-[.F64])*[.D64]/100))" office:value-type="float" office:value="239.74031" calcext:value-type="float">
            <text:p>239,74031</text:p>
          </table:table-cell>
          <table:table-cell table:formula="of:=SUM([.E64]+((100-[.F64])*[.E64]/100))" office:value-type="float" office:value="242.239972" calcext:value-type="float">
            <text:p>242,239972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10.25" calcext:value-type="float">
            <text:p>10,25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table:formula="of:=[.Q62]" office:value-type="float" office:value="30" calcext:value-type="float">
            <text:p>30</text:p>
          </table:table-cell>
          <table:table-cell table:formula="of:=[.R62]" office:value-type="float" office:value="-115" calcext:value-type="float">
            <text:p>-115</text:p>
          </table:table-cell>
          <table:table-cell table:number-columns-repeated="2"/>
          <table:table-cell table:formula="of:=[.U63]" office:value-type="float" office:value="12.85" calcext:value-type="float">
            <text:p>12,85</text:p>
          </table:table-cell>
          <table:table-cell table:formula="of:=[.V6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93" calcext:value-type="float">
            <text:p>10,93</text:p>
          </table:table-cell>
          <table:table-cell table:formula="of:=[.B65]*100" office:value-type="float" office:value="1093" calcext:value-type="float">
            <text:p>1093</text:p>
          </table:table-cell>
          <table:table-cell office:value-type="float" office:value="210" calcext:value-type="float">
            <text:p>210</text:p>
          </table:table-cell>
          <table:table-cell table:formula="of:=SUM([.B65]*[.Q65])+[.R65]" office:value-type="float" office:value="212.9" calcext:value-type="float">
            <text:p>212,9</text:p>
          </table:table-cell>
          <table:table-cell table:formula="of:=SUM([.B65]*[.U65])+[.V65]" office:value-type="float" office:value="86.2505" calcext:value-type="float">
            <text:p>86,2505</text:p>
          </table:table-cell>
          <table:table-cell table:formula="of:=SUM([.D65]+SUM((100-[.F65])*[.D65]/100))" office:value-type="float" office:value="238.87395" calcext:value-type="float">
            <text:p>238,87395</text:p>
          </table:table-cell>
          <table:table-cell table:formula="of:=SUM([.E65]+((100-[.F65])*[.E65]/100))" office:value-type="float" office:value="242.1726855" calcext:value-type="float">
            <text:p>242,1726855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0.12" calcext:value-type="float">
            <text:p>10,12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table:formula="of:=[.Q64]" office:value-type="float" office:value="30" calcext:value-type="float">
            <text:p>30</text:p>
          </table:table-cell>
          <table:table-cell table:formula="of:=[.R64]" office:value-type="float" office:value="-115" calcext:value-type="float">
            <text:p>-115</text:p>
          </table:table-cell>
          <table:table-cell table:number-columns-repeated="2"/>
          <table:table-cell table:formula="of:=[.U64]" office:value-type="float" office:value="12.85" calcext:value-type="float">
            <text:p>12,85</text:p>
          </table:table-cell>
          <table:table-cell table:formula="of:=[.V6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93" calcext:value-type="float">
            <text:p>10,93</text:p>
          </table:table-cell>
          <table:table-cell table:formula="of:=[.B66]*100"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table:formula="of:=SUM([.B66]*[.Q65])+[.R65]" office:value-type="float" office:value="212.9" calcext:value-type="float">
            <text:p>212,9</text:p>
          </table:table-cell>
          <table:table-cell table:formula="of:=SUM([.B66]*[.U66])+[.V66]" office:value-type="float" office:value="86.2505" calcext:value-type="float">
            <text:p>86,2505</text:p>
          </table:table-cell>
          <table:table-cell table:formula="of:=SUM([.D66]+SUM((100-[.F66])*[.D66]/100))" office:value-type="float" office:value="240.011445" calcext:value-type="float">
            <text:p>240,011445</text:p>
          </table:table-cell>
          <table:table-cell table:formula="of:=SUM([.E66]+((100-[.F66])*[.E66]/100))" office:value-type="float" office:value="242.1726855" calcext:value-type="float">
            <text:p>242,1726855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9.96" calcext:value-type="float">
            <text:p>9,96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table:formula="of:=[.Q65]" office:value-type="float" office:value="30" calcext:value-type="float">
            <text:p>30</text:p>
          </table:table-cell>
          <table:table-cell table:formula="of:=[.R65]" office:value-type="float" office:value="-115" calcext:value-type="float">
            <text:p>-115</text:p>
          </table:table-cell>
          <table:table-cell table:number-columns-repeated="2"/>
          <table:table-cell table:formula="of:=[.U65]" office:value-type="float" office:value="12.85" calcext:value-type="float">
            <text:p>12,85</text:p>
          </table:table-cell>
          <table:table-cell table:formula="of:=[.V6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92" calcext:value-type="float">
            <text:p>10,92</text:p>
          </table:table-cell>
          <table:table-cell table:formula="of:=[.B67]*100" office:value-type="float" office:value="1092" calcext:value-type="float">
            <text:p>1092</text:p>
          </table:table-cell>
          <table:table-cell office:value-type="float" office:value="210" calcext:value-type="float">
            <text:p>210</text:p>
          </table:table-cell>
          <table:table-cell table:formula="of:=SUM([.B67]*[.Q65])+[.R65]" office:value-type="float" office:value="212.6" calcext:value-type="float">
            <text:p>212,6</text:p>
          </table:table-cell>
          <table:table-cell table:formula="of:=SUM([.B67]*[.U67])+[.V67]" office:value-type="float" office:value="86.122" calcext:value-type="float">
            <text:p>86,122</text:p>
          </table:table-cell>
          <table:table-cell table:formula="of:=SUM([.D67]+SUM((100-[.F67])*[.D67]/100))" office:value-type="float" office:value="239.1438" calcext:value-type="float">
            <text:p>239,1438</text:p>
          </table:table-cell>
          <table:table-cell table:formula="of:=SUM([.E67]+((100-[.F67])*[.E67]/100))" office:value-type="float" office:value="242.104628" calcext:value-type="float">
            <text:p>242,104628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9.73" calcext:value-type="float">
            <text:p>9,7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table:formula="of:=[.Q65]" office:value-type="float" office:value="30" calcext:value-type="float">
            <text:p>30</text:p>
          </table:table-cell>
          <table:table-cell table:formula="of:=[.R65]" office:value-type="float" office:value="-115" calcext:value-type="float">
            <text:p>-115</text:p>
          </table:table-cell>
          <table:table-cell table:number-columns-repeated="2"/>
          <table:table-cell table:formula="of:=[.U66]" office:value-type="float" office:value="12.85" calcext:value-type="float">
            <text:p>12,85</text:p>
          </table:table-cell>
          <table:table-cell table:formula="of:=[.V6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91" calcext:value-type="float">
            <text:p>10,91</text:p>
          </table:table-cell>
          <table:table-cell table:formula="of:=[.B68]*100" office:value-type="float" office:value="1091" calcext:value-type="float">
            <text:p>1091</text:p>
          </table:table-cell>
          <table:table-cell office:value-type="float" office:value="210" calcext:value-type="float">
            <text:p>210</text:p>
          </table:table-cell>
          <table:table-cell table:formula="of:=SUM([.B68]*[.Q65])+[.R65]" office:value-type="float" office:value="212.3" calcext:value-type="float">
            <text:p>212,3</text:p>
          </table:table-cell>
          <table:table-cell table:formula="of:=SUM([.B68]*[.U68])+[.V68]" office:value-type="float" office:value="85.9935" calcext:value-type="float">
            <text:p>85,9935</text:p>
          </table:table-cell>
          <table:table-cell table:formula="of:=SUM([.D68]+SUM((100-[.F68])*[.D68]/100))" office:value-type="float" office:value="239.41365" calcext:value-type="float">
            <text:p>239,41365</text:p>
          </table:table-cell>
          <table:table-cell table:formula="of:=SUM([.E68]+((100-[.F68])*[.E68]/100))" office:value-type="float" office:value="242.0357995" calcext:value-type="float">
            <text:p>242,0357995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Q67]" office:value-type="float" office:value="30" calcext:value-type="float">
            <text:p>30</text:p>
          </table:table-cell>
          <table:table-cell table:formula="of:=[.R67]" office:value-type="float" office:value="-115" calcext:value-type="float">
            <text:p>-115</text:p>
          </table:table-cell>
          <table:table-cell table:number-columns-repeated="2"/>
          <table:table-cell table:formula="of:=[.U67]" office:value-type="float" office:value="12.85" calcext:value-type="float">
            <text:p>12,85</text:p>
          </table:table-cell>
          <table:table-cell table:formula="of:=[.V6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89" calcext:value-type="float">
            <text:p>10,89</text:p>
          </table:table-cell>
          <table:table-cell table:formula="of:=[.B69]*100" office:value-type="float" office:value="1089" calcext:value-type="float">
            <text:p>1089</text:p>
          </table:table-cell>
          <table:table-cell office:value-type="float" office:value="210" calcext:value-type="float">
            <text:p>210</text:p>
          </table:table-cell>
          <table:table-cell table:formula="of:=SUM([.B69]*[.Q65])+[.R65]" office:value-type="float" office:value="211.7" calcext:value-type="float">
            <text:p>211,7</text:p>
          </table:table-cell>
          <table:table-cell table:formula="of:=SUM([.B69]*[.U69])+[.V69]" office:value-type="float" office:value="85.7365" calcext:value-type="float">
            <text:p>85,7365</text:p>
          </table:table-cell>
          <table:table-cell table:formula="of:=SUM([.D69]+SUM((100-[.F69])*[.D69]/100))" office:value-type="float" office:value="239.95335" calcext:value-type="float">
            <text:p>239,95335</text:p>
          </table:table-cell>
          <table:table-cell table:formula="of:=SUM([.E69]+((100-[.F69])*[.E69]/100))" office:value-type="float" office:value="241.8958295" calcext:value-type="float">
            <text:p>241,8958295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Q67]" office:value-type="float" office:value="30" calcext:value-type="float">
            <text:p>30</text:p>
          </table:table-cell>
          <table:table-cell table:formula="of:=[.R67]" office:value-type="float" office:value="-115" calcext:value-type="float">
            <text:p>-115</text:p>
          </table:table-cell>
          <table:table-cell table:number-columns-repeated="2"/>
          <table:table-cell table:formula="of:=[.U68]" office:value-type="float" office:value="12.85" calcext:value-type="float">
            <text:p>12,85</text:p>
          </table:table-cell>
          <table:table-cell table:formula="of:=[.V6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88" calcext:value-type="float">
            <text:p>10,88</text:p>
          </table:table-cell>
          <table:table-cell table:formula="of:=[.B70]*100" office:value-type="float" office:value="1088" calcext:value-type="float">
            <text:p>1088</text:p>
          </table:table-cell>
          <table:table-cell office:value-type="float" office:value="209" calcext:value-type="float">
            <text:p>209</text:p>
          </table:table-cell>
          <table:table-cell table:formula="of:=SUM([.B70]*[.Q65])+[.R65]" office:value-type="float" office:value="211.4" calcext:value-type="float">
            <text:p>211,4</text:p>
          </table:table-cell>
          <table:table-cell table:formula="of:=SUM([.B70]*[.U70])+[.V70]" office:value-type="float" office:value="85.608" calcext:value-type="float">
            <text:p>85,608</text:p>
          </table:table-cell>
          <table:table-cell table:formula="of:=SUM([.D70]+SUM((100-[.F70])*[.D70]/100))" office:value-type="float" office:value="239.07928" calcext:value-type="float">
            <text:p>239,07928</text:p>
          </table:table-cell>
          <table:table-cell table:formula="of:=SUM([.E70]+((100-[.F70])*[.E70]/100))" office:value-type="float" office:value="241.824688" calcext:value-type="float">
            <text:p>241,824688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Q69]" office:value-type="float" office:value="30" calcext:value-type="float">
            <text:p>30</text:p>
          </table:table-cell>
          <table:table-cell table:formula="of:=[.R69]" office:value-type="float" office:value="-115" calcext:value-type="float">
            <text:p>-115</text:p>
          </table:table-cell>
          <table:table-cell table:number-columns-repeated="2"/>
          <table:table-cell table:formula="of:=[.U69]" office:value-type="float" office:value="12.85" calcext:value-type="float">
            <text:p>12,85</text:p>
          </table:table-cell>
          <table:table-cell table:formula="of:=[.V6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88" calcext:value-type="float">
            <text:p>10,88</text:p>
          </table:table-cell>
          <table:table-cell table:formula="of:=[.B71]*100" office:value-type="float" office:value="1088" calcext:value-type="float">
            <text:p>1088</text:p>
          </table:table-cell>
          <table:table-cell office:value-type="float" office:value="209" calcext:value-type="float">
            <text:p>209</text:p>
          </table:table-cell>
          <table:table-cell table:formula="of:=SUM([.B71]*[.Q65])+[.R65]" office:value-type="float" office:value="211.4" calcext:value-type="float">
            <text:p>211,4</text:p>
          </table:table-cell>
          <table:table-cell table:formula="of:=SUM([.B71]*[.U71])+[.V71]" office:value-type="float" office:value="85.608" calcext:value-type="float">
            <text:p>85,608</text:p>
          </table:table-cell>
          <table:table-cell table:formula="of:=SUM([.D71]+SUM((100-[.F71])*[.D71]/100))" office:value-type="float" office:value="239.07928" calcext:value-type="float">
            <text:p>239,07928</text:p>
          </table:table-cell>
          <table:table-cell table:formula="of:=SUM([.E71]+((100-[.F71])*[.E71]/100))" office:value-type="float" office:value="241.824688" calcext:value-type="float">
            <text:p>241,824688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Q69]" office:value-type="float" office:value="30" calcext:value-type="float">
            <text:p>30</text:p>
          </table:table-cell>
          <table:table-cell table:formula="of:=[.R69]" office:value-type="float" office:value="-115" calcext:value-type="float">
            <text:p>-115</text:p>
          </table:table-cell>
          <table:table-cell table:number-columns-repeated="2"/>
          <table:table-cell table:formula="of:=[.U70]" office:value-type="float" office:value="12.85" calcext:value-type="float">
            <text:p>12,85</text:p>
          </table:table-cell>
          <table:table-cell table:formula="of:=[.V7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87" calcext:value-type="float">
            <text:p>10,87</text:p>
          </table:table-cell>
          <table:table-cell table:formula="of:=[.B72]*100" office:value-type="float" office:value="1087" calcext:value-type="float">
            <text:p>1087</text:p>
          </table:table-cell>
          <table:table-cell office:value-type="float" office:value="209" calcext:value-type="float">
            <text:p>209</text:p>
          </table:table-cell>
          <table:table-cell table:formula="of:=SUM([.B72]*[.Q72])+[.R72]" office:value-type="float" office:value="211.1" calcext:value-type="float">
            <text:p>211,1</text:p>
          </table:table-cell>
          <table:table-cell table:formula="of:=SUM([.B72]*[.U72])+[.V72]" office:value-type="float" office:value="85.4795" calcext:value-type="float">
            <text:p>85,4795</text:p>
          </table:table-cell>
          <table:table-cell table:formula="of:=SUM([.D72]+SUM((100-[.F72])*[.D72]/100))" office:value-type="float" office:value="239.347845" calcext:value-type="float">
            <text:p>239,347845</text:p>
          </table:table-cell>
          <table:table-cell table:formula="of:=SUM([.E72]+((100-[.F72])*[.E72]/100))" office:value-type="float" office:value="241.7527755" calcext:value-type="float">
            <text:p>241,7527755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Q71]" office:value-type="float" office:value="30" calcext:value-type="float">
            <text:p>30</text:p>
          </table:table-cell>
          <table:table-cell table:formula="of:=[.R71]" office:value-type="float" office:value="-115" calcext:value-type="float">
            <text:p>-115</text:p>
          </table:table-cell>
          <table:table-cell table:number-columns-repeated="2"/>
          <table:table-cell table:formula="of:=[.U71]" office:value-type="float" office:value="12.85" calcext:value-type="float">
            <text:p>12,85</text:p>
          </table:table-cell>
          <table:table-cell table:formula="of:=[.V7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87" calcext:value-type="float">
            <text:p>10,87</text:p>
          </table:table-cell>
          <table:table-cell table:formula="of:=[.B73]*100" office:value-type="float" office:value="1087" calcext:value-type="float">
            <text:p>1087</text:p>
          </table:table-cell>
          <table:table-cell office:value-type="float" office:value="209" calcext:value-type="float">
            <text:p>209</text:p>
          </table:table-cell>
          <table:table-cell table:formula="of:=SUM([.B73]*[.Q72])+[.R72]" office:value-type="float" office:value="211.1" calcext:value-type="float">
            <text:p>211,1</text:p>
          </table:table-cell>
          <table:table-cell table:formula="of:=SUM([.B73]*[.U73])+[.V73]" office:value-type="float" office:value="85.4795" calcext:value-type="float">
            <text:p>85,4795</text:p>
          </table:table-cell>
          <table:table-cell table:formula="of:=SUM([.D73]+SUM((100-[.F73])*[.D73]/100))" office:value-type="float" office:value="239.347845" calcext:value-type="float">
            <text:p>239,347845</text:p>
          </table:table-cell>
          <table:table-cell table:formula="of:=SUM([.E73]+((100-[.F73])*[.E73]/100))" office:value-type="float" office:value="241.7527755" calcext:value-type="float">
            <text:p>241,7527755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Q71]" office:value-type="float" office:value="30" calcext:value-type="float">
            <text:p>30</text:p>
          </table:table-cell>
          <table:table-cell table:formula="of:=[.R71]" office:value-type="float" office:value="-115" calcext:value-type="float">
            <text:p>-115</text:p>
          </table:table-cell>
          <table:table-cell table:number-columns-repeated="2"/>
          <table:table-cell table:formula="of:=[.U72]" office:value-type="float" office:value="12.85" calcext:value-type="float">
            <text:p>12,85</text:p>
          </table:table-cell>
          <table:table-cell table:formula="of:=[.V7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85" calcext:value-type="float">
            <text:p>10,85</text:p>
          </table:table-cell>
          <table:table-cell table:formula="of:=[.B74]*100" office:value-type="float" office:value="1085" calcext:value-type="float">
            <text:p>1085</text:p>
          </table:table-cell>
          <table:table-cell office:value-type="float" office:value="208" calcext:value-type="float">
            <text:p>208</text:p>
          </table:table-cell>
          <table:table-cell table:formula="of:=SUM([.B74]*[.Q72])+[.R72]" office:value-type="float" office:value="210.5" calcext:value-type="float">
            <text:p>210,5</text:p>
          </table:table-cell>
          <table:table-cell table:formula="of:=SUM([.B74]*[.U74])+[.V74]" office:value-type="float" office:value="85.2225" calcext:value-type="float">
            <text:p>85,2225</text:p>
          </table:table-cell>
          <table:table-cell table:formula="of:=SUM([.D74]+SUM((100-[.F74])*[.D74]/100))" office:value-type="float" office:value="238.7372" calcext:value-type="float">
            <text:p>238,7372</text:p>
          </table:table-cell>
          <table:table-cell table:formula="of:=SUM([.E74]+((100-[.F74])*[.E74]/100))" office:value-type="float" office:value="241.6066375" calcext:value-type="float">
            <text:p>241,606637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73]" office:value-type="float" office:value="30" calcext:value-type="float">
            <text:p>30</text:p>
          </table:table-cell>
          <table:table-cell table:formula="of:=[.R73]" office:value-type="float" office:value="-115" calcext:value-type="float">
            <text:p>-115</text:p>
          </table:table-cell>
          <table:table-cell table:number-columns-repeated="2"/>
          <table:table-cell table:formula="of:=[.U73]" office:value-type="float" office:value="12.85" calcext:value-type="float">
            <text:p>12,85</text:p>
          </table:table-cell>
          <table:table-cell table:formula="of:=[.V7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84" calcext:value-type="float">
            <text:p>10,84</text:p>
          </table:table-cell>
          <table:table-cell table:formula="of:=[.B75]*100" office:value-type="float" office:value="1084" calcext:value-type="float">
            <text:p>1084</text:p>
          </table:table-cell>
          <table:table-cell office:value-type="float" office:value="207" calcext:value-type="float">
            <text:p>207</text:p>
          </table:table-cell>
          <table:table-cell table:formula="of:=SUM([.B75]*[.Q72])+[.R72]" office:value-type="float" office:value="210.2" calcext:value-type="float">
            <text:p>210,2</text:p>
          </table:table-cell>
          <table:table-cell table:formula="of:=SUM([.B75]*[.U75])+[.V75]" office:value-type="float" office:value="85.094" calcext:value-type="float">
            <text:p>85,094</text:p>
          </table:table-cell>
          <table:table-cell table:formula="of:=SUM([.D75]+SUM((100-[.F75])*[.D75]/100))" office:value-type="float" office:value="237.85542" calcext:value-type="float">
            <text:p>237,85542</text:p>
          </table:table-cell>
          <table:table-cell table:formula="of:=SUM([.E75]+((100-[.F75])*[.E75]/100))" office:value-type="float" office:value="241.532412" calcext:value-type="float">
            <text:p>241,53241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74]" office:value-type="float" office:value="30" calcext:value-type="float">
            <text:p>30</text:p>
          </table:table-cell>
          <table:table-cell table:formula="of:=[.R74]" office:value-type="float" office:value="-115" calcext:value-type="float">
            <text:p>-115</text:p>
          </table:table-cell>
          <table:table-cell table:number-columns-repeated="2"/>
          <table:table-cell table:formula="of:=[.U74]" office:value-type="float" office:value="12.85" calcext:value-type="float">
            <text:p>12,85</text:p>
          </table:table-cell>
          <table:table-cell table:formula="of:=[.V7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83" calcext:value-type="float">
            <text:p>10,83</text:p>
          </table:table-cell>
          <table:table-cell table:formula="of:=[.B76]*100" office:value-type="float" office:value="1083" calcext:value-type="float">
            <text:p>1083</text:p>
          </table:table-cell>
          <table:table-cell office:value-type="float" office:value="208" calcext:value-type="float">
            <text:p>208</text:p>
          </table:table-cell>
          <table:table-cell table:formula="of:=SUM([.B76]*[.Q72])+[.R72]" office:value-type="float" office:value="209.9" calcext:value-type="float">
            <text:p>209,9</text:p>
          </table:table-cell>
          <table:table-cell table:formula="of:=SUM([.B76]*[.U76])+[.V76]" office:value-type="float" office:value="84.9655" calcext:value-type="float">
            <text:p>84,9655</text:p>
          </table:table-cell>
          <table:table-cell table:formula="of:=SUM([.D76]+SUM((100-[.F76])*[.D76]/100))" office:value-type="float" office:value="239.27176" calcext:value-type="float">
            <text:p>239,27176</text:p>
          </table:table-cell>
          <table:table-cell table:formula="of:=SUM([.E76]+((100-[.F76])*[.E76]/100))" office:value-type="float" office:value="241.4574155" calcext:value-type="float">
            <text:p>241,45741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74]" office:value-type="float" office:value="30" calcext:value-type="float">
            <text:p>30</text:p>
          </table:table-cell>
          <table:table-cell table:formula="of:=[.R74]" office:value-type="float" office:value="-115" calcext:value-type="float">
            <text:p>-115</text:p>
          </table:table-cell>
          <table:table-cell table:number-columns-repeated="2"/>
          <table:table-cell table:formula="of:=[.U75]" office:value-type="float" office:value="12.85" calcext:value-type="float">
            <text:p>12,85</text:p>
          </table:table-cell>
          <table:table-cell table:formula="of:=[.V7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83" calcext:value-type="float">
            <text:p>10,83</text:p>
          </table:table-cell>
          <table:table-cell table:formula="of:=[.B77]*100" office:value-type="float" office:value="1083" calcext:value-type="float">
            <text:p>1083</text:p>
          </table:table-cell>
          <table:table-cell office:value-type="float" office:value="207" calcext:value-type="float">
            <text:p>207</text:p>
          </table:table-cell>
          <table:table-cell table:formula="of:=SUM([.B77]*[.Q72])+[.R72]" office:value-type="float" office:value="209.9" calcext:value-type="float">
            <text:p>209,9</text:p>
          </table:table-cell>
          <table:table-cell table:formula="of:=SUM([.B77]*[.U77])+[.V77]" office:value-type="float" office:value="84.9655" calcext:value-type="float">
            <text:p>84,9655</text:p>
          </table:table-cell>
          <table:table-cell table:formula="of:=SUM([.D77]+SUM((100-[.F77])*[.D77]/100))" office:value-type="float" office:value="238.121415" calcext:value-type="float">
            <text:p>238,121415</text:p>
          </table:table-cell>
          <table:table-cell table:formula="of:=SUM([.E77]+((100-[.F77])*[.E77]/100))" office:value-type="float" office:value="241.4574155" calcext:value-type="float">
            <text:p>241,45741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76]" office:value-type="float" office:value="30" calcext:value-type="float">
            <text:p>30</text:p>
          </table:table-cell>
          <table:table-cell table:formula="of:=[.R76]" office:value-type="float" office:value="-115" calcext:value-type="float">
            <text:p>-115</text:p>
          </table:table-cell>
          <table:table-cell table:number-columns-repeated="2"/>
          <table:table-cell table:formula="of:=[.U76]" office:value-type="float" office:value="12.85" calcext:value-type="float">
            <text:p>12,85</text:p>
          </table:table-cell>
          <table:table-cell table:formula="of:=[.V7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.82" calcext:value-type="float">
            <text:p>10,82</text:p>
          </table:table-cell>
          <table:table-cell table:formula="of:=[.B78]*100" office:value-type="float" office:value="1082" calcext:value-type="float">
            <text:p>1082</text:p>
          </table:table-cell>
          <table:table-cell office:value-type="float" office:value="205" calcext:value-type="float">
            <text:p>205</text:p>
          </table:table-cell>
          <table:table-cell table:formula="of:=SUM([.B78]*[.Q72])+[.R72]" office:value-type="float" office:value="209.6" calcext:value-type="float">
            <text:p>209,6</text:p>
          </table:table-cell>
          <table:table-cell table:formula="of:=SUM([.B78]*[.U78])+[.V78]" office:value-type="float" office:value="84.837" calcext:value-type="float">
            <text:p>84,837</text:p>
          </table:table-cell>
          <table:table-cell table:formula="of:=SUM([.D78]+SUM((100-[.F78])*[.D78]/100))" office:value-type="float" office:value="236.08415" calcext:value-type="float">
            <text:p>236,08415</text:p>
          </table:table-cell>
          <table:table-cell table:formula="of:=SUM([.E78]+((100-[.F78])*[.E78]/100))" office:value-type="float" office:value="241.381648" calcext:value-type="float">
            <text:p>241,38164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76]" office:value-type="float" office:value="30" calcext:value-type="float">
            <text:p>30</text:p>
          </table:table-cell>
          <table:table-cell table:formula="of:=[.R76]" office:value-type="float" office:value="-115" calcext:value-type="float">
            <text:p>-115</text:p>
          </table:table-cell>
          <table:table-cell table:number-columns-repeated="2"/>
          <table:table-cell table:formula="of:=[.U77]" office:value-type="float" office:value="12.85" calcext:value-type="float">
            <text:p>12,85</text:p>
          </table:table-cell>
          <table:table-cell table:formula="of:=[.V7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81" calcext:value-type="float">
            <text:p>10,81</text:p>
          </table:table-cell>
          <table:table-cell table:formula="of:=[.B79]*100" office:value-type="float" office:value="1081" calcext:value-type="float">
            <text:p>1081</text:p>
          </table:table-cell>
          <table:table-cell office:value-type="float" office:value="204" calcext:value-type="float">
            <text:p>204</text:p>
          </table:table-cell>
          <table:table-cell table:formula="of:=SUM([.B79]*[.Q79])+[.R79]" office:value-type="float" office:value="209.3" calcext:value-type="float">
            <text:p>209,3</text:p>
          </table:table-cell>
          <table:table-cell table:formula="of:=SUM([.B79]*[.U79])+[.V79]" office:value-type="float" office:value="84.7085" calcext:value-type="float">
            <text:p>84,7085</text:p>
          </table:table-cell>
          <table:table-cell table:formula="of:=SUM([.D79]+SUM((100-[.F79])*[.D79]/100))" office:value-type="float" office:value="235.19466" calcext:value-type="float">
            <text:p>235,19466</text:p>
          </table:table-cell>
          <table:table-cell table:formula="of:=SUM([.E79]+((100-[.F79])*[.E79]/100))" office:value-type="float" office:value="241.3051095" calcext:value-type="float">
            <text:p>241,305109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78]" office:value-type="float" office:value="30" calcext:value-type="float">
            <text:p>30</text:p>
          </table:table-cell>
          <table:table-cell table:formula="of:=[.R78]" office:value-type="float" office:value="-115" calcext:value-type="float">
            <text:p>-115</text:p>
          </table:table-cell>
          <table:table-cell table:number-columns-repeated="2"/>
          <table:table-cell table:formula="of:=[.U78]" office:value-type="float" office:value="12.85" calcext:value-type="float">
            <text:p>12,85</text:p>
          </table:table-cell>
          <table:table-cell table:formula="of:=[.V7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79" calcext:value-type="float">
            <text:p>10,79</text:p>
          </table:table-cell>
          <table:table-cell table:formula="of:=[.B80]*100" office:value-type="float" office:value="1079" calcext:value-type="float">
            <text:p>1079</text:p>
          </table:table-cell>
          <table:table-cell office:value-type="float" office:value="204" calcext:value-type="float">
            <text:p>204</text:p>
          </table:table-cell>
          <table:table-cell table:formula="of:=SUM([.B80]*[.Q79])+[.R79]" office:value-type="float" office:value="208.7" calcext:value-type="float">
            <text:p>208,7</text:p>
          </table:table-cell>
          <table:table-cell table:formula="of:=SUM([.B80]*[.U80])+[.V80]" office:value-type="float" office:value="84.4515" calcext:value-type="float">
            <text:p>84,4515</text:p>
          </table:table-cell>
          <table:table-cell table:formula="of:=SUM([.D80]+SUM((100-[.F80])*[.D80]/100))" office:value-type="float" office:value="235.71894" calcext:value-type="float">
            <text:p>235,71894</text:p>
          </table:table-cell>
          <table:table-cell table:formula="of:=SUM([.E80]+((100-[.F80])*[.E80]/100))" office:value-type="float" office:value="241.1497195" calcext:value-type="float">
            <text:p>241,149719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78]" office:value-type="float" office:value="30" calcext:value-type="float">
            <text:p>30</text:p>
          </table:table-cell>
          <table:table-cell table:formula="of:=[.R78]" office:value-type="float" office:value="-115" calcext:value-type="float">
            <text:p>-115</text:p>
          </table:table-cell>
          <table:table-cell table:number-columns-repeated="2"/>
          <table:table-cell table:formula="of:=[.U79]" office:value-type="float" office:value="12.85" calcext:value-type="float">
            <text:p>12,85</text:p>
          </table:table-cell>
          <table:table-cell table:formula="of:=[.V7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8" calcext:value-type="float">
            <text:p>10,8</text:p>
          </table:table-cell>
          <table:table-cell table:formula="of:=[.B81]*100" office:value-type="float" office:value="1080" calcext:value-type="float">
            <text:p>1080</text:p>
          </table:table-cell>
          <table:table-cell office:value-type="float" office:value="205" calcext:value-type="float">
            <text:p>205</text:p>
          </table:table-cell>
          <table:table-cell table:formula="of:=SUM([.B81]*[.Q79])+[.R79]" office:value-type="float" office:value="209" calcext:value-type="float">
            <text:p>209</text:p>
          </table:table-cell>
          <table:table-cell table:formula="of:=SUM([.B81]*[.U81])+[.V81]" office:value-type="float" office:value="84.58" calcext:value-type="float">
            <text:p>84,58</text:p>
          </table:table-cell>
          <table:table-cell table:formula="of:=SUM([.D81]+SUM((100-[.F81])*[.D81]/100))" office:value-type="float" office:value="236.611" calcext:value-type="float">
            <text:p>236,611</text:p>
          </table:table-cell>
          <table:table-cell table:formula="of:=SUM([.E81]+((100-[.F81])*[.E81]/100))" office:value-type="float" office:value="241.2278" calcext:value-type="float">
            <text:p>241,227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0]" office:value-type="float" office:value="30" calcext:value-type="float">
            <text:p>30</text:p>
          </table:table-cell>
          <table:table-cell table:formula="of:=[.R80]" office:value-type="float" office:value="-115" calcext:value-type="float">
            <text:p>-115</text:p>
          </table:table-cell>
          <table:table-cell table:number-columns-repeated="2"/>
          <table:table-cell table:formula="of:=[.U80]" office:value-type="float" office:value="12.85" calcext:value-type="float">
            <text:p>12,85</text:p>
          </table:table-cell>
          <table:table-cell table:formula="of:=[.V8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79" calcext:value-type="float">
            <text:p>10,79</text:p>
          </table:table-cell>
          <table:table-cell table:formula="of:=[.B82]*100" office:value-type="float" office:value="1079" calcext:value-type="float">
            <text:p>1079</text:p>
          </table:table-cell>
          <table:table-cell office:value-type="float" office:value="205" calcext:value-type="float">
            <text:p>205</text:p>
          </table:table-cell>
          <table:table-cell table:formula="of:=SUM([.B82]*[.Q79])+[.R79]" office:value-type="float" office:value="208.7" calcext:value-type="float">
            <text:p>208,7</text:p>
          </table:table-cell>
          <table:table-cell table:formula="of:=SUM([.B82]*[.U82])+[.V82]" office:value-type="float" office:value="84.4515" calcext:value-type="float">
            <text:p>84,4515</text:p>
          </table:table-cell>
          <table:table-cell table:formula="of:=SUM([.D82]+SUM((100-[.F82])*[.D82]/100))" office:value-type="float" office:value="236.874425" calcext:value-type="float">
            <text:p>236,874425</text:p>
          </table:table-cell>
          <table:table-cell table:formula="of:=SUM([.E82]+((100-[.F82])*[.E82]/100))" office:value-type="float" office:value="241.1497195" calcext:value-type="float">
            <text:p>241,149719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0]" office:value-type="float" office:value="30" calcext:value-type="float">
            <text:p>30</text:p>
          </table:table-cell>
          <table:table-cell table:formula="of:=[.R80]" office:value-type="float" office:value="-115" calcext:value-type="float">
            <text:p>-115</text:p>
          </table:table-cell>
          <table:table-cell table:number-columns-repeated="2"/>
          <table:table-cell table:formula="of:=[.U81]" office:value-type="float" office:value="12.85" calcext:value-type="float">
            <text:p>12,85</text:p>
          </table:table-cell>
          <table:table-cell table:formula="of:=[.V8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77" calcext:value-type="float">
            <text:p>10,77</text:p>
          </table:table-cell>
          <table:table-cell table:formula="of:=[.B83]*100" office:value-type="float" office:value="1077" calcext:value-type="float">
            <text:p>1077</text:p>
          </table:table-cell>
          <table:table-cell office:value-type="float" office:value="205" calcext:value-type="float">
            <text:p>205</text:p>
          </table:table-cell>
          <table:table-cell table:formula="of:=SUM([.B83]*[.Q79])+[.R79]" office:value-type="float" office:value="208.1" calcext:value-type="float">
            <text:p>208,1</text:p>
          </table:table-cell>
          <table:table-cell table:formula="of:=SUM([.B83]*[.U83])+[.V83]" office:value-type="float" office:value="84.1945" calcext:value-type="float">
            <text:p>84,1945</text:p>
          </table:table-cell>
          <table:table-cell table:formula="of:=SUM([.D83]+SUM((100-[.F83])*[.D83]/100))" office:value-type="float" office:value="237.401275" calcext:value-type="float">
            <text:p>237,401275</text:p>
          </table:table-cell>
          <table:table-cell table:formula="of:=SUM([.E83]+((100-[.F83])*[.E83]/100))" office:value-type="float" office:value="240.9912455" calcext:value-type="float">
            <text:p>240,99124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2]" office:value-type="float" office:value="30" calcext:value-type="float">
            <text:p>30</text:p>
          </table:table-cell>
          <table:table-cell table:formula="of:=[.R82]" office:value-type="float" office:value="-115" calcext:value-type="float">
            <text:p>-115</text:p>
          </table:table-cell>
          <table:table-cell table:number-columns-repeated="2"/>
          <table:table-cell table:formula="of:=[.U82]" office:value-type="float" office:value="12.85" calcext:value-type="float">
            <text:p>12,85</text:p>
          </table:table-cell>
          <table:table-cell table:formula="of:=[.V8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76" calcext:value-type="float">
            <text:p>10,76</text:p>
          </table:table-cell>
          <table:table-cell table:formula="of:=[.B84]*100" office:value-type="float" office:value="1076" calcext:value-type="float">
            <text:p>1076</text:p>
          </table:table-cell>
          <table:table-cell office:value-type="float" office:value="204" calcext:value-type="float">
            <text:p>204</text:p>
          </table:table-cell>
          <table:table-cell table:formula="of:=SUM([.B84]*[.Q79])+[.R79]" office:value-type="float" office:value="207.8" calcext:value-type="float">
            <text:p>207,8</text:p>
          </table:table-cell>
          <table:table-cell table:formula="of:=SUM([.B84]*[.U84])+[.V84]" office:value-type="float" office:value="84.066" calcext:value-type="float">
            <text:p>84,066</text:p>
          </table:table-cell>
          <table:table-cell table:formula="of:=SUM([.D84]+SUM((100-[.F84])*[.D84]/100))" office:value-type="float" office:value="236.50536" calcext:value-type="float">
            <text:p>236,50536</text:p>
          </table:table-cell>
          <table:table-cell table:formula="of:=SUM([.E84]+((100-[.F84])*[.E84]/100))" office:value-type="float" office:value="240.910852" calcext:value-type="float">
            <text:p>240,91085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3]" office:value-type="float" office:value="30" calcext:value-type="float">
            <text:p>30</text:p>
          </table:table-cell>
          <table:table-cell table:formula="of:=[.R83]" office:value-type="float" office:value="-115" calcext:value-type="float">
            <text:p>-115</text:p>
          </table:table-cell>
          <table:table-cell table:number-columns-repeated="2"/>
          <table:table-cell table:formula="of:=[.U83]" office:value-type="float" office:value="12.85" calcext:value-type="float">
            <text:p>12,85</text:p>
          </table:table-cell>
          <table:table-cell table:formula="of:=[.V8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75" calcext:value-type="float">
            <text:p>10,75</text:p>
          </table:table-cell>
          <table:table-cell table:formula="of:=[.B85]*100" office:value-type="float" office:value="1075" calcext:value-type="float">
            <text:p>1075</text:p>
          </table:table-cell>
          <table:table-cell office:value-type="float" office:value="205" calcext:value-type="float">
            <text:p>205</text:p>
          </table:table-cell>
          <table:table-cell table:formula="of:=SUM([.B85]*[.Q79])+[.R79]" office:value-type="float" office:value="207.5" calcext:value-type="float">
            <text:p>207,5</text:p>
          </table:table-cell>
          <table:table-cell table:formula="of:=SUM([.B85]*[.U85])+[.V85]" office:value-type="float" office:value="83.9375" calcext:value-type="float">
            <text:p>83,9375</text:p>
          </table:table-cell>
          <table:table-cell table:formula="of:=SUM([.D85]+SUM((100-[.F85])*[.D85]/100))" office:value-type="float" office:value="237.928125" calcext:value-type="float">
            <text:p>237,928125</text:p>
          </table:table-cell>
          <table:table-cell table:formula="of:=SUM([.E85]+((100-[.F85])*[.E85]/100))" office:value-type="float" office:value="240.8296875" calcext:value-type="float">
            <text:p>240,829687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3]" office:value-type="float" office:value="30" calcext:value-type="float">
            <text:p>30</text:p>
          </table:table-cell>
          <table:table-cell table:formula="of:=[.R83]" office:value-type="float" office:value="-115" calcext:value-type="float">
            <text:p>-115</text:p>
          </table:table-cell>
          <table:table-cell table:number-columns-repeated="2"/>
          <table:table-cell table:formula="of:=[.U84]" office:value-type="float" office:value="12.85" calcext:value-type="float">
            <text:p>12,85</text:p>
          </table:table-cell>
          <table:table-cell table:formula="of:=[.V8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74" calcext:value-type="float">
            <text:p>10,74</text:p>
          </table:table-cell>
          <table:table-cell table:formula="of:=[.B86]*100" office:value-type="float" office:value="1074" calcext:value-type="float">
            <text:p>1074</text:p>
          </table:table-cell>
          <table:table-cell office:value-type="float" office:value="204" calcext:value-type="float">
            <text:p>204</text:p>
          </table:table-cell>
          <table:table-cell table:formula="of:=SUM([.B86]*[.Q86])+[.R86]" office:value-type="float" office:value="207.2" calcext:value-type="float">
            <text:p>207,2</text:p>
          </table:table-cell>
          <table:table-cell table:formula="of:=SUM([.B86]*[.U86])+[.V86]" office:value-type="float" office:value="83.809" calcext:value-type="float">
            <text:p>83,809</text:p>
          </table:table-cell>
          <table:table-cell table:formula="of:=SUM([.D86]+SUM((100-[.F86])*[.D86]/100))" office:value-type="float" office:value="237.02964" calcext:value-type="float">
            <text:p>237,02964</text:p>
          </table:table-cell>
          <table:table-cell table:formula="of:=SUM([.E86]+((100-[.F86])*[.E86]/100))" office:value-type="float" office:value="240.747752" calcext:value-type="float">
            <text:p>240,74775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5]" office:value-type="float" office:value="30" calcext:value-type="float">
            <text:p>30</text:p>
          </table:table-cell>
          <table:table-cell table:formula="of:=[.R85]" office:value-type="float" office:value="-115" calcext:value-type="float">
            <text:p>-115</text:p>
          </table:table-cell>
          <table:table-cell table:number-columns-repeated="2"/>
          <table:table-cell table:formula="of:=[.U85]" office:value-type="float" office:value="12.85" calcext:value-type="float">
            <text:p>12,85</text:p>
          </table:table-cell>
          <table:table-cell table:formula="of:=[.V8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72" calcext:value-type="float">
            <text:p>10,72</text:p>
          </table:table-cell>
          <table:table-cell table:formula="of:=[.B87]*100" office:value-type="float" office:value="1072" calcext:value-type="float">
            <text:p>1072</text:p>
          </table:table-cell>
          <table:table-cell office:value-type="float" office:value="204" calcext:value-type="float">
            <text:p>204</text:p>
          </table:table-cell>
          <table:table-cell table:formula="of:=SUM([.B87]*[.Q86])+[.R86]" office:value-type="float" office:value="206.6" calcext:value-type="float">
            <text:p>206,6</text:p>
          </table:table-cell>
          <table:table-cell table:formula="of:=SUM([.B87]*[.U87])+[.V87]" office:value-type="float" office:value="83.552" calcext:value-type="float">
            <text:p>83,552</text:p>
          </table:table-cell>
          <table:table-cell table:formula="of:=SUM([.D87]+SUM((100-[.F87])*[.D87]/100))" office:value-type="float" office:value="237.55392" calcext:value-type="float">
            <text:p>237,55392</text:p>
          </table:table-cell>
          <table:table-cell table:formula="of:=SUM([.E87]+((100-[.F87])*[.E87]/100))" office:value-type="float" office:value="240.581568" calcext:value-type="float">
            <text:p>240,58156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5]" office:value-type="float" office:value="30" calcext:value-type="float">
            <text:p>30</text:p>
          </table:table-cell>
          <table:table-cell table:formula="of:=[.R85]" office:value-type="float" office:value="-115" calcext:value-type="float">
            <text:p>-115</text:p>
          </table:table-cell>
          <table:table-cell table:number-columns-repeated="2"/>
          <table:table-cell table:formula="of:=[.U86]" office:value-type="float" office:value="12.85" calcext:value-type="float">
            <text:p>12,85</text:p>
          </table:table-cell>
          <table:table-cell table:formula="of:=[.V86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68" calcext:value-type="float">
            <text:p>10,68</text:p>
          </table:table-cell>
          <table:table-cell table:formula="of:=[.B88]*100" office:value-type="float" office:value="1068" calcext:value-type="float">
            <text:p>1068</text:p>
          </table:table-cell>
          <table:table-cell office:value-type="float" office:value="202" calcext:value-type="float">
            <text:p>202</text:p>
          </table:table-cell>
          <table:table-cell table:formula="of:=SUM([.B88]*[.Q86])+[.R86]" office:value-type="float" office:value="205.4" calcext:value-type="float">
            <text:p>205,4</text:p>
          </table:table-cell>
          <table:table-cell table:formula="of:=SUM([.B88]*[.U88])+[.V88]" office:value-type="float" office:value="83.038" calcext:value-type="float">
            <text:p>83,038</text:p>
          </table:table-cell>
          <table:table-cell table:formula="of:=SUM([.D88]+SUM((100-[.F88])*[.D88]/100))" office:value-type="float" office:value="236.26324" calcext:value-type="float">
            <text:p>236,26324</text:p>
          </table:table-cell>
          <table:table-cell table:formula="of:=SUM([.E88]+((100-[.F88])*[.E88]/100))" office:value-type="float" office:value="240.239948" calcext:value-type="float">
            <text:p>240,23994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7]" office:value-type="float" office:value="30" calcext:value-type="float">
            <text:p>30</text:p>
          </table:table-cell>
          <table:table-cell table:formula="of:=[.R87]" office:value-type="float" office:value="-115" calcext:value-type="float">
            <text:p>-115</text:p>
          </table:table-cell>
          <table:table-cell table:number-columns-repeated="2"/>
          <table:table-cell table:formula="of:=[.U87]" office:value-type="float" office:value="12.85" calcext:value-type="float">
            <text:p>12,85</text:p>
          </table:table-cell>
          <table:table-cell table:formula="of:=[.V87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64" calcext:value-type="float">
            <text:p>10,64</text:p>
          </table:table-cell>
          <table:table-cell table:formula="of:=[.B89]*100" office:value-type="float" office:value="1064" calcext:value-type="float">
            <text:p>1064</text:p>
          </table:table-cell>
          <table:table-cell office:value-type="float" office:value="202" calcext:value-type="float">
            <text:p>202</text:p>
          </table:table-cell>
          <table:table-cell table:formula="of:=SUM([.B89]*[.Q86])+[.R86]" office:value-type="float" office:value="204.2" calcext:value-type="float">
            <text:p>204,2</text:p>
          </table:table-cell>
          <table:table-cell table:formula="of:=SUM([.B89]*[.U89])+[.V89]" office:value-type="float" office:value="82.524" calcext:value-type="float">
            <text:p>82,524</text:p>
          </table:table-cell>
          <table:table-cell table:formula="of:=SUM([.D89]+SUM((100-[.F89])*[.D89]/100))" office:value-type="float" office:value="237.30152" calcext:value-type="float">
            <text:p>237,30152</text:p>
          </table:table-cell>
          <table:table-cell table:formula="of:=SUM([.E89]+((100-[.F89])*[.E89]/100))" office:value-type="float" office:value="239.885992" calcext:value-type="float">
            <text:p>239,88599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7]" office:value-type="float" office:value="30" calcext:value-type="float">
            <text:p>30</text:p>
          </table:table-cell>
          <table:table-cell table:formula="of:=[.R87]" office:value-type="float" office:value="-115" calcext:value-type="float">
            <text:p>-115</text:p>
          </table:table-cell>
          <table:table-cell table:number-columns-repeated="2"/>
          <table:table-cell table:formula="of:=[.U88]" office:value-type="float" office:value="12.85" calcext:value-type="float">
            <text:p>12,85</text:p>
          </table:table-cell>
          <table:table-cell table:formula="of:=[.V88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6" calcext:value-type="float">
            <text:p>10,6</text:p>
          </table:table-cell>
          <table:table-cell table:formula="of:=[.B90]*100" office:value-type="float" office:value="1060" calcext:value-type="float">
            <text:p>1060</text:p>
          </table:table-cell>
          <table:table-cell office:value-type="float" office:value="201" calcext:value-type="float">
            <text:p>201</text:p>
          </table:table-cell>
          <table:table-cell table:formula="of:=SUM([.B90]*[.Q86])+[.R86]" office:value-type="float" office:value="203" calcext:value-type="float">
            <text:p>203</text:p>
          </table:table-cell>
          <table:table-cell table:formula="of:=SUM([.B90]*[.U90])+[.V90]" office:value-type="float" office:value="82.01" calcext:value-type="float">
            <text:p>82,01</text:p>
          </table:table-cell>
          <table:table-cell table:formula="of:=SUM([.D90]+SUM((100-[.F90])*[.D90]/100))" office:value-type="float" office:value="237.1599" calcext:value-type="float">
            <text:p>237,1599</text:p>
          </table:table-cell>
          <table:table-cell table:formula="of:=SUM([.E90]+((100-[.F90])*[.E90]/100))" office:value-type="float" office:value="239.5197" calcext:value-type="float">
            <text:p>239,5197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9]" office:value-type="float" office:value="30" calcext:value-type="float">
            <text:p>30</text:p>
          </table:table-cell>
          <table:table-cell table:formula="of:=[.R89]" office:value-type="float" office:value="-115" calcext:value-type="float">
            <text:p>-115</text:p>
          </table:table-cell>
          <table:table-cell table:number-columns-repeated="2"/>
          <table:table-cell table:formula="of:=[.U89]" office:value-type="float" office:value="12.85" calcext:value-type="float">
            <text:p>12,85</text:p>
          </table:table-cell>
          <table:table-cell table:formula="of:=[.V89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54" calcext:value-type="float">
            <text:p>10,54</text:p>
          </table:table-cell>
          <table:table-cell table:formula="of:=[.B91]*100" office:value-type="float" office:value="1054" calcext:value-type="float">
            <text:p>1054</text:p>
          </table:table-cell>
          <table:table-cell office:value-type="float" office:value="199" calcext:value-type="float">
            <text:p>199</text:p>
          </table:table-cell>
          <table:table-cell table:formula="of:=SUM([.B91]*[.Q86])+[.R86]" office:value-type="float" office:value="201.2" calcext:value-type="float">
            <text:p>201,2</text:p>
          </table:table-cell>
          <table:table-cell table:formula="of:=SUM([.B91]*[.U91])+[.V91]" office:value-type="float" office:value="81.239" calcext:value-type="float">
            <text:p>81,239</text:p>
          </table:table-cell>
          <table:table-cell table:formula="of:=SUM([.D91]+SUM((100-[.F91])*[.D91]/100))" office:value-type="float" office:value="236.33439" calcext:value-type="float">
            <text:p>236,33439</text:p>
          </table:table-cell>
          <table:table-cell table:formula="of:=SUM([.E91]+((100-[.F91])*[.E91]/100))" office:value-type="float" office:value="238.947132" calcext:value-type="float">
            <text:p>238,94713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9]" office:value-type="float" office:value="30" calcext:value-type="float">
            <text:p>30</text:p>
          </table:table-cell>
          <table:table-cell table:formula="of:=[.R89]" office:value-type="float" office:value="-115" calcext:value-type="float">
            <text:p>-115</text:p>
          </table:table-cell>
          <table:table-cell table:number-columns-repeated="2"/>
          <table:table-cell table:formula="of:=[.U90]" office:value-type="float" office:value="12.85" calcext:value-type="float">
            <text:p>12,85</text:p>
          </table:table-cell>
          <table:table-cell table:formula="of:=[.V90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47" calcext:value-type="float">
            <text:p>10,47</text:p>
          </table:table-cell>
          <table:table-cell table:formula="of:=[.B92]*100" office:value-type="float" office:value="1047" calcext:value-type="float">
            <text:p>1047</text:p>
          </table:table-cell>
          <table:table-cell office:value-type="float" office:value="196" calcext:value-type="float">
            <text:p>196</text:p>
          </table:table-cell>
          <table:table-cell table:formula="of:=SUM([.B92]*[.Q86])+[.R86]" office:value-type="float" office:value="199.1" calcext:value-type="float">
            <text:p>199,1</text:p>
          </table:table-cell>
          <table:table-cell table:formula="of:=SUM([.B92]*[.U92])+[.V92]" office:value-type="float" office:value="80.3395" calcext:value-type="float">
            <text:p>80,3395</text:p>
          </table:table-cell>
          <table:table-cell table:formula="of:=SUM([.D92]+SUM((100-[.F92])*[.D92]/100))" office:value-type="float" office:value="234.53458" calcext:value-type="float">
            <text:p>234,53458</text:p>
          </table:table-cell>
          <table:table-cell table:formula="of:=SUM([.E92]+((100-[.F92])*[.E92]/100))" office:value-type="float" office:value="238.2440555" calcext:value-type="float">
            <text:p>238,24405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91]" office:value-type="float" office:value="30" calcext:value-type="float">
            <text:p>30</text:p>
          </table:table-cell>
          <table:table-cell table:formula="of:=[.R91]" office:value-type="float" office:value="-115" calcext:value-type="float">
            <text:p>-115</text:p>
          </table:table-cell>
          <table:table-cell table:number-columns-repeated="2"/>
          <table:table-cell table:formula="of:=[.U91]" office:value-type="float" office:value="12.85" calcext:value-type="float">
            <text:p>12,85</text:p>
          </table:table-cell>
          <table:table-cell table:formula="of:=[.V91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38" calcext:value-type="float">
            <text:p>10,38</text:p>
          </table:table-cell>
          <table:table-cell table:formula="of:=[.B93]*100" office:value-type="float" office:value="1038" calcext:value-type="float">
            <text:p>1038</text:p>
          </table:table-cell>
          <table:table-cell office:value-type="float" office:value="194" calcext:value-type="float">
            <text:p>194</text:p>
          </table:table-cell>
          <table:table-cell table:formula="of:=SUM([.B93]*[.Q93])+[.R93]" office:value-type="float" office:value="196.4" calcext:value-type="float">
            <text:p>196,4</text:p>
          </table:table-cell>
          <table:table-cell table:formula="of:=SUM([.B93]*[.U93])+[.V93]" office:value-type="float" office:value="79.183" calcext:value-type="float">
            <text:p>79,183</text:p>
          </table:table-cell>
          <table:table-cell table:formula="of:=SUM([.D93]+SUM((100-[.F93])*[.D93]/100))" office:value-type="float" office:value="234.38498" calcext:value-type="float">
            <text:p>234,38498</text:p>
          </table:table-cell>
          <table:table-cell table:formula="of:=SUM([.E93]+((100-[.F93])*[.E93]/100))" office:value-type="float" office:value="237.284588" calcext:value-type="float">
            <text:p>237,28458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92]" office:value-type="float" office:value="30" calcext:value-type="float">
            <text:p>30</text:p>
          </table:table-cell>
          <table:table-cell table:formula="of:=[.R92]" office:value-type="float" office:value="-115" calcext:value-type="float">
            <text:p>-115</text:p>
          </table:table-cell>
          <table:table-cell table:number-columns-repeated="2"/>
          <table:table-cell table:formula="of:=[.U92]" office:value-type="float" office:value="12.85" calcext:value-type="float">
            <text:p>12,85</text:p>
          </table:table-cell>
          <table:table-cell table:formula="of:=[.V92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.28" calcext:value-type="float">
            <text:p>10,28</text:p>
          </table:table-cell>
          <table:table-cell table:formula="of:=[.B94]*100" office:value-type="float" office:value="1028" calcext:value-type="float">
            <text:p>1028</text:p>
          </table:table-cell>
          <table:table-cell office:value-type="float" office:value="191" calcext:value-type="float">
            <text:p>191</text:p>
          </table:table-cell>
          <table:table-cell table:formula="of:=SUM([.B94]*[.Q93])+[.R93]" office:value-type="float" office:value="193.4" calcext:value-type="float">
            <text:p>193,4</text:p>
          </table:table-cell>
          <table:table-cell table:formula="of:=SUM([.B94]*[.U94])+[.V94]" office:value-type="float" office:value="77.898" calcext:value-type="float">
            <text:p>77,898</text:p>
          </table:table-cell>
          <table:table-cell table:formula="of:=SUM([.D94]+SUM((100-[.F94])*[.D94]/100))" office:value-type="float" office:value="233.21482" calcext:value-type="float">
            <text:p>233,21482</text:p>
          </table:table-cell>
          <table:table-cell table:formula="of:=SUM([.E94]+((100-[.F94])*[.E94]/100))" office:value-type="float" office:value="236.145268" calcext:value-type="float">
            <text:p>236,14526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92]" office:value-type="float" office:value="30" calcext:value-type="float">
            <text:p>30</text:p>
          </table:table-cell>
          <table:table-cell table:formula="of:=[.R92]" office:value-type="float" office:value="-115" calcext:value-type="float">
            <text:p>-115</text:p>
          </table:table-cell>
          <table:table-cell table:number-columns-repeated="2"/>
          <table:table-cell table:formula="of:=[.U93]" office:value-type="float" office:value="12.85" calcext:value-type="float">
            <text:p>12,85</text:p>
          </table:table-cell>
          <table:table-cell table:formula="of:=[.V93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.13" calcext:value-type="float">
            <text:p>10,13</text:p>
          </table:table-cell>
          <table:table-cell table:formula="of:=[.B95]*100" office:value-type="float" office:value="1013" calcext:value-type="float">
            <text:p>1013</text:p>
          </table:table-cell>
          <table:table-cell office:value-type="float" office:value="188" calcext:value-type="float">
            <text:p>188</text:p>
          </table:table-cell>
          <table:table-cell table:formula="of:=SUM([.B95]*[.Q93])+[.R93]" office:value-type="float" office:value="188.9" calcext:value-type="float">
            <text:p>188,9</text:p>
          </table:table-cell>
          <table:table-cell table:formula="of:=SUM([.B95]*[.U95])+[.V95]" office:value-type="float" office:value="75.9705" calcext:value-type="float">
            <text:p>75,9705</text:p>
          </table:table-cell>
          <table:table-cell table:formula="of:=SUM([.D95]+SUM((100-[.F95])*[.D95]/100))" office:value-type="float" office:value="233.17546" calcext:value-type="float">
            <text:p>233,17546</text:p>
          </table:table-cell>
          <table:table-cell table:formula="of:=SUM([.E95]+((100-[.F95])*[.E95]/100))" office:value-type="float" office:value="234.2917255" calcext:value-type="float">
            <text:p>234,29172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94]" office:value-type="float" office:value="30" calcext:value-type="float">
            <text:p>30</text:p>
          </table:table-cell>
          <table:table-cell table:formula="of:=[.R94]" office:value-type="float" office:value="-115" calcext:value-type="float">
            <text:p>-115</text:p>
          </table:table-cell>
          <table:table-cell table:number-columns-repeated="2"/>
          <table:table-cell table:formula="of:=[.U94]" office:value-type="float" office:value="12.85" calcext:value-type="float">
            <text:p>12,85</text:p>
          </table:table-cell>
          <table:table-cell table:formula="of:=[.V94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93" calcext:value-type="float">
            <text:p>9,93</text:p>
          </table:table-cell>
          <table:table-cell table:formula="of:=[.B96]*100" office:value-type="float" office:value="993" calcext:value-type="float">
            <text:p>993</text:p>
          </table:table-cell>
          <table:table-cell office:value-type="float" office:value="179" calcext:value-type="float">
            <text:p>179</text:p>
          </table:table-cell>
          <table:table-cell table:formula="of:=SUM([.B96]*[.Q93])+[.R93]" office:value-type="float" office:value="182.9" calcext:value-type="float">
            <text:p>182,9</text:p>
          </table:table-cell>
          <table:table-cell table:formula="of:=SUM([.B96]*[.U96])+[.V96]" office:value-type="float" office:value="73.4005" calcext:value-type="float">
            <text:p>73,4005</text:p>
          </table:table-cell>
          <table:table-cell table:formula="of:=SUM([.D96]+SUM((100-[.F96])*[.D96]/100))" office:value-type="float" office:value="226.613105" calcext:value-type="float">
            <text:p>226,613105</text:p>
          </table:table-cell>
          <table:table-cell table:formula="of:=SUM([.E96]+((100-[.F96])*[.E96]/100))" office:value-type="float" office:value="231.5504855" calcext:value-type="float">
            <text:p>231,55048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94]" office:value-type="float" office:value="30" calcext:value-type="float">
            <text:p>30</text:p>
          </table:table-cell>
          <table:table-cell table:formula="of:=[.R94]" office:value-type="float" office:value="-115" calcext:value-type="float">
            <text:p>-115</text:p>
          </table:table-cell>
          <table:table-cell table:number-columns-repeated="2"/>
          <table:table-cell table:formula="of:=[.U95]" office:value-type="float" office:value="12.85" calcext:value-type="float">
            <text:p>12,85</text:p>
          </table:table-cell>
          <table:table-cell table:formula="of:=[.V95]"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48" calcext:value-type="float">
            <text:p>9,48</text:p>
          </table:table-cell>
          <table:table-cell table:formula="of:=[.B97]*100" office:value-type="float" office:value="948" calcext:value-type="float">
            <text:p>948</text:p>
          </table:table-cell>
          <table:table-cell office:value-type="float" office:value="159" calcext:value-type="float">
            <text:p>159</text:p>
          </table:table-cell>
          <table:table-cell table:formula="of:=SUM([.B97]*[.Q93])+[.R93]" office:value-type="float" office:value="169.4" calcext:value-type="float">
            <text:p>169,4</text:p>
          </table:table-cell>
          <table:table-cell table:formula="of:=SUM([.B97]*[.U97])+[.V97]" office:value-type="float" office:value="67.618" calcext:value-type="float">
            <text:p>67,618</text:p>
          </table:table-cell>
          <table:table-cell table:formula="of:=SUM([.D97]+SUM((100-[.F97])*[.D97]/100))" office:value-type="float" office:value="210.48738" calcext:value-type="float">
            <text:p>210,48738</text:p>
          </table:table-cell>
          <table:table-cell table:formula="of:=SUM([.E97]+((100-[.F97])*[.E97]/100))" office:value-type="float" office:value="224.255108" calcext:value-type="float">
            <text:p>224,25510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95]" office:value-type="float" office:value="30" calcext:value-type="float">
            <text:p>30</text:p>
          </table:table-cell>
          <table:table-cell table:formula="of:=[.R95]" office:value-type="float" office:value="-115" calcext:value-type="float">
            <text:p>-115</text:p>
          </table:table-cell>
          <table:table-cell table:number-columns-repeated="2"/>
          <table:table-cell table:formula="of:=[.U96]" office:value-type="float" office:value="12.85" calcext:value-type="float">
            <text:p>12,85</text:p>
          </table:table-cell>
          <table:table-cell table:formula="of:=[.V96]" office:value-type="float" office:value="-54.2" calcext:value-type="float">
            <text:p>-54,2</text:p>
          </table:table-cell>
        </table:table-row>
        <table:table-row table:style-name="ro1" table:number-rows-repeated="17">
          <table:table-cell table:style-name="ce3" table:number-columns-repeated="3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3" table:number-columns-repeated="3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table table:name="Diagrammes" table:style-name="ta1">
        <table:shapes>
          <draw:frame draw:z-index="0" draw:style-name="gr1" draw:text-style-name="P1" svg:width="280.84mm" svg:height="126.78mm" svg:x="0.01mm" svg:y="0.01mm">
            <loext:p draw:notify-on-update-of-ranges="'Valeurs Mesures'.B2:'Valeurs Mesures'.B97 'Valeurs Mesures'.D1:'Valeurs Mesures'.D1 'Valeurs Mesures'.D1:'Valeurs Mesures'.D97 'Valeurs Mesures'.G1:'Valeurs Mesures'.G1 'Valeurs Mesures'.G2:'Valeurs Mesures'.G97 'Valeurs Mesures'.E1:'Valeurs Mesures'.E1 'Valeurs Mesures'.E1:'Valeurs Mesures'.E97 'Valeurs Mesures'.H1:'Valeurs Mesures'.H1 'Valeurs Mesures'.H2:'Valeurs Mesures'.H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80.84mm" svg:height="126.78mm" svg:x="9.58mm" svg:y="181.32mm">
            <loext:p draw:notify-on-update-of-ranges="'Valeurs Mesures'.N2:'Valeurs Mesures'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80.84mm" svg:height="126.78mm" svg:x="0mm" svg:y="137.21mm">
            <loext:p draw:notify-on-update-of-ranges="'Valeurs Mesures'.M2:'Valeurs Mesures'.M67 'Valeurs Mesures'.N1:'Valeurs Mesures'.N1 'Valeurs Mesures'.N2:'Valeurs Mesures'.N6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3:45:46.412488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8:24:53.839045537</meta:creation-date>
    <dc:date>2017-05-02T14:23:51.525603547</dc:date>
    <meta:editing-duration>PT2H50M2S</meta:editing-duration>
    <meta:editing-cycles>134</meta:editing-cycles>
    <meta:generator>LibreOffice/5.1.6.2$Linux_X86_64 LibreOffice_project/10m0$Build-2</meta:generator>
    <meta:print-date>2017-04-28T21:52:50.988707929</meta:print-date>
    <meta:document-statistic meta:table-count="2" meta:cell-count="136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7826" draw:fill-color="#00782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85cm" svg:height="12.679cm" xlink:href=".." xlink:type="simple" chart:class="chart:line" chart:style-name="ch1">
        <chart:title svg:x="11.356cm" svg:y="0.389cm" chart:style-name="ch2">
          <text:p>PowerMotor/BatteryLevel</text:p>
        </chart:title>
        <chart:legend chart:legend-position="end" svg:x="22.742cm" svg:y="5.333cm" style:legend-expansion="high" chart:style-name="ch3"/>
        <chart:plot-area chart:style-name="ch4" table:cell-range-address="'Valeurs Mesures'.B2:'Valeurs Mesures'.B97 'Valeurs Mesures'.D1:'Valeurs Mesures'.E97 'Valeurs Mesures'.G1:'Valeurs Mesures'.H97" chart:data-source-has-labels="both" svg:x="1.547cm" svg:y="1.451cm" svg:width="20.634cm" svg:height="10.019cm">
          <chartooo:coordinate-region svg:x="2.362cm" svg:y="1.451cm" svg:width="19.819cm" svg:height="8.714cm"/>
          <chart:axis chart:dimension="x" chart:name="primary-x" chart:style-name="ch5" chartooo:axis-type="auto">
            <chartooo:date-scale/>
            <chart:title svg:x="10.255cm" svg:y="11.724cm" chart:style-name="ch6">
              <text:p>Battery Level Voltage</text:p>
            </chart:title>
            <chart:categories table:cell-range-address="'Valeurs Mesures'.B2:'Valeurs Mesures'.B97"/>
          </chart:axis>
          <chart:axis chart:dimension="y" chart:name="primary-y" chart:style-name="ch5">
            <chart:title svg:x="0.451cm" svg:y="7.928cm" chart:style-name="ch7">
              <text:p>Puissance Gramme</text:p>
            </chart:title>
            <chart:grid chart:style-name="ch8" chart:class="major"/>
          </chart:axis>
          <chart:series chart:style-name="ch9" chart:values-cell-range-address="'Valeurs Mesures'.D1:'Valeurs Mesures'.D97" chart:label-cell-address="'Valeurs Mesures'.D1:'Valeurs Mesures'.D1" chart:class="chart:line">
            <chart:data-point chart:repeated="97"/>
          </chart:series>
          <chart:series chart:style-name="ch10" chart:values-cell-range-address="'Valeurs Mesures'.G2:'Valeurs Mesures'.G97" chart:label-cell-address="'Valeurs Mesures'.G1:'Valeurs Mesures'.G1" chart:class="chart:line">
            <chart:data-point chart:repeated="96"/>
          </chart:series>
          <chart:series chart:style-name="ch11" chart:values-cell-range-address="'Valeurs Mesures'.E1:'Valeurs Mesures'.E97" chart:label-cell-address="'Valeurs Mesures'.E1:'Valeurs Mesures'.E1" chart:class="chart:line">
            <chart:data-point chart:repeated="97"/>
          </chart:series>
          <chart:series chart:style-name="ch12" chart:values-cell-range-address="'Valeurs Mesures'.H2:'Valeurs Mesures'.H97" chart:label-cell-address="'Valeurs Mesures'.H1:'Valeurs Mesures'.H1" chart:class="chart:line">
            <chart:data-point chart:repeated="9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Power 1400</text:p>
                <draw:g>
                  <svg:desc>'Valeurs Mesures'.D1:'Valeurs Mesures'.D1</svg:desc>
                </draw:g>
              </table:table-cell>
              <table:table-cell office:value-type="string">
                <text:p>Correction</text:p>
                <draw:g>
                  <svg:desc>'Valeurs Mesures'.G1:'Valeurs Mesures'.G1</svg:desc>
                </draw:g>
              </table:table-cell>
              <table:table-cell office:value-type="string">
                <text:p>Theorique</text:p>
                <draw:g>
                  <svg:desc>'Valeurs Mesures'.E1:'Valeurs Mesures'.E1</svg:desc>
                </draw:g>
              </table:table-cell>
              <table:table-cell office:value-type="string">
                <text:p>Correction Theorique</text:p>
                <draw:g>
                  <svg:desc>'Valeurs Mesures'.H1:'Valeurs Mesures'.H1</svg:desc>
                </draw:g>
              </table:table-cell>
            </table:table-row>
          </table:table-header-rows>
          <table:table-rows>
            <table:table-row>
              <table:table-cell office:value-type="float" office:value="12.03">
                <text:p>12.03</text:p>
                <draw:g>
                  <svg:desc>'Valeurs Mesures'.B2:'Valeurs Mesures'.B97</svg:desc>
                </draw:g>
              </table:table-cell>
              <table:table-cell office:value-type="float" office:value="NaN">
                <text:p>NaN</text:p>
                <draw:g>
                  <svg:desc>'Valeurs Mesures'.D1:'Valeurs Mesures'.D97</svg:desc>
                </draw:g>
              </table:table-cell>
              <table:table-cell office:value-type="float" office:value="242.063235">
                <text:p>242.063235</text:p>
                <draw:g>
                  <svg:desc>'Valeurs Mesures'.G2:'Valeurs Mesures'.G97</svg:desc>
                </draw:g>
              </table:table-cell>
              <table:table-cell office:value-type="float" office:value="NaN">
                <text:p>NaN</text:p>
                <draw:g>
                  <svg:desc>'Valeurs Mesures'.E1:'Valeurs Mesures'.E97</svg:desc>
                </draw:g>
              </table:table-cell>
              <table:table-cell office:value-type="float" office:value="244.9520555">
                <text:p>244.9520555</text:p>
                <draw:g>
                  <svg:desc>'Valeurs Mesures'.H2:'Valeurs Mesures'.H97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45.9">
                <text:p>245.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8">
                <text:p>11.98</text:p>
              </table:table-cell>
              <table:table-cell office:value-type="float" office:value="242">
                <text:p>242</text:p>
              </table:table-cell>
              <table:table-cell office:value-type="float" office:value="240.6168">
                <text:p>240.6168</text:p>
              </table:table-cell>
              <table:table-cell office:value-type="float" office:value="245">
                <text:p>245</text:p>
              </table:table-cell>
              <table:table-cell office:value-type="float" office:value="245.028108">
                <text:p>245.028108</text:p>
              </table:table-cell>
            </table:table-row>
            <table:table-row>
              <table:table-cell office:value-type="float" office:value="11.95">
                <text:p>11.95</text:p>
              </table:table-cell>
              <table:table-cell office:value-type="float" office:value="240">
                <text:p>240</text:p>
              </table:table-cell>
              <table:table-cell office:value-type="float" office:value="241.542">
                <text:p>241.542</text:p>
              </table:table-cell>
              <table:table-cell office:value-type="float" office:value="244.4">
                <text:p>244.4</text:p>
              </table:table-cell>
              <table:table-cell office:value-type="float" office:value="245.0644875">
                <text:p>245.0644875</text:p>
              </table:table-cell>
            </table:table-row>
            <table:table-row>
              <table:table-cell office:value-type="float" office:value="11.92">
                <text:p>11.92</text:p>
              </table:table-cell>
              <table:table-cell office:value-type="float" office:value="240">
                <text:p>240</text:p>
              </table:table-cell>
              <table:table-cell office:value-type="float" office:value="242.4672">
                <text:p>242.4672</text:p>
              </table:table-cell>
              <table:table-cell office:value-type="float" office:value="243.5">
                <text:p>243.5</text:p>
              </table:table-cell>
              <table:table-cell office:value-type="float" office:value="245.093928">
                <text:p>245.093928</text:p>
              </table:table-cell>
            </table:table-row>
            <table:table-row>
              <table:table-cell office:value-type="float" office:value="11.88">
                <text:p>11.88</text:p>
              </table:table-cell>
              <table:table-cell office:value-type="float" office:value="240">
                <text:p>240</text:p>
              </table:table-cell>
              <table:table-cell office:value-type="float" office:value="239.63912">
                <text:p>239.63912</text:p>
              </table:table-cell>
              <table:table-cell office:value-type="float" office:value="242.6">
                <text:p>242.6</text:p>
              </table:table-cell>
              <table:table-cell office:value-type="float" office:value="245.122388">
                <text:p>245.122388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236">
                <text:p>236</text:p>
              </table:table-cell>
              <table:table-cell office:value-type="float" office:value="241.568175">
                <text:p>241.568175</text:p>
              </table:table-cell>
              <table:table-cell office:value-type="float" office:value="241.4">
                <text:p>241.4</text:p>
              </table:table-cell>
              <table:table-cell office:value-type="float" office:value="245.1356375">
                <text:p>245.1356375</text:p>
              </table:table-cell>
            </table:table-row>
            <table:table-row>
              <table:table-cell office:value-type="float" office:value="11.82">
                <text:p>11.82</text:p>
              </table:table-cell>
              <table:table-cell office:value-type="float" office:value="237">
                <text:p>237</text:p>
              </table:table-cell>
              <table:table-cell office:value-type="float" office:value="239.41242">
                <text:p>239.41242</text:p>
              </table:table-cell>
              <table:table-cell office:value-type="float" office:value="240.5">
                <text:p>240.5</text:p>
              </table:table-cell>
              <table:table-cell office:value-type="float" office:value="245.141948">
                <text:p>245.141948</text:p>
              </table:table-cell>
            </table:table-row>
            <table:table-row>
              <table:table-cell office:value-type="float" office:value="11.77">
                <text:p>11.77</text:p>
              </table:table-cell>
              <table:table-cell office:value-type="float" office:value="234">
                <text:p>234</text:p>
              </table:table-cell>
              <table:table-cell office:value-type="float" office:value="241.945425">
                <text:p>241.945425</text:p>
              </table:table-cell>
              <table:table-cell office:value-type="float" office:value="239.6">
                <text:p>239.6</text:p>
              </table:table-cell>
              <table:table-cell office:value-type="float" office:value="245.1370455">
                <text:p>245.1370455</text:p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235">
                <text:p>235</text:p>
              </table:table-cell>
              <table:table-cell office:value-type="float" office:value="241.51725">
                <text:p>241.51725</text:p>
              </table:table-cell>
              <table:table-cell office:value-type="float" office:value="238.1">
                <text:p>238.1</text:p>
              </table:table-cell>
              <table:table-cell office:value-type="float" office:value="245.1296875">
                <text:p>245.1296875</text:p>
              </table:table-cell>
            </table:table-row>
            <table:table-row>
              <table:table-cell office:value-type="float" office:value="11.73">
                <text:p>11.73</text:p>
              </table:table-cell>
              <table:table-cell office:value-type="float" office:value="234">
                <text:p>234</text:p>
              </table:table-cell>
              <table:table-cell office:value-type="float" office:value="240.04924">
                <text:p>240.04924</text:p>
              </table:table-cell>
              <table:table-cell office:value-type="float" office:value="237.5">
                <text:p>237.5</text:p>
              </table:table-cell>
              <table:table-cell office:value-type="float" office:value="245.1192455">
                <text:p>245.1192455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232">
                <text:p>232</text:p>
              </table:table-cell>
              <table:table-cell office:value-type="float" office:value="240.9436">
                <text:p>240.9436</text:p>
              </table:table-cell>
              <table:table-cell office:value-type="float" office:value="236.9">
                <text:p>236.9</text:p>
              </table:table-cell>
              <table:table-cell office:value-type="float" office:value="245.0978">
                <text:p>245.0978</text:p>
              </table:table-cell>
            </table:table-row>
            <table:table-row>
              <table:table-cell office:value-type="float" office:value="11.67">
                <text:p>11.67</text:p>
              </table:table-cell>
              <table:table-cell office:value-type="float" office:value="232">
                <text:p>232</text:p>
              </table:table-cell>
              <table:table-cell office:value-type="float" office:value="241.83796">
                <text:p>241.83796</text:p>
              </table:table-cell>
              <table:table-cell office:value-type="float" office:value="236">
                <text:p>236</text:p>
              </table:table-cell>
              <table:table-cell office:value-type="float" office:value="245.0694155">
                <text:p>245.0694155</text:p>
              </table:table-cell>
            </table:table-row>
            <table:table-row>
              <table:table-cell office:value-type="float" office:value="11.65">
                <text:p>11.65</text:p>
              </table:table-cell>
              <table:table-cell office:value-type="float" office:value="232">
                <text:p>232</text:p>
              </table:table-cell>
              <table:table-cell office:value-type="float" office:value="241.389225">
                <text:p>241.389225</text:p>
              </table:table-cell>
              <table:table-cell office:value-type="float" office:value="235.1">
                <text:p>235.1</text:p>
              </table:table-cell>
              <table:table-cell office:value-type="float" office:value="245.0466375">
                <text:p>245.0466375</text:p>
              </table:table-cell>
            </table:table-row>
            <table:table-row>
              <table:table-cell office:value-type="float" office:value="11.63">
                <text:p>11.63</text:p>
              </table:table-cell>
              <table:table-cell office:value-type="float" office:value="231">
                <text:p>231</text:p>
              </table:table-cell>
              <table:table-cell office:value-type="float" office:value="239.887805">
                <text:p>239.887805</text:p>
              </table:table-cell>
              <table:table-cell office:value-type="float" office:value="234.5">
                <text:p>234.5</text:p>
              </table:table-cell>
              <table:table-cell office:value-type="float" office:value="245.0207755">
                <text:p>245.0207755</text:p>
              </table:table-cell>
            </table:table-row>
            <table:table-row>
              <table:table-cell office:value-type="float" office:value="11.62">
                <text:p>11.62</text:p>
              </table:table-cell>
              <table:table-cell office:value-type="float" office:value="229">
                <text:p>229</text:p>
              </table:table-cell>
              <table:table-cell office:value-type="float" office:value="241.2309">
                <text:p>241.2309</text:p>
              </table:table-cell>
              <table:table-cell office:value-type="float" office:value="233.9">
                <text:p>233.9</text:p>
              </table:table-cell>
              <table:table-cell office:value-type="float" office:value="245.006688">
                <text:p>245.006688</text:p>
              </table:table-cell>
            </table:table-row>
            <table:table-row>
              <table:table-cell office:value-type="float" office:value="11.59">
                <text:p>11.59</text:p>
              </table:table-cell>
              <table:table-cell office:value-type="float" office:value="230">
                <text:p>230</text:p>
              </table:table-cell>
              <table:table-cell office:value-type="float" office:value="241.064865">
                <text:p>241.064865</text:p>
              </table:table-cell>
              <table:table-cell office:value-type="float" office:value="233.6">
                <text:p>233.6</text:p>
              </table:table-cell>
              <table:table-cell office:value-type="float" office:value="244.9597995">
                <text:p>244.9597995</text:p>
              </table:table-cell>
            </table:table-row>
            <table:table-row>
              <table:table-cell office:value-type="float" office:value="11.58">
                <text:p>11.58</text:p>
              </table:table-cell>
              <table:table-cell office:value-type="float" office:value="229">
                <text:p>229</text:p>
              </table:table-cell>
              <table:table-cell office:value-type="float" office:value="241.35913">
                <text:p>241.35913</text:p>
              </table:table-cell>
              <table:table-cell office:value-type="float" office:value="232.7">
                <text:p>232.7</text:p>
              </table:table-cell>
              <table:table-cell office:value-type="float" office:value="244.942628">
                <text:p>244.942628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229">
                <text:p>229</text:p>
              </table:table-cell>
              <table:table-cell office:value-type="float" office:value="241.94766">
                <text:p>241.94766</text:p>
              </table:table-cell>
              <table:table-cell office:value-type="float" office:value="232.4">
                <text:p>232.4</text:p>
              </table:table-cell>
              <table:table-cell office:value-type="float" office:value="244.905972">
                <text:p>244.905972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229">
                <text:p>229</text:p>
              </table:table-cell>
              <table:table-cell office:value-type="float" office:value="243.29975">
                <text:p>243.29975</text:p>
              </table:table-cell>
              <table:table-cell office:value-type="float" office:value="231.8">
                <text:p>231.8</text:p>
              </table:table-cell>
              <table:table-cell office:value-type="float" office:value="244.8864875">
                <text:p>244.8864875</text:p>
              </table:table-cell>
            </table:table-row>
            <table:table-row>
              <table:table-cell office:value-type="float" office:value="11.52">
                <text:p>11.52</text:p>
              </table:table-cell>
              <table:table-cell office:value-type="float" office:value="230">
                <text:p>230</text:p>
              </table:table-cell>
              <table:table-cell office:value-type="float" office:value="241.00136">
                <text:p>241.00136</text:p>
              </table:table-cell>
              <table:table-cell office:value-type="float" office:value="231.5">
                <text:p>231.5</text:p>
              </table:table-cell>
              <table:table-cell office:value-type="float" office:value="244.823408">
                <text:p>244.82340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27">
                <text:p>227</text:p>
              </table:table-cell>
              <table:table-cell office:value-type="float" office:value="240.5205">
                <text:p>240.5205</text:p>
              </table:table-cell>
              <table:table-cell office:value-type="float" office:value="230.6">
                <text:p>230.6</text:p>
              </table:table-cell>
              <table:table-cell office:value-type="float" office:value="244.7775">
                <text:p>244.7775</text:p>
              </table:table-cell>
            </table:table-row>
            <table:table-row>
              <table:table-cell office:value-type="float" office:value="11.47">
                <text:p>11.47</text:p>
              </table:table-cell>
              <table:table-cell office:value-type="float" office:value="226">
                <text:p>226</text:p>
              </table:table-cell>
              <table:table-cell office:value-type="float" office:value="240.323625">
                <text:p>240.323625</text:p>
              </table:table-cell>
              <table:table-cell office:value-type="float" office:value="230">
                <text:p>230</text:p>
              </table:table-cell>
              <table:table-cell office:value-type="float" office:value="244.7028555">
                <text:p>244.7028555</text:p>
              </table:table-cell>
            </table:table-row>
            <table:table-row>
              <table:table-cell office:value-type="float" office:value="11.43">
                <text:p>11.43</text:p>
              </table:table-cell>
              <table:table-cell office:value-type="float" office:value="225">
                <text:p>225</text:p>
              </table:table-cell>
              <table:table-cell office:value-type="float" office:value="243.626615">
                <text:p>243.626615</text:p>
              </table:table-cell>
              <table:table-cell office:value-type="float" office:value="229.1">
                <text:p>229.1</text:p>
              </table:table-cell>
              <table:table-cell office:value-type="float" office:value="244.5925355">
                <text:p>244.5925355</text:p>
              </table:table-cell>
            </table:table-row>
            <table:table-row>
              <table:table-cell office:value-type="float" office:value="11.42">
                <text:p>11.42</text:p>
              </table:table-cell>
              <table:table-cell office:value-type="float" office:value="227">
                <text:p>227</text:p>
              </table:table-cell>
              <table:table-cell office:value-type="float" office:value="241.76925">
                <text:p>241.76925</text:p>
              </table:table-cell>
              <table:table-cell office:value-type="float" office:value="227.9">
                <text:p>227.9</text:p>
              </table:table-cell>
              <table:table-cell office:value-type="float" office:value="244.563028">
                <text:p>244.563028</text:p>
              </table:table-cell>
            </table:table-row>
            <table:table-row>
              <table:table-cell office:value-type="float" office:value="11.39">
                <text:p>11.39</text:p>
              </table:table-cell>
              <table:table-cell office:value-type="float" office:value="225">
                <text:p>225</text:p>
              </table:table-cell>
              <table:table-cell office:value-type="float" office:value="246.950165">
                <text:p>246.950165</text:p>
              </table:table-cell>
              <table:table-cell office:value-type="float" office:value="227.6">
                <text:p>227.6</text:p>
              </table:table-cell>
              <table:table-cell office:value-type="float" office:value="244.4698795">
                <text:p>244.4698795</text:p>
              </table:table-cell>
            </table:table-row>
            <table:table-row>
              <table:table-cell office:value-type="float" office:value="11.37">
                <text:p>11.37</text:p>
              </table:table-cell>
              <table:table-cell office:value-type="float" office:value="229">
                <text:p>229</text:p>
              </table:table-cell>
              <table:table-cell office:value-type="float" office:value="245.376785">
                <text:p>245.376785</text:p>
              </table:table-cell>
              <table:table-cell office:value-type="float" office:value="226.7">
                <text:p>226.7</text:p>
              </table:table-cell>
              <table:table-cell office:value-type="float" office:value="244.4039255">
                <text:p>244.4039255</text:p>
              </table:table-cell>
            </table:table-row>
            <table:table-row>
              <table:table-cell office:value-type="float" office:value="11.36">
                <text:p>11.36</text:p>
              </table:table-cell>
              <table:table-cell office:value-type="float" office:value="227">
                <text:p>227</text:p>
              </table:table-cell>
              <table:table-cell office:value-type="float" office:value="246.75072">
                <text:p>246.75072</text:p>
              </table:table-cell>
              <table:table-cell office:value-type="float" office:value="226.1">
                <text:p>226.1</text:p>
              </table:table-cell>
              <table:table-cell office:value-type="float" office:value="244.369792">
                <text:p>244.369792</text:p>
              </table:table-cell>
            </table:table-row>
            <table:table-row>
              <table:table-cell office:value-type="float" office:value="11.34">
                <text:p>11.34</text:p>
              </table:table-cell>
              <table:table-cell office:value-type="float" office:value="228">
                <text:p>228</text:p>
              </table:table-cell>
              <table:table-cell office:value-type="float" office:value="241.91263">
                <text:p>241.91263</text:p>
              </table:table-cell>
              <table:table-cell office:value-type="float" office:value="225.8">
                <text:p>225.8</text:p>
              </table:table-cell>
              <table:table-cell office:value-type="float" office:value="244.299212">
                <text:p>244.299212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223">
                <text:p>223</text:p>
              </table:table-cell>
              <table:table-cell office:value-type="float" office:value="245.74788">
                <text:p>245.74788</text:p>
              </table:table-cell>
              <table:table-cell office:value-type="float" office:value="225.2">
                <text:p>225.2</text:p>
              </table:table-cell>
              <table:table-cell office:value-type="float" office:value="244.225548">
                <text:p>244.225548</text:p>
              </table:table-cell>
            </table:table-row>
            <table:table-row>
              <table:table-cell office:value-type="float" office:value="11.31">
                <text:p>11.31</text:p>
              </table:table-cell>
              <table:table-cell office:value-type="float" office:value="226">
                <text:p>226</text:p>
              </table:table-cell>
              <table:table-cell office:value-type="float" office:value="241.68363">
                <text:p>241.68363</text:p>
              </table:table-cell>
              <table:table-cell office:value-type="float" office:value="224.6">
                <text:p>224.6</text:p>
              </table:table-cell>
              <table:table-cell office:value-type="float" office:value="244.1875595">
                <text:p>244.1875595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222">
                <text:p>222</text:p>
              </table:table-cell>
              <table:table-cell office:value-type="float" office:value="239.789">
                <text:p>239.789</text:p>
              </table:table-cell>
              <table:table-cell office:value-type="float" office:value="224.3">
                <text:p>224.3</text:p>
              </table:table-cell>
              <table:table-cell office:value-type="float" office:value="244.1488">
                <text:p>244.1488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220">
                <text:p>220</text:p>
              </table:table-cell>
              <table:table-cell office:value-type="float" office:value="242.53944">
                <text:p>242.53944</text:p>
              </table:table-cell>
              <table:table-cell office:value-type="float" office:value="224">
                <text:p>224</text:p>
              </table:table-cell>
              <table:table-cell office:value-type="float" office:value="244.068968">
                <text:p>244.068968</text:p>
              </table:table-cell>
            </table:table-row>
            <table:table-row>
              <table:table-cell office:value-type="float" office:value="11.26">
                <text:p>11.26</text:p>
              </table:table-cell>
              <table:table-cell office:value-type="float" office:value="222">
                <text:p>222</text:p>
              </table:table-cell>
              <table:table-cell office:value-type="float" office:value="242.01489">
                <text:p>242.01489</text:p>
              </table:table-cell>
              <table:table-cell office:value-type="float" office:value="223.4">
                <text:p>223.4</text:p>
              </table:table-cell>
              <table:table-cell office:value-type="float" office:value="243.986052">
                <text:p>243.986052</text:p>
              </table:table-cell>
            </table:table-row>
            <table:table-row>
              <table:table-cell office:value-type="float" office:value="11.26">
                <text:p>11.26</text:p>
              </table:table-cell>
              <table:table-cell office:value-type="float" office:value="221">
                <text:p>221</text:p>
              </table:table-cell>
              <table:table-cell office:value-type="float" office:value="242.01489">
                <text:p>242.01489</text:p>
              </table:table-cell>
              <table:table-cell office:value-type="float" office:value="222.8">
                <text:p>222.8</text:p>
              </table:table-cell>
              <table:table-cell office:value-type="float" office:value="243.986052">
                <text:p>243.986052</text:p>
              </table:table-cell>
            </table:table-row>
            <table:table-row>
              <table:table-cell office:value-type="float" office:value="11.24">
                <text:p>11.24</text:p>
              </table:table-cell>
              <table:table-cell office:value-type="float" office:value="221">
                <text:p>221</text:p>
              </table:table-cell>
              <table:table-cell office:value-type="float" office:value="239.28988">
                <text:p>239.28988</text:p>
              </table:table-cell>
              <table:table-cell office:value-type="float" office:value="222.8">
                <text:p>222.8</text:p>
              </table:table-cell>
              <table:table-cell office:value-type="float" office:value="243.900052">
                <text:p>243.900052</text:p>
              </table:table-cell>
            </table:table-row>
            <table:table-row>
              <table:table-cell office:value-type="float" office:value="11.22">
                <text:p>11.22</text:p>
              </table:table-cell>
              <table:table-cell office:value-type="float" office:value="218">
                <text:p>218</text:p>
              </table:table-cell>
              <table:table-cell office:value-type="float" office:value="242.0506">
                <text:p>242.0506</text:p>
              </table:table-cell>
              <table:table-cell office:value-type="float" office:value="222.2">
                <text:p>222.2</text:p>
              </table:table-cell>
              <table:table-cell office:value-type="float" office:value="243.810968">
                <text:p>243.810968</text:p>
              </table:table-cell>
            </table:table-row>
            <table:table-row>
              <table:table-cell office:value-type="float" office:value="11.21">
                <text:p>11.21</text:p>
              </table:table-cell>
              <table:table-cell office:value-type="float" office:value="220">
                <text:p>220</text:p>
              </table:table-cell>
              <table:table-cell office:value-type="float" office:value="242.3333">
                <text:p>242.3333</text:p>
              </table:table-cell>
              <table:table-cell office:value-type="float" office:value="221.6">
                <text:p>221.6</text:p>
              </table:table-cell>
              <table:table-cell office:value-type="float" office:value="243.7652695">
                <text:p>243.7652695</text:p>
              </table:table-cell>
            </table:table-row>
            <table:table-row>
              <table:table-cell office:value-type="float" office:value="11.19">
                <text:p>11.19</text:p>
              </table:table-cell>
              <table:table-cell office:value-type="float" office:value="220">
                <text:p>220</text:p>
              </table:table-cell>
              <table:table-cell office:value-type="float" office:value="240.69053">
                <text:p>240.69053</text:p>
              </table:table-cell>
              <table:table-cell office:value-type="float" office:value="221.3">
                <text:p>221.3</text:p>
              </table:table-cell>
              <table:table-cell office:value-type="float" office:value="243.6715595">
                <text:p>243.6715595</text:p>
              </table:table-cell>
            </table:table-row>
            <table:table-row>
              <table:table-cell office:value-type="float" office:value="11.19">
                <text:p>11.19</text:p>
              </table:table-cell>
              <table:table-cell office:value-type="float" office:value="218">
                <text:p>218</text:p>
              </table:table-cell>
              <table:table-cell office:value-type="float" office:value="241.794615">
                <text:p>241.794615</text:p>
              </table:table-cell>
              <table:table-cell office:value-type="float" office:value="220.7">
                <text:p>220.7</text:p>
              </table:table-cell>
              <table:table-cell office:value-type="float" office:value="243.6715595">
                <text:p>243.6715595</text:p>
              </table:table-cell>
            </table:table-row>
            <table:table-row>
              <table:table-cell office:value-type="float" office:value="11.17">
                <text:p>11.17</text:p>
              </table:table-cell>
              <table:table-cell office:value-type="float" office:value="219">
                <text:p>219</text:p>
              </table:table-cell>
              <table:table-cell office:value-type="float" office:value="241.25079">
                <text:p>241.25079</text:p>
              </table:table-cell>
              <table:table-cell office:value-type="float" office:value="220.7">
                <text:p>220.7</text:p>
              </table:table-cell>
              <table:table-cell office:value-type="float" office:value="243.5747655">
                <text:p>243.5747655</text:p>
              </table:table-cell>
            </table:table-row>
            <table:table-row>
              <table:table-cell office:value-type="float" office:value="11.16">
                <text:p>11.16</text:p>
              </table:table-cell>
              <table:table-cell office:value-type="float" office:value="218">
                <text:p>218</text:p>
              </table:table-cell>
              <table:table-cell office:value-type="float" office:value="241.53092">
                <text:p>241.53092</text:p>
              </table:table-cell>
              <table:table-cell office:value-type="float" office:value="220.1">
                <text:p>220.1</text:p>
              </table:table-cell>
              <table:table-cell office:value-type="float" office:value="243.525212">
                <text:p>243.525212</text:p>
              </table:table-cell>
            </table:table-row>
            <table:table-row>
              <table:table-cell office:value-type="float" office:value="11.15">
                <text:p>11.15</text:p>
              </table:table-cell>
              <table:table-cell office:value-type="float" office:value="218">
                <text:p>218</text:p>
              </table:table-cell>
              <table:table-cell office:value-type="float" office:value="239.5926">
                <text:p>239.5926</text:p>
              </table:table-cell>
              <table:table-cell office:value-type="float" office:value="219.8">
                <text:p>219.8</text:p>
              </table:table-cell>
              <table:table-cell office:value-type="float" office:value="243.4748875">
                <text:p>243.4748875</text:p>
              </table:table-cell>
            </table:table-row>
            <table:table-row>
              <table:table-cell office:value-type="float" office:value="11.13">
                <text:p>11.13</text:p>
              </table:table-cell>
              <table:table-cell office:value-type="float" office:value="216">
                <text:p>216</text:p>
              </table:table-cell>
              <table:table-cell office:value-type="float" office:value="237.92413">
                <text:p>237.92413</text:p>
              </table:table-cell>
              <table:table-cell office:value-type="float" office:value="219.5">
                <text:p>219.5</text:p>
              </table:table-cell>
              <table:table-cell office:value-type="float" office:value="243.3719255">
                <text:p>243.3719255</text:p>
              </table:table-cell>
            </table:table-row>
            <table:table-row>
              <table:table-cell office:value-type="float" office:value="11.11">
                <text:p>11.11</text:p>
              </table:table-cell>
              <table:table-cell office:value-type="float" office:value="214">
                <text:p>214</text:p>
              </table:table-cell>
              <table:table-cell office:value-type="float" office:value="239.588475">
                <text:p>239.588475</text:p>
              </table:table-cell>
              <table:table-cell office:value-type="float" office:value="218.9">
                <text:p>218.9</text:p>
              </table:table-cell>
              <table:table-cell office:value-type="float" office:value="243.2658795">
                <text:p>243.2658795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15">
                <text:p>215</text:p>
              </table:table-cell>
              <table:table-cell office:value-type="float" office:value="239.86475">
                <text:p>239.86475</text:p>
              </table:table-cell>
              <table:table-cell office:value-type="float" office:value="218.3">
                <text:p>218.3</text:p>
              </table:table-cell>
              <table:table-cell office:value-type="float" office:value="243.2117">
                <text:p>243.2117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15">
                <text:p>215</text:p>
              </table:table-cell>
              <table:table-cell office:value-type="float" office:value="239.86475">
                <text:p>239.86475</text:p>
              </table:table-cell>
              <table:table-cell office:value-type="float" office:value="218">
                <text:p>218</text:p>
              </table:table-cell>
              <table:table-cell office:value-type="float" office:value="243.2117">
                <text:p>243.2117</text:p>
              </table:table-cell>
            </table:table-row>
            <table:table-row>
              <table:table-cell office:value-type="float" office:value="11.08">
                <text:p>11.08</text:p>
              </table:table-cell>
              <table:table-cell office:value-type="float" office:value="215">
                <text:p>215</text:p>
              </table:table-cell>
              <table:table-cell office:value-type="float" office:value="240.4173">
                <text:p>240.4173</text:p>
              </table:table-cell>
              <table:table-cell office:value-type="float" office:value="218">
                <text:p>218</text:p>
              </table:table-cell>
              <table:table-cell office:value-type="float" office:value="243.101028">
                <text:p>243.101028</text:p>
              </table:table-cell>
            </table:table-row>
            <table:table-row>
              <table:table-cell office:value-type="float" office:value="11.08">
                <text:p>11.08</text:p>
              </table:table-cell>
              <table:table-cell office:value-type="float" office:value="215">
                <text:p>215</text:p>
              </table:table-cell>
              <table:table-cell office:value-type="float" office:value="239.29908">
                <text:p>239.29908</text:p>
              </table:table-cell>
              <table:table-cell office:value-type="float" office:value="217.4">
                <text:p>217.4</text:p>
              </table:table-cell>
              <table:table-cell office:value-type="float" office:value="243.101028">
                <text:p>243.101028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214">
                <text:p>214</text:p>
              </table:table-cell>
              <table:table-cell office:value-type="float" office:value="239.57407">
                <text:p>239.57407</text:p>
              </table:table-cell>
              <table:table-cell office:value-type="float" office:value="217.4">
                <text:p>217.4</text:p>
              </table:table-cell>
              <table:table-cell office:value-type="float" office:value="243.0445355">
                <text:p>243.0445355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214">
                <text:p>214</text:p>
              </table:table-cell>
              <table:table-cell office:value-type="float" office:value="239.001975">
                <text:p>239.001975</text:p>
              </table:table-cell>
              <table:table-cell office:value-type="float" office:value="217.1">
                <text:p>217.1</text:p>
              </table:table-cell>
              <table:table-cell office:value-type="float" office:value="242.9292375">
                <text:p>242.9292375</text:p>
              </table:table-cell>
            </table:table-row>
            <table:table-row>
              <table:table-cell office:value-type="float" office:value="11.04">
                <text:p>11.04</text:p>
              </table:table-cell>
              <table:table-cell office:value-type="float" office:value="213">
                <text:p>213</text:p>
              </table:table-cell>
              <table:table-cell office:value-type="float" office:value="241.5224">
                <text:p>241.5224</text:p>
              </table:table-cell>
              <table:table-cell office:value-type="float" office:value="216.5">
                <text:p>216.5</text:p>
              </table:table-cell>
              <table:table-cell office:value-type="float" office:value="242.870432">
                <text:p>242.870432</text:p>
              </table:table-cell>
            </table:table-row>
            <table:table-row>
              <table:table-cell office:value-type="float" office:value="11.03">
                <text:p>11.03</text:p>
              </table:table-cell>
              <table:table-cell office:value-type="float" office:value="215">
                <text:p>215</text:p>
              </table:table-cell>
              <table:table-cell office:value-type="float" office:value="240.67403">
                <text:p>240.67403</text:p>
              </table:table-cell>
              <table:table-cell office:value-type="float" office:value="216.2">
                <text:p>216.2</text:p>
              </table:table-cell>
              <table:table-cell office:value-type="float" office:value="242.8108555">
                <text:p>242.8108555</text:p>
              </table:table-cell>
            </table:table-row>
            <table:table-row>
              <table:table-cell office:value-type="float" office:value="11.02">
                <text:p>11.02</text:p>
              </table:table-cell>
              <table:table-cell office:value-type="float" office:value="214">
                <text:p>214</text:p>
              </table:table-cell>
              <table:table-cell office:value-type="float" office:value="240.94902">
                <text:p>240.94902</text:p>
              </table:table-cell>
              <table:table-cell office:value-type="float" office:value="215.9">
                <text:p>215.9</text:p>
              </table:table-cell>
              <table:table-cell office:value-type="float" office:value="242.750508">
                <text:p>242.750508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214">
                <text:p>214</text:p>
              </table:table-cell>
              <table:table-cell office:value-type="float" office:value="238.96958">
                <text:p>238.96958</text:p>
              </table:table-cell>
              <table:table-cell office:value-type="float" office:value="215.6">
                <text:p>215.6</text:p>
              </table:table-cell>
              <table:table-cell office:value-type="float" office:value="242.6893895">
                <text:p>242.68938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239.242">
                <text:p>239.242</text:p>
              </table:table-cell>
              <table:table-cell office:value-type="float" office:value="215.3">
                <text:p>215.3</text:p>
              </table:table-cell>
              <table:table-cell office:value-type="float" office:value="242.6275">
                <text:p>242.62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239.242">
                <text:p>239.242</text:p>
              </table:table-cell>
              <table:table-cell office:value-type="float" office:value="215">
                <text:p>215</text:p>
              </table:table-cell>
              <table:table-cell office:value-type="float" office:value="242.6275">
                <text:p>242.6275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212">
                <text:p>212</text:p>
              </table:table-cell>
              <table:table-cell office:value-type="float" office:value="237.5247">
                <text:p>237.5247</text:p>
              </table:table-cell>
              <table:table-cell office:value-type="float" office:value="215">
                <text:p>215</text:p>
              </table:table-cell>
              <table:table-cell office:value-type="float" office:value="242.501408">
                <text:p>242.501408</text:p>
              </table:table-cell>
            </table:table-row>
            <table:table-row>
              <table:table-cell office:value-type="float" office:value="10.97">
                <text:p>10.97</text:p>
              </table:table-cell>
              <table:table-cell office:value-type="float" office:value="210">
                <text:p>210</text:p>
              </table:table-cell>
              <table:table-cell office:value-type="float" office:value="240.05926">
                <text:p>240.05926</text:p>
              </table:table-cell>
              <table:table-cell office:value-type="float" office:value="214.4">
                <text:p>214.4</text:p>
              </table:table-cell>
              <table:table-cell office:value-type="float" office:value="242.4372055">
                <text:p>242.4372055</text:p>
              </table:table-cell>
            </table:table-row>
            <table:table-row>
              <table:table-cell office:value-type="float" office:value="10.96">
                <text:p>10.96</text:p>
              </table:table-cell>
              <table:table-cell office:value-type="float" office:value="212">
                <text:p>212</text:p>
              </table:table-cell>
              <table:table-cell office:value-type="float" office:value="240.33168">
                <text:p>240.33168</text:p>
              </table:table-cell>
              <table:table-cell office:value-type="float" office:value="214.1">
                <text:p>214.1</text:p>
              </table:table-cell>
              <table:table-cell office:value-type="float" office:value="242.372232">
                <text:p>242.372232</text:p>
              </table:table-cell>
            </table:table-row>
            <table:table-row>
              <table:table-cell office:value-type="float" office:value="10.96">
                <text:p>10.96</text:p>
              </table:table-cell>
              <table:table-cell office:value-type="float" office:value="212">
                <text:p>212</text:p>
              </table:table-cell>
              <table:table-cell office:value-type="float" office:value="240.33168">
                <text:p>240.33168</text:p>
              </table:table-cell>
              <table:table-cell office:value-type="float" office:value="213.8">
                <text:p>213.8</text:p>
              </table:table-cell>
              <table:table-cell office:value-type="float" office:value="242.372232">
                <text:p>242.372232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212">
                <text:p>212</text:p>
              </table:table-cell>
              <table:table-cell office:value-type="float" office:value="239.469175">
                <text:p>239.469175</text:p>
              </table:table-cell>
              <table:table-cell office:value-type="float" office:value="213.8">
                <text:p>213.8</text:p>
              </table:table-cell>
              <table:table-cell office:value-type="float" office:value="242.3064875">
                <text:p>242.3064875</text:p>
              </table:table-cell>
            </table:table-row>
            <table:table-row>
              <table:table-cell office:value-type="float" office:value="10.94">
                <text:p>10.94</text:p>
              </table:table-cell>
              <table:table-cell office:value-type="float" office:value="211">
                <text:p>211</text:p>
              </table:table-cell>
              <table:table-cell office:value-type="float" office:value="239.74031">
                <text:p>239.74031</text:p>
              </table:table-cell>
              <table:table-cell office:value-type="float" office:value="213.5">
                <text:p>213.5</text:p>
              </table:table-cell>
              <table:table-cell office:value-type="float" office:value="242.239972">
                <text:p>242.239972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211">
                <text:p>211</text:p>
              </table:table-cell>
              <table:table-cell office:value-type="float" office:value="238.87395">
                <text:p>238.87395</text:p>
              </table:table-cell>
              <table:table-cell office:value-type="float" office:value="213.2">
                <text:p>213.2</text:p>
              </table:table-cell>
              <table:table-cell office:value-type="float" office:value="242.1726855">
                <text:p>242.1726855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210">
                <text:p>210</text:p>
              </table:table-cell>
              <table:table-cell office:value-type="float" office:value="240.011445">
                <text:p>240.011445</text:p>
              </table:table-cell>
              <table:table-cell office:value-type="float" office:value="212.9">
                <text:p>212.9</text:p>
              </table:table-cell>
              <table:table-cell office:value-type="float" office:value="242.1726855">
                <text:p>242.1726855</text:p>
              </table:table-cell>
            </table:table-row>
            <table:table-row>
              <table:table-cell office:value-type="float" office:value="10.92">
                <text:p>10.92</text:p>
              </table:table-cell>
              <table:table-cell office:value-type="float" office:value="211">
                <text:p>211</text:p>
              </table:table-cell>
              <table:table-cell office:value-type="float" office:value="239.1438">
                <text:p>239.1438</text:p>
              </table:table-cell>
              <table:table-cell office:value-type="float" office:value="212.9">
                <text:p>212.9</text:p>
              </table:table-cell>
              <table:table-cell office:value-type="float" office:value="242.104628">
                <text:p>242.104628</text:p>
              </table:table-cell>
            </table:table-row>
            <table:table-row>
              <table:table-cell office:value-type="float" office:value="10.91">
                <text:p>10.91</text:p>
              </table:table-cell>
              <table:table-cell office:value-type="float" office:value="210">
                <text:p>210</text:p>
              </table:table-cell>
              <table:table-cell office:value-type="float" office:value="239.41365">
                <text:p>239.41365</text:p>
              </table:table-cell>
              <table:table-cell office:value-type="float" office:value="212.6">
                <text:p>212.6</text:p>
              </table:table-cell>
              <table:table-cell office:value-type="float" office:value="242.0357995">
                <text:p>242.0357995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210">
                <text:p>210</text:p>
              </table:table-cell>
              <table:table-cell office:value-type="float" office:value="239.95335">
                <text:p>239.95335</text:p>
              </table:table-cell>
              <table:table-cell office:value-type="float" office:value="212.3">
                <text:p>212.3</text:p>
              </table:table-cell>
              <table:table-cell office:value-type="float" office:value="241.8958295">
                <text:p>241.8958295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10">
                <text:p>210</text:p>
              </table:table-cell>
              <table:table-cell office:value-type="float" office:value="239.07928">
                <text:p>239.07928</text:p>
              </table:table-cell>
              <table:table-cell office:value-type="float" office:value="211.7">
                <text:p>211.7</text:p>
              </table:table-cell>
              <table:table-cell office:value-type="float" office:value="241.824688">
                <text:p>241.824688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09">
                <text:p>209</text:p>
              </table:table-cell>
              <table:table-cell office:value-type="float" office:value="239.07928">
                <text:p>239.07928</text:p>
              </table:table-cell>
              <table:table-cell office:value-type="float" office:value="211.4">
                <text:p>211.4</text:p>
              </table:table-cell>
              <table:table-cell office:value-type="float" office:value="241.824688">
                <text:p>241.824688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209">
                <text:p>209</text:p>
              </table:table-cell>
              <table:table-cell office:value-type="float" office:value="239.347845">
                <text:p>239.347845</text:p>
              </table:table-cell>
              <table:table-cell office:value-type="float" office:value="211.4">
                <text:p>211.4</text:p>
              </table:table-cell>
              <table:table-cell office:value-type="float" office:value="241.7527755">
                <text:p>241.7527755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209">
                <text:p>209</text:p>
              </table:table-cell>
              <table:table-cell office:value-type="float" office:value="239.347845">
                <text:p>239.347845</text:p>
              </table:table-cell>
              <table:table-cell office:value-type="float" office:value="211.1">
                <text:p>211.1</text:p>
              </table:table-cell>
              <table:table-cell office:value-type="float" office:value="241.7527755">
                <text:p>241.7527755</text:p>
              </table:table-cell>
            </table:table-row>
            <table:table-row>
              <table:table-cell office:value-type="float" office:value="10.85">
                <text:p>10.85</text:p>
              </table:table-cell>
              <table:table-cell office:value-type="float" office:value="209">
                <text:p>209</text:p>
              </table:table-cell>
              <table:table-cell office:value-type="float" office:value="238.7372">
                <text:p>238.7372</text:p>
              </table:table-cell>
              <table:table-cell office:value-type="float" office:value="211.1">
                <text:p>211.1</text:p>
              </table:table-cell>
              <table:table-cell office:value-type="float" office:value="241.6066375">
                <text:p>241.6066375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208">
                <text:p>208</text:p>
              </table:table-cell>
              <table:table-cell office:value-type="float" office:value="237.85542">
                <text:p>237.85542</text:p>
              </table:table-cell>
              <table:table-cell office:value-type="float" office:value="210.5">
                <text:p>210.5</text:p>
              </table:table-cell>
              <table:table-cell office:value-type="float" office:value="241.532412">
                <text:p>241.532412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207">
                <text:p>207</text:p>
              </table:table-cell>
              <table:table-cell office:value-type="float" office:value="239.27176">
                <text:p>239.27176</text:p>
              </table:table-cell>
              <table:table-cell office:value-type="float" office:value="210.2">
                <text:p>210.2</text:p>
              </table:table-cell>
              <table:table-cell office:value-type="float" office:value="241.4574155">
                <text:p>241.4574155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208">
                <text:p>208</text:p>
              </table:table-cell>
              <table:table-cell office:value-type="float" office:value="238.121415">
                <text:p>238.121415</text:p>
              </table:table-cell>
              <table:table-cell office:value-type="float" office:value="209.9">
                <text:p>209.9</text:p>
              </table:table-cell>
              <table:table-cell office:value-type="float" office:value="241.4574155">
                <text:p>241.4574155</text:p>
              </table:table-cell>
            </table:table-row>
            <table:table-row>
              <table:table-cell office:value-type="float" office:value="10.82">
                <text:p>10.82</text:p>
              </table:table-cell>
              <table:table-cell office:value-type="float" office:value="207">
                <text:p>207</text:p>
              </table:table-cell>
              <table:table-cell office:value-type="float" office:value="236.08415">
                <text:p>236.08415</text:p>
              </table:table-cell>
              <table:table-cell office:value-type="float" office:value="209.9">
                <text:p>209.9</text:p>
              </table:table-cell>
              <table:table-cell office:value-type="float" office:value="241.381648">
                <text:p>241.381648</text:p>
              </table:table-cell>
            </table:table-row>
            <table:table-row>
              <table:table-cell office:value-type="float" office:value="10.81">
                <text:p>10.81</text:p>
              </table:table-cell>
              <table:table-cell office:value-type="float" office:value="205">
                <text:p>205</text:p>
              </table:table-cell>
              <table:table-cell office:value-type="float" office:value="235.19466">
                <text:p>235.19466</text:p>
              </table:table-cell>
              <table:table-cell office:value-type="float" office:value="209.6">
                <text:p>209.6</text:p>
              </table:table-cell>
              <table:table-cell office:value-type="float" office:value="241.3051095">
                <text:p>241.3051095</text:p>
              </table:table-cell>
            </table:table-row>
            <table:table-row>
              <table:table-cell office:value-type="float" office:value="10.79">
                <text:p>10.79</text:p>
              </table:table-cell>
              <table:table-cell office:value-type="float" office:value="204">
                <text:p>204</text:p>
              </table:table-cell>
              <table:table-cell office:value-type="float" office:value="235.71894">
                <text:p>235.71894</text:p>
              </table:table-cell>
              <table:table-cell office:value-type="float" office:value="209.3">
                <text:p>209.3</text:p>
              </table:table-cell>
              <table:table-cell office:value-type="float" office:value="241.1497195">
                <text:p>241.1497195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204">
                <text:p>204</text:p>
              </table:table-cell>
              <table:table-cell office:value-type="float" office:value="236.611">
                <text:p>236.611</text:p>
              </table:table-cell>
              <table:table-cell office:value-type="float" office:value="208.7">
                <text:p>208.7</text:p>
              </table:table-cell>
              <table:table-cell office:value-type="float" office:value="241.2278">
                <text:p>241.2278</text:p>
              </table:table-cell>
            </table:table-row>
            <table:table-row>
              <table:table-cell office:value-type="float" office:value="10.79">
                <text:p>10.79</text:p>
              </table:table-cell>
              <table:table-cell office:value-type="float" office:value="205">
                <text:p>205</text:p>
              </table:table-cell>
              <table:table-cell office:value-type="float" office:value="236.874425">
                <text:p>236.874425</text:p>
              </table:table-cell>
              <table:table-cell office:value-type="float" office:value="209">
                <text:p>209</text:p>
              </table:table-cell>
              <table:table-cell office:value-type="float" office:value="241.1497195">
                <text:p>241.1497195</text:p>
              </table:table-cell>
            </table:table-row>
            <table:table-row>
              <table:table-cell office:value-type="float" office:value="10.77">
                <text:p>10.77</text:p>
              </table:table-cell>
              <table:table-cell office:value-type="float" office:value="205">
                <text:p>205</text:p>
              </table:table-cell>
              <table:table-cell office:value-type="float" office:value="237.401275">
                <text:p>237.401275</text:p>
              </table:table-cell>
              <table:table-cell office:value-type="float" office:value="208.7">
                <text:p>208.7</text:p>
              </table:table-cell>
              <table:table-cell office:value-type="float" office:value="240.9912455">
                <text:p>240.9912455</text:p>
              </table:table-cell>
            </table:table-row>
            <table:table-row>
              <table:table-cell office:value-type="float" office:value="10.76">
                <text:p>10.76</text:p>
              </table:table-cell>
              <table:table-cell office:value-type="float" office:value="205">
                <text:p>205</text:p>
              </table:table-cell>
              <table:table-cell office:value-type="float" office:value="236.50536">
                <text:p>236.50536</text:p>
              </table:table-cell>
              <table:table-cell office:value-type="float" office:value="208.1">
                <text:p>208.1</text:p>
              </table:table-cell>
              <table:table-cell office:value-type="float" office:value="240.910852">
                <text:p>240.910852</text:p>
              </table:table-cell>
            </table:table-row>
            <table:table-row>
              <table:table-cell office:value-type="float" office:value="10.75">
                <text:p>10.75</text:p>
              </table:table-cell>
              <table:table-cell office:value-type="float" office:value="204">
                <text:p>204</text:p>
              </table:table-cell>
              <table:table-cell office:value-type="float" office:value="237.928125">
                <text:p>237.928125</text:p>
              </table:table-cell>
              <table:table-cell office:value-type="float" office:value="207.8">
                <text:p>207.8</text:p>
              </table:table-cell>
              <table:table-cell office:value-type="float" office:value="240.8296875">
                <text:p>240.8296875</text:p>
              </table:table-cell>
            </table:table-row>
            <table:table-row>
              <table:table-cell office:value-type="float" office:value="10.74">
                <text:p>10.74</text:p>
              </table:table-cell>
              <table:table-cell office:value-type="float" office:value="205">
                <text:p>205</text:p>
              </table:table-cell>
              <table:table-cell office:value-type="float" office:value="237.02964">
                <text:p>237.02964</text:p>
              </table:table-cell>
              <table:table-cell office:value-type="float" office:value="207.5">
                <text:p>207.5</text:p>
              </table:table-cell>
              <table:table-cell office:value-type="float" office:value="240.747752">
                <text:p>240.747752</text:p>
              </table:table-cell>
            </table:table-row>
            <table:table-row>
              <table:table-cell office:value-type="float" office:value="10.72">
                <text:p>10.72</text:p>
              </table:table-cell>
              <table:table-cell office:value-type="float" office:value="204">
                <text:p>204</text:p>
              </table:table-cell>
              <table:table-cell office:value-type="float" office:value="237.55392">
                <text:p>237.55392</text:p>
              </table:table-cell>
              <table:table-cell office:value-type="float" office:value="207.2">
                <text:p>207.2</text:p>
              </table:table-cell>
              <table:table-cell office:value-type="float" office:value="240.581568">
                <text:p>240.581568</text:p>
              </table:table-cell>
            </table:table-row>
            <table:table-row>
              <table:table-cell office:value-type="float" office:value="10.68">
                <text:p>10.68</text:p>
              </table:table-cell>
              <table:table-cell office:value-type="float" office:value="204">
                <text:p>204</text:p>
              </table:table-cell>
              <table:table-cell office:value-type="float" office:value="236.26324">
                <text:p>236.26324</text:p>
              </table:table-cell>
              <table:table-cell office:value-type="float" office:value="206.6">
                <text:p>206.6</text:p>
              </table:table-cell>
              <table:table-cell office:value-type="float" office:value="240.239948">
                <text:p>240.239948</text:p>
              </table:table-cell>
            </table:table-row>
            <table:table-row>
              <table:table-cell office:value-type="float" office:value="10.64">
                <text:p>10.64</text:p>
              </table:table-cell>
              <table:table-cell office:value-type="float" office:value="202">
                <text:p>202</text:p>
              </table:table-cell>
              <table:table-cell office:value-type="float" office:value="237.30152">
                <text:p>237.30152</text:p>
              </table:table-cell>
              <table:table-cell office:value-type="float" office:value="205.4">
                <text:p>205.4</text:p>
              </table:table-cell>
              <table:table-cell office:value-type="float" office:value="239.885992">
                <text:p>239.885992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202">
                <text:p>202</text:p>
              </table:table-cell>
              <table:table-cell office:value-type="float" office:value="237.1599">
                <text:p>237.1599</text:p>
              </table:table-cell>
              <table:table-cell office:value-type="float" office:value="204.2">
                <text:p>204.2</text:p>
              </table:table-cell>
              <table:table-cell office:value-type="float" office:value="239.5197">
                <text:p>239.5197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201">
                <text:p>201</text:p>
              </table:table-cell>
              <table:table-cell office:value-type="float" office:value="236.33439">
                <text:p>236.33439</text:p>
              </table:table-cell>
              <table:table-cell office:value-type="float" office:value="203">
                <text:p>203</text:p>
              </table:table-cell>
              <table:table-cell office:value-type="float" office:value="238.947132">
                <text:p>238.947132</text:p>
              </table:table-cell>
            </table:table-row>
            <table:table-row>
              <table:table-cell office:value-type="float" office:value="10.47">
                <text:p>10.47</text:p>
              </table:table-cell>
              <table:table-cell office:value-type="float" office:value="199">
                <text:p>199</text:p>
              </table:table-cell>
              <table:table-cell office:value-type="float" office:value="234.53458">
                <text:p>234.53458</text:p>
              </table:table-cell>
              <table:table-cell office:value-type="float" office:value="201.2">
                <text:p>201.2</text:p>
              </table:table-cell>
              <table:table-cell office:value-type="float" office:value="238.2440555">
                <text:p>238.2440555</text:p>
              </table:table-cell>
            </table:table-row>
            <table:table-row>
              <table:table-cell office:value-type="float" office:value="10.38">
                <text:p>10.38</text:p>
              </table:table-cell>
              <table:table-cell office:value-type="float" office:value="196">
                <text:p>196</text:p>
              </table:table-cell>
              <table:table-cell office:value-type="float" office:value="234.38498">
                <text:p>234.38498</text:p>
              </table:table-cell>
              <table:table-cell office:value-type="float" office:value="199.1">
                <text:p>199.1</text:p>
              </table:table-cell>
              <table:table-cell office:value-type="float" office:value="237.284588">
                <text:p>237.284588</text:p>
              </table:table-cell>
            </table:table-row>
            <table:table-row>
              <table:table-cell office:value-type="float" office:value="10.28">
                <text:p>10.28</text:p>
              </table:table-cell>
              <table:table-cell office:value-type="float" office:value="194">
                <text:p>194</text:p>
              </table:table-cell>
              <table:table-cell office:value-type="float" office:value="233.21482">
                <text:p>233.21482</text:p>
              </table:table-cell>
              <table:table-cell office:value-type="float" office:value="196.4">
                <text:p>196.4</text:p>
              </table:table-cell>
              <table:table-cell office:value-type="float" office:value="236.145268">
                <text:p>236.145268</text:p>
              </table:table-cell>
            </table:table-row>
            <table:table-row>
              <table:table-cell office:value-type="float" office:value="10.13">
                <text:p>10.13</text:p>
              </table:table-cell>
              <table:table-cell office:value-type="float" office:value="191">
                <text:p>191</text:p>
              </table:table-cell>
              <table:table-cell office:value-type="float" office:value="233.17546">
                <text:p>233.17546</text:p>
              </table:table-cell>
              <table:table-cell office:value-type="float" office:value="193.4">
                <text:p>193.4</text:p>
              </table:table-cell>
              <table:table-cell office:value-type="float" office:value="234.2917255">
                <text:p>234.2917255</text:p>
              </table:table-cell>
            </table:table-row>
            <table:table-row>
              <table:table-cell office:value-type="float" office:value="9.93">
                <text:p>9.93</text:p>
              </table:table-cell>
              <table:table-cell office:value-type="float" office:value="188">
                <text:p>188</text:p>
              </table:table-cell>
              <table:table-cell office:value-type="float" office:value="226.613105">
                <text:p>226.613105</text:p>
              </table:table-cell>
              <table:table-cell office:value-type="float" office:value="188.9">
                <text:p>188.9</text:p>
              </table:table-cell>
              <table:table-cell office:value-type="float" office:value="231.5504855">
                <text:p>231.5504855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179">
                <text:p>179</text:p>
              </table:table-cell>
              <table:table-cell office:value-type="float" office:value="210.48738">
                <text:p>210.48738</text:p>
              </table:table-cell>
              <table:table-cell office:value-type="float" office:value="182.9">
                <text:p>182.9</text:p>
              </table:table-cell>
              <table:table-cell office:value-type="float" office:value="224.255108">
                <text:p>224.255108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69.4">
                <text:p>169.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5cm" svg:height="12.679cm" xlink:href=".." xlink:type="simple" chart:class="chart:line" chart:style-name="ch1">
        <chart:title svg:x="11.356cm" svg:y="0.389cm" chart:style-name="ch2">
          <text:p>PowerMotor/BatteryLevel</text:p>
        </chart:title>
        <chart:legend chart:legend-position="end" svg:x="-0.21cm" svg:y="0.598cm" style:legend-expansion="high" chart:style-name="ch3"/>
        <chart:plot-area chart:style-name="ch4" table:cell-range-address="'Valeurs Mesures'.N2:'Valeurs Mesures'.N67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5" chartooo:axis-type="auto">
            <chartooo:date-scale/>
            <chart:categories table:cell-range-address="'Valeurs Mesures'.N2:'Valeurs Mesures'.N67"/>
          </chart:axis>
          <chart:axis chart:dimension="y" chart:name="primary-y" chart:style-name="ch5">
            <chart:title svg:x="0cm" svg:y="0cm" chart:style-name="ch6">
              <text:p>Power</text:p>
            </chart:title>
            <chart:grid chart:style-name="ch7" chart:class="major"/>
          </chart:axi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85cm" svg:height="12.679cm" xlink:href=".." xlink:type="simple" chart:class="chart:line" chart:style-name="ch1">
        <chart:title svg:x="11.356cm" svg:y="0.389cm" chart:style-name="ch2">
          <text:p>PowerMotor/BatteryLevel</text:p>
        </chart:title>
        <chart:legend chart:legend-position="end" svg:x="24.044cm" svg:y="6.05cm" style:legend-expansion="high" chart:style-name="ch3"/>
        <chart:plot-area chart:style-name="ch4" table:cell-range-address="'Valeurs Mesures'.M1:'Valeurs Mesures'.N67" chart:data-source-has-labels="both" svg:x="1.547cm" svg:y="1.451cm" svg:width="21.936cm" svg:height="10.975cm">
          <chartooo:coordinate-region svg:x="2.362cm" svg:y="1.451cm" svg:width="21.121cm" svg:height="9.67cm"/>
          <chart:axis chart:dimension="x" chart:name="primary-x" chart:style-name="ch5" chartooo:axis-type="auto">
            <chartooo:date-scale/>
            <chart:categories table:cell-range-address="'Valeurs Mesures'.M2:'Valeurs Mesures'.M67"/>
          </chart:axis>
          <chart:axis chart:dimension="y" chart:name="primary-y" chart:style-name="ch5">
            <chart:title svg:x="0.451cm" svg:y="7.45cm" chart:style-name="ch6">
              <text:p>Power</text:p>
            </chart:title>
            <chart:grid chart:style-name="ch7" chart:class="major"/>
          </chart:axis>
          <chart:series chart:style-name="ch8" chart:values-cell-range-address="'Valeurs Mesures'.N2:'Valeurs Mesures'.N67" chart:label-cell-address="'Valeurs Mesures'.N1:'Valeurs Mesures'.N1" chart:class="chart:line"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Power 1900</text:p>
                <draw:g>
                  <svg:desc>'Valeurs Mesures'.N1:'Valeurs Mesures'.N1</svg:desc>
                </draw:g>
              </table:table-cell>
            </table:table-row>
          </table:table-header-rows>
          <table:table-rows>
            <table:table-row>
              <table:table-cell office:value-type="float" office:value="11.81">
                <text:p>11.81</text:p>
                <draw:g>
                  <svg:desc>'Valeurs Mesures'.M2:'Valeurs Mesures'.M67</svg:desc>
                </draw:g>
              </table:table-cell>
              <table:table-cell office:value-type="float" office:value="740">
                <text:p>740</text:p>
                <draw:g>
                  <svg:desc>'Valeurs Mesures'.N2:'Valeurs Mesures'.N67</svg:desc>
                </draw:g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11.71">
                <text:p>11.7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1.67">
                <text:p>11.6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11.62">
                <text:p>11.6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1.59">
                <text:p>11.5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11.53">
                <text:p>11.5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11.46">
                <text:p>11.4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11.35">
                <text:p>11.3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21">
                <text:p>11.2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17">
                <text:p>11.1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11.14">
                <text:p>11.1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11.12">
                <text:p>11.1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1.09">
                <text:p>11.09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11.02">
                <text:p>11.0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0.92">
                <text:p>10.9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0.81">
                <text:p>10.8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10.78">
                <text:p>10.7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77">
                <text:p>10.7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76">
                <text:p>10.7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10.74">
                <text:p>10.7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0.73">
                <text:p>10.7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10.72">
                <text:p>10.7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68">
                <text:p>10.6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0.66">
                <text:p>10.6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10.65">
                <text:p>10.6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4">
                <text:p>10.6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3">
                <text:p>10.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3">
                <text:p>10.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1">
                <text:p>10.6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58">
                <text:p>10.5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58">
                <text:p>10.5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7">
                <text:p>10.5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10.49">
                <text:p>10.4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10.46">
                <text:p>10.4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10.41">
                <text:p>10.4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0.36">
                <text:p>10.3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0.25">
                <text:p>10.2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10.12">
                <text:p>10.1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9.73">
                <text:p>9.73</text:p>
              </table:table-cell>
              <table:table-cell office:value-type="float" office:value="515">
                <text:p>5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